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17.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89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2" style:family="table-cell" style:parent-style-name="Default">
      <style:text-properties style:font-name="Bitstream Vera Sans Mono"/>
    </style:style>
    <style:style style:name="ce3" style:family="table-cell" style:parent-style-name="Default" style:data-style-name="N0">
      <style:text-properties style:font-name="Bitstream Vera Sans Mono"/>
    </style:style>
    <style:style style:name="ce4" style:family="table-cell" style:parent-style-name="Default" style:data-style-name="N4">
      <style:text-properties style:font-name="Bitstream Vera Sans Mono"/>
    </style:style>
    <style:style style:name="ce5" style:family="table-cell" style:parent-style-name="Default" style:data-style-name="N11">
      <style:text-properties style:font-name="Bitstream Vera Sans Mono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197.92pt" svg:height="663.34pt" svg:x="467.52pt" svg:y="2736.37pt">
            <draw:object draw:notify-on-update-of-ranges="Sheet1.A140:Sheet1.A152 Sheet1.B139:Sheet1.B139 Sheet1.B140:Sheet1.B152 Sheet1.C139:Sheet1.C139 Sheet1.C140:Sheet1.C152 Sheet1.D139:Sheet1.D139 Sheet1.D140:Sheet1.D152 Sheet1.E139:Sheet1.E139 Sheet1.E140:Sheet1.E1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48.37pt" svg:height="665.6pt" svg:x="2729.37pt" svg:y="1991.99pt">
            <draw:object draw:notify-on-update-of-ranges="Sheet1.A157:Sheet1.B166 Sheet1.C156:Sheet1.C156 Sheet1.C157:Sheet1.C166 Sheet1.D156:Sheet1.D156 Sheet1.D157:Sheet1.D16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709.99pt" svg:height="484.81pt" svg:x="1218.39pt" svg:y="2184.01pt">
            <draw:object draw:notify-on-update-of-ranges="Sheet1.N166:Sheet1.N171 Sheet1.O165:Sheet1.O165 Sheet1.O166:Sheet1.O17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12" table:default-cell-style-name="ce2"/>
        <table:table-column table:style-name="co3" table:default-cell-style-name="ce2"/>
        <table:table-column table:style-name="co2" table:number-columns-repeated="1010" table:default-cell-style-name="ce2"/>
        <table:table-row table:style-name="ro1">
          <table:table-cell office:value-type="string" calcext:value-type="string">
            <text:p>map_name</text:p>
          </table:table-cell>
          <table:table-cell office:value-type="string" calcext:value-type="string">
            <text:p>run_index</text:p>
          </table:table-cell>
          <table:table-cell office:value-type="string" calcext:value-type="string">
            <text:p>startup_time</text:p>
          </table:table-cell>
          <table:table-cell office:value-type="string" calcext:value-type="string">
            <text:p>end_time</text:p>
          </table:table-cell>
          <table:table-cell office:value-type="string" calcext:value-type="string">
            <text:p>avg_ms</text:p>
          </table:table-cell>
          <table:table-cell office:value-type="string" calcext:value-type="string">
            <text:p>min_ms</text:p>
          </table:table-cell>
          <table:table-cell office:value-type="string" calcext:value-type="string">
            <text:p>max_ms</text:p>
          </table:table-cell>
          <table:table-cell office:value-type="string" calcext:value-type="string">
            <text:p>ticks</text:p>
          </table:table-cell>
          <table:table-cell office:value-type="string" calcext:value-type="string">
            <text:p>execution_time</text:p>
          </table:table-cell>
          <table:table-cell office:value-type="string" calcext:value-type="string">
            <text:p>effective_UPS</text:p>
          </table:table-cell>
          <table:table-cell office:value-type="string" calcext:value-type="string">
            <text:p>factorio_version</text:p>
          </table:table-cell>
          <table:table-cell office:value-type="string" calcext:value-type="string">
            <text:p>executable_type</text:p>
          </table:table-cell>
          <table:table-cell/>
          <table:table-cell office:value-type="string" calcext:value-type="string">
            <text:p>map_name</text:p>
          </table:table-cell>
          <table:table-cell office:value-type="string" calcext:value-type="string">
            <text:p>run_index</text:p>
          </table:table-cell>
          <table:table-cell office:value-type="string" calcext:value-type="string">
            <text:p>startup_time</text:p>
          </table:table-cell>
          <table:table-cell office:value-type="string" calcext:value-type="string">
            <text:p>end_time</text:p>
          </table:table-cell>
          <table:table-cell office:value-type="string" calcext:value-type="string">
            <text:p>avg_ms</text:p>
          </table:table-cell>
          <table:table-cell office:value-type="string" calcext:value-type="string">
            <text:p>min_ms</text:p>
          </table:table-cell>
          <table:table-cell office:value-type="string" calcext:value-type="string">
            <text:p>max_ms</text:p>
          </table:table-cell>
          <table:table-cell office:value-type="string" calcext:value-type="string">
            <text:p>ticks</text:p>
          </table:table-cell>
          <table:table-cell office:value-type="string" calcext:value-type="string">
            <text:p>execution_time</text:p>
          </table:table-cell>
          <table:table-cell office:value-type="string" calcext:value-type="string">
            <text:p>effective_UPS</text:p>
          </table:table-cell>
          <table:table-cell office:value-type="string" calcext:value-type="string">
            <text:p>factorio_version</text:p>
          </table:table-cell>
          <table:table-cell office:value-type="string" calcext:value-type="string">
            <text:p>executable_typ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est-000017.131k.pipes.131kpipegroups.16.zip</text:p>
          </table:table-cell>
          <table:table-cell office:value-type="float" office:value="1" calcext:value-type="float">
            <text:p>1</text:p>
          </table:table-cell>
          <table:table-cell office:value-type="float" office:value="0.478" calcext:value-type="float">
            <text:p>0.478</text:p>
          </table:table-cell>
          <table:table-cell office:value-type="float" office:value="73.342" calcext:value-type="float">
            <text:p>73.342</text:p>
          </table:table-cell>
          <table:table-cell office:value-type="float" office:value="3.635" calcext:value-type="float">
            <text:p>3.635</text:p>
          </table:table-cell>
          <table:table-cell office:value-type="float" office:value="3.579" calcext:value-type="float">
            <text:p>3.579</text:p>
          </table:table-cell>
          <table:table-cell office:value-type="float" office:value="3.766" calcext:value-type="float">
            <text:p>3.766</text:p>
          </table:table-cell>
          <table:table-cell office:value-type="float" office:value="20000" calcext:value-type="float">
            <text:p>20000</text:p>
          </table:table-cell>
          <table:table-cell office:value-type="float" office:value="72708.183" calcext:value-type="float">
            <text:p>72708.183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formula="of:=AVERAGE([.E2:.E4])" office:value-type="float" office:value="3.612" calcext:value-type="float">
            <text:p>3.612</text:p>
          </table:table-cell>
          <table:table-cell office:value-type="string" calcext:value-type="string">
            <text:p>test-000017.131k.pipes.131kpipegroups.16.zip</text:p>
          </table:table-cell>
          <table:table-cell office:value-type="float" office:value="1" calcext:value-type="float">
            <text:p>1</text:p>
          </table:table-cell>
          <table:table-cell office:value-type="float" office:value="0.502" calcext:value-type="float">
            <text:p>0.502</text:p>
          </table:table-cell>
          <table:table-cell office:value-type="float" office:value="100.438" calcext:value-type="float">
            <text:p>100.438</text:p>
          </table:table-cell>
          <table:table-cell office:value-type="float" office:value="4.989" calcext:value-type="float">
            <text:p>4.989</text:p>
          </table:table-cell>
          <table:table-cell office:value-type="float" office:value="4.949" calcext:value-type="float">
            <text:p>4.949</text:p>
          </table:table-cell>
          <table:table-cell office:value-type="float" office:value="6.725" calcext:value-type="float">
            <text:p>6.725</text:p>
          </table:table-cell>
          <table:table-cell office:value-type="float" office:value="20000" calcext:value-type="float">
            <text:p>20000</text:p>
          </table:table-cell>
          <table:table-cell office:value-type="float" office:value="99787.137" calcext:value-type="float">
            <text:p>99787.137</text:p>
          </table:table-cell>
          <table:table-cell office:value-type="float" office:value="200.4" calcext:value-type="float">
            <text:p>200.4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formula="of:=AVERAGE([.R2:.R4])" office:value-type="float" office:value="4.99533333333333" calcext:value-type="float">
            <text:p>4.9953333333333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est-000017.131k.pipes.131kpipegroups.16.zip</text:p>
          </table:table-cell>
          <table:table-cell office:value-type="float" office:value="2" calcext:value-type="float">
            <text:p>2</text:p>
          </table:table-cell>
          <table:table-cell office:value-type="float" office:value="0.478" calcext:value-type="float">
            <text:p>0.478</text:p>
          </table:table-cell>
          <table:table-cell office:value-type="float" office:value="73.291" calcext:value-type="float">
            <text:p>73.291</text:p>
          </table:table-cell>
          <table:table-cell office:value-type="float" office:value="3.633" calcext:value-type="float">
            <text:p>3.633</text:p>
          </table:table-cell>
          <table:table-cell office:value-type="float" office:value="3.578" calcext:value-type="float">
            <text:p>3.578</text:p>
          </table:table-cell>
          <table:table-cell office:value-type="float" office:value="3.766" calcext:value-type="float">
            <text:p>3.766</text:p>
          </table:table-cell>
          <table:table-cell office:value-type="float" office:value="20000" calcext:value-type="float">
            <text:p>20000</text:p>
          </table:table-cell>
          <table:table-cell office:value-type="float" office:value="72660.788" calcext:value-type="float">
            <text:p>72660.788</text:p>
          </table:table-cell>
          <table:table-cell office:value-type="float" office:value="275.2" calcext:value-type="float">
            <text:p>275.2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office:value-type="string" calcext:value-type="string">
            <text:p>test-000017.131k.pipes.131kpipegroups.16.zip</text:p>
          </table:table-cell>
          <table:table-cell office:value-type="float" office:value="2" calcext:value-type="float">
            <text:p>2</text:p>
          </table:table-cell>
          <table:table-cell office:value-type="float" office:value="0.439" calcext:value-type="float">
            <text:p>0.439</text:p>
          </table:table-cell>
          <table:table-cell office:value-type="float" office:value="100.405" calcext:value-type="float">
            <text:p>100.405</text:p>
          </table:table-cell>
          <table:table-cell office:value-type="float" office:value="4.991" calcext:value-type="float">
            <text:p>4.991</text:p>
          </table:table-cell>
          <table:table-cell office:value-type="float" office:value="4.947" calcext:value-type="float">
            <text:p>4.947</text:p>
          </table:table-cell>
          <table:table-cell office:value-type="float" office:value="5.404" calcext:value-type="float">
            <text:p>5.404</text:p>
          </table:table-cell>
          <table:table-cell office:value-type="float" office:value="20000" calcext:value-type="float">
            <text:p>20000</text:p>
          </table:table-cell>
          <table:table-cell office:value-type="float" office:value="99819.746" calcext:value-type="float">
            <text:p>99819.746</text:p>
          </table:table-cell>
          <table:table-cell office:value-type="float" office:value="200.3" calcext:value-type="float">
            <text:p>200.3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est-000017.131k.pipes.131kpipegroups.16.zip</text:p>
          </table:table-cell>
          <table:table-cell office:value-type="float" office:value="3" calcext:value-type="float">
            <text:p>3</text:p>
          </table:table-cell>
          <table:table-cell office:value-type="float" office:value="0.479" calcext:value-type="float">
            <text:p>0.479</text:p>
          </table:table-cell>
          <table:table-cell office:value-type="float" office:value="71.99" calcext:value-type="float">
            <text:p>71.99</text:p>
          </table:table-cell>
          <table:table-cell office:value-type="float" office:value="3.568" calcext:value-type="float">
            <text:p>3.568</text:p>
          </table:table-cell>
          <table:table-cell office:value-type="float" office:value="3.51" calcext:value-type="float">
            <text:p>3.51</text:p>
          </table:table-cell>
          <table:table-cell office:value-type="float" office:value="3.769" calcext:value-type="float">
            <text:p>3.769</text:p>
          </table:table-cell>
          <table:table-cell office:value-type="float" office:value="20000" calcext:value-type="float">
            <text:p>20000</text:p>
          </table:table-cell>
          <table:table-cell office:value-type="float" office:value="71360.554" calcext:value-type="float">
            <text:p>71360.554</text:p>
          </table:table-cell>
          <table:table-cell office:value-type="float" office:value="280.2" calcext:value-type="float">
            <text:p>280.2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office:value-type="string" calcext:value-type="string">
            <text:p>test-000017.131k.pipes.131kpipegroups.16.zip</text:p>
          </table:table-cell>
          <table:table-cell office:value-type="float" office:value="3" calcext:value-type="float">
            <text:p>3</text:p>
          </table:table-cell>
          <table:table-cell office:value-type="float" office:value="0.437" calcext:value-type="float">
            <text:p>0.437</text:p>
          </table:table-cell>
          <table:table-cell office:value-type="float" office:value="100.708" calcext:value-type="float">
            <text:p>100.708</text:p>
          </table:table-cell>
          <table:table-cell office:value-type="float" office:value="5.006" calcext:value-type="float">
            <text:p>5.006</text:p>
          </table:table-cell>
          <table:table-cell office:value-type="float" office:value="4.957" calcext:value-type="float">
            <text:p>4.957</text:p>
          </table:table-cell>
          <table:table-cell office:value-type="float" office:value="5.42" calcext:value-type="float">
            <text:p>5.42</text:p>
          </table:table-cell>
          <table:table-cell office:value-type="float" office:value="20000" calcext:value-type="float">
            <text:p>20000</text:p>
          </table:table-cell>
          <table:table-cell office:value-type="float" office:value="100124.066" calcext:value-type="float">
            <text:p>100124.066</text:p>
          </table:table-cell>
          <table:table-cell office:value-type="float" office:value="199.7" calcext:value-type="float">
            <text:p>199.7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est-000017.131k.pipes.131kpipegroups.has_fluid.16.zip</text:p>
          </table:table-cell>
          <table:table-cell office:value-type="float" office:value="1" calcext:value-type="float">
            <text:p>1</text:p>
          </table:table-cell>
          <table:table-cell office:value-type="float" office:value="0.479" calcext:value-type="float">
            <text:p>0.479</text:p>
          </table:table-cell>
          <table:table-cell office:value-type="float" office:value="72.334" calcext:value-type="float">
            <text:p>72.334</text:p>
          </table:table-cell>
          <table:table-cell office:value-type="float" office:value="3.585" calcext:value-type="float">
            <text:p>3.585</text:p>
          </table:table-cell>
          <table:table-cell office:value-type="float" office:value="3.53" calcext:value-type="float">
            <text:p>3.53</text:p>
          </table:table-cell>
          <table:table-cell office:value-type="float" office:value="3.867" calcext:value-type="float">
            <text:p>3.867</text:p>
          </table:table-cell>
          <table:table-cell office:value-type="float" office:value="20000" calcext:value-type="float">
            <text:p>20000</text:p>
          </table:table-cell>
          <table:table-cell office:value-type="float" office:value="71699.667" calcext:value-type="float">
            <text:p>71699.667</text:p>
          </table:table-cell>
          <table:table-cell office:value-type="float" office:value="278.9" calcext:value-type="float">
            <text:p>278.9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formula="of:=AVERAGE([.E5:.E7])" office:value-type="float" office:value="3.613" calcext:value-type="float">
            <text:p>3.613</text:p>
          </table:table-cell>
          <table:table-cell office:value-type="string" calcext:value-type="string">
            <text:p>test-000017.131k.pipes.131kpipegroups.has_fluid.16.zip</text:p>
          </table:table-cell>
          <table:table-cell office:value-type="float" office:value="1" calcext:value-type="float">
            <text:p>1</text:p>
          </table:table-cell>
          <table:table-cell office:value-type="float" office:value="0.439" calcext:value-type="float">
            <text:p>0.439</text:p>
          </table:table-cell>
          <table:table-cell office:value-type="float" office:value="108.803" calcext:value-type="float">
            <text:p>108.803</text:p>
          </table:table-cell>
          <table:table-cell office:value-type="float" office:value="5.411" calcext:value-type="float">
            <text:p>5.411</text:p>
          </table:table-cell>
          <table:table-cell office:value-type="float" office:value="5.365" calcext:value-type="float">
            <text:p>5.365</text:p>
          </table:table-cell>
          <table:table-cell office:value-type="float" office:value="5.881" calcext:value-type="float">
            <text:p>5.881</text:p>
          </table:table-cell>
          <table:table-cell office:value-type="float" office:value="20000" calcext:value-type="float">
            <text:p>20000</text:p>
          </table:table-cell>
          <table:table-cell office:value-type="float" office:value="108215.837" calcext:value-type="float">
            <text:p>108215.837</text:p>
          </table:table-cell>
          <table:table-cell office:value-type="float" office:value="184.8" calcext:value-type="float">
            <text:p>184.8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formula="of:=AVERAGE([.R5:.R7])" office:value-type="float" office:value="5.40233333333333" calcext:value-type="float">
            <text:p>5.4023333333333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est-000017.131k.pipes.131kpipegroups.has_fluid.16.zip</text:p>
          </table:table-cell>
          <table:table-cell office:value-type="float" office:value="2" calcext:value-type="float">
            <text:p>2</text:p>
          </table:table-cell>
          <table:table-cell office:value-type="float" office:value="0.478" calcext:value-type="float">
            <text:p>0.478</text:p>
          </table:table-cell>
          <table:table-cell office:value-type="float" office:value="73.653" calcext:value-type="float">
            <text:p>73.653</text:p>
          </table:table-cell>
          <table:table-cell office:value-type="float" office:value="3.651" calcext:value-type="float">
            <text:p>3.651</text:p>
          </table:table-cell>
          <table:table-cell office:value-type="float" office:value="3.602" calcext:value-type="float">
            <text:p>3.602</text:p>
          </table:table-cell>
          <table:table-cell office:value-type="float" office:value="3.839" calcext:value-type="float">
            <text:p>3.839</text:p>
          </table:table-cell>
          <table:table-cell office:value-type="float" office:value="20000" calcext:value-type="float">
            <text:p>20000</text:p>
          </table:table-cell>
          <table:table-cell office:value-type="float" office:value="73017.76" calcext:value-type="float">
            <text:p>73017.76</text:p>
          </table:table-cell>
          <table:table-cell office:value-type="float" office:value="273.9" calcext:value-type="float">
            <text:p>273.9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office:value-type="string" calcext:value-type="string">
            <text:p>test-000017.131k.pipes.131kpipegroups.has_fluid.16.zip</text:p>
          </table:table-cell>
          <table:table-cell office:value-type="float" office:value="2" calcext:value-type="float">
            <text:p>2</text:p>
          </table:table-cell>
          <table:table-cell office:value-type="float" office:value="0.439" calcext:value-type="float">
            <text:p>0.439</text:p>
          </table:table-cell>
          <table:table-cell office:value-type="float" office:value="108.328" calcext:value-type="float">
            <text:p>108.328</text:p>
          </table:table-cell>
          <table:table-cell office:value-type="float" office:value="5.387" calcext:value-type="float">
            <text:p>5.387</text:p>
          </table:table-cell>
          <table:table-cell office:value-type="float" office:value="5.344" calcext:value-type="float">
            <text:p>5.344</text:p>
          </table:table-cell>
          <table:table-cell office:value-type="float" office:value="5.82" calcext:value-type="float">
            <text:p>5.82</text:p>
          </table:table-cell>
          <table:table-cell office:value-type="float" office:value="20000" calcext:value-type="float">
            <text:p>20000</text:p>
          </table:table-cell>
          <table:table-cell office:value-type="float" office:value="107740.448" calcext:value-type="float">
            <text:p>107740.448</text:p>
          </table:table-cell>
          <table:table-cell office:value-type="float" office:value="185.6" calcext:value-type="float">
            <text:p>185.6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est-000017.131k.pipes.131kpipegroups.has_fluid.16.zip</text:p>
          </table:table-cell>
          <table:table-cell office:value-type="float" office:value="3" calcext:value-type="float">
            <text:p>3</text:p>
          </table:table-cell>
          <table:table-cell office:value-type="float" office:value="0.477" calcext:value-type="float">
            <text:p>0.477</text:p>
          </table:table-cell>
          <table:table-cell office:value-type="float" office:value="72.687" calcext:value-type="float">
            <text:p>72.687</text:p>
          </table:table-cell>
          <table:table-cell office:value-type="float" office:value="3.603" calcext:value-type="float">
            <text:p>3.603</text:p>
          </table:table-cell>
          <table:table-cell office:value-type="float" office:value="3.551" calcext:value-type="float">
            <text:p>3.551</text:p>
          </table:table-cell>
          <table:table-cell office:value-type="float" office:value="3.873" calcext:value-type="float">
            <text:p>3.873</text:p>
          </table:table-cell>
          <table:table-cell office:value-type="float" office:value="20000" calcext:value-type="float">
            <text:p>20000</text:p>
          </table:table-cell>
          <table:table-cell office:value-type="float" office:value="72055.289" calcext:value-type="float">
            <text:p>72055.289</text:p>
          </table:table-cell>
          <table:table-cell office:value-type="float" office:value="277.5" calcext:value-type="float">
            <text:p>277.5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office:value-type="string" calcext:value-type="string">
            <text:p>test-000017.131k.pipes.131kpipegroups.has_fluid.16.zip</text:p>
          </table:table-cell>
          <table:table-cell office:value-type="float" office:value="3" calcext:value-type="float">
            <text:p>3</text:p>
          </table:table-cell>
          <table:table-cell office:value-type="float" office:value="0.438" calcext:value-type="float">
            <text:p>0.438</text:p>
          </table:table-cell>
          <table:table-cell office:value-type="float" office:value="108.763" calcext:value-type="float">
            <text:p>108.763</text:p>
          </table:table-cell>
          <table:table-cell office:value-type="float" office:value="5.409" calcext:value-type="float">
            <text:p>5.409</text:p>
          </table:table-cell>
          <table:table-cell office:value-type="float" office:value="5.368" calcext:value-type="float">
            <text:p>5.368</text:p>
          </table:table-cell>
          <table:table-cell office:value-type="float" office:value="5.875" calcext:value-type="float">
            <text:p>5.875</text:p>
          </table:table-cell>
          <table:table-cell office:value-type="float" office:value="20000" calcext:value-type="float">
            <text:p>20000</text:p>
          </table:table-cell>
          <table:table-cell office:value-type="float" office:value="108178.819" calcext:value-type="float">
            <text:p>108178.819</text:p>
          </table:table-cell>
          <table:table-cell office:value-type="float" office:value="184.8" calcext:value-type="float">
            <text:p>184.8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est-000017.131k.pipes.256pipegroups.size512.16.zip</text:p>
          </table:table-cell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.47</text:p>
          </table:table-cell>
          <table:table-cell office:value-type="float" office:value="75.712" calcext:value-type="float">
            <text:p>75.712</text:p>
          </table:table-cell>
          <table:table-cell office:value-type="float" office:value="3.754" calcext:value-type="float">
            <text:p>3.754</text:p>
          </table:table-cell>
          <table:table-cell office:value-type="float" office:value="3.72" calcext:value-type="float">
            <text:p>3.72</text:p>
          </table:table-cell>
          <table:table-cell office:value-type="float" office:value="3.978" calcext:value-type="float">
            <text:p>3.978</text:p>
          </table:table-cell>
          <table:table-cell office:value-type="float" office:value="20000" calcext:value-type="float">
            <text:p>20000</text:p>
          </table:table-cell>
          <table:table-cell office:value-type="float" office:value="75088.271" calcext:value-type="float">
            <text:p>75088.271</text:p>
          </table:table-cell>
          <table:table-cell office:value-type="float" office:value="266.3" calcext:value-type="float">
            <text:p>266.3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formula="of:=AVERAGE([.E8:.E10])" office:value-type="float" office:value="3.707" calcext:value-type="float">
            <text:p>3.707</text:p>
          </table:table-cell>
          <table:table-cell office:value-type="string" calcext:value-type="string">
            <text:p>test-000017.131k.pipes.256pipegroups.size512.16.zip</text:p>
          </table:table-cell>
          <table:table-cell office:value-type="float" office:value="1" calcext:value-type="float">
            <text:p>1</text:p>
          </table:table-cell>
          <table:table-cell office:value-type="float" office:value="0.428" calcext:value-type="float">
            <text:p>0.428</text:p>
          </table:table-cell>
          <table:table-cell office:value-type="float" office:value="100.914" calcext:value-type="float">
            <text:p>100.914</text:p>
          </table:table-cell>
          <table:table-cell office:value-type="float" office:value="5.017" calcext:value-type="float">
            <text:p>5.017</text:p>
          </table:table-cell>
          <table:table-cell office:value-type="float" office:value="4.967" calcext:value-type="float">
            <text:p>4.967</text:p>
          </table:table-cell>
          <table:table-cell office:value-type="float" office:value="5.521" calcext:value-type="float">
            <text:p>5.521</text:p>
          </table:table-cell>
          <table:table-cell office:value-type="float" office:value="20000" calcext:value-type="float">
            <text:p>20000</text:p>
          </table:table-cell>
          <table:table-cell office:value-type="float" office:value="100338.522" calcext:value-type="float">
            <text:p>100338.522</text:p>
          </table:table-cell>
          <table:table-cell office:value-type="float" office:value="199.3" calcext:value-type="float">
            <text:p>199.3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formula="of:=AVERAGE([.R8:.R10])" office:value-type="float" office:value="5.00766666666667" calcext:value-type="float">
            <text:p>5.0076666666666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est-000017.131k.pipes.256pipegroups.size512.16.zip</text:p>
          </table:table-cell>
          <table:table-cell office:value-type="float" office:value="2" calcext:value-type="float">
            <text:p>2</text:p>
          </table:table-cell>
          <table:table-cell office:value-type="float" office:value="0.468" calcext:value-type="float">
            <text:p>0.468</text:p>
          </table:table-cell>
          <table:table-cell office:value-type="float" office:value="73.945" calcext:value-type="float">
            <text:p>73.945</text:p>
          </table:table-cell>
          <table:table-cell office:value-type="float" office:value="3.666" calcext:value-type="float">
            <text:p>3.666</text:p>
          </table:table-cell>
          <table:table-cell office:value-type="float" office:value="3.634" calcext:value-type="float">
            <text:p>3.634</text:p>
          </table:table-cell>
          <table:table-cell office:value-type="float" office:value="3.851" calcext:value-type="float">
            <text:p>3.851</text:p>
          </table:table-cell>
          <table:table-cell office:value-type="float" office:value="20000" calcext:value-type="float">
            <text:p>20000</text:p>
          </table:table-cell>
          <table:table-cell office:value-type="float" office:value="73323.637" calcext:value-type="float">
            <text:p>73323.637</text:p>
          </table:table-cell>
          <table:table-cell office:value-type="float" office:value="272.7" calcext:value-type="float">
            <text:p>272.7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office:value-type="string" calcext:value-type="string">
            <text:p>test-000017.131k.pipes.256pipegroups.size512.16.zip</text:p>
          </table:table-cell>
          <table:table-cell office:value-type="float" office:value="2" calcext:value-type="float">
            <text:p>2</text:p>
          </table:table-cell>
          <table:table-cell office:value-type="float" office:value="0.429" calcext:value-type="float">
            <text:p>0.429</text:p>
          </table:table-cell>
          <table:table-cell office:value-type="float" office:value="100.686" calcext:value-type="float">
            <text:p>100.686</text:p>
          </table:table-cell>
          <table:table-cell office:value-type="float" office:value="5.005" calcext:value-type="float">
            <text:p>5.005</text:p>
          </table:table-cell>
          <table:table-cell office:value-type="float" office:value="4.966" calcext:value-type="float">
            <text:p>4.966</text:p>
          </table:table-cell>
          <table:table-cell office:value-type="float" office:value="5.435" calcext:value-type="float">
            <text:p>5.435</text:p>
          </table:table-cell>
          <table:table-cell office:value-type="float" office:value="20000" calcext:value-type="float">
            <text:p>20000</text:p>
          </table:table-cell>
          <table:table-cell office:value-type="float" office:value="100109.642" calcext:value-type="float">
            <text:p>100109.642</text:p>
          </table:table-cell>
          <table:table-cell office:value-type="float" office:value="199.7" calcext:value-type="float">
            <text:p>199.7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est-000017.131k.pipes.256pipegroups.size512.16.zip</text:p>
          </table:table-cell>
          <table:table-cell office:value-type="float" office:value="3" calcext:value-type="float">
            <text:p>3</text:p>
          </table:table-cell>
          <table:table-cell office:value-type="float" office:value="0.467" calcext:value-type="float">
            <text:p>0.467</text:p>
          </table:table-cell>
          <table:table-cell office:value-type="float" office:value="74.635" calcext:value-type="float">
            <text:p>74.635</text:p>
          </table:table-cell>
          <table:table-cell office:value-type="float" office:value="3.701" calcext:value-type="float">
            <text:p>3.701</text:p>
          </table:table-cell>
          <table:table-cell office:value-type="float" office:value="3.665" calcext:value-type="float">
            <text:p>3.665</text:p>
          </table:table-cell>
          <table:table-cell office:value-type="float" office:value="3.995" calcext:value-type="float">
            <text:p>3.995</text:p>
          </table:table-cell>
          <table:table-cell office:value-type="float" office:value="20000" calcext:value-type="float">
            <text:p>20000</text:p>
          </table:table-cell>
          <table:table-cell office:value-type="float" office:value="74013.93" calcext:value-type="float">
            <text:p>74013.93</text:p>
          </table:table-cell>
          <table:table-cell office:value-type="float" office:value="270.2" calcext:value-type="float">
            <text:p>270.2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office:value-type="string" calcext:value-type="string">
            <text:p>test-000017.131k.pipes.256pipegroups.size512.16.zip</text:p>
          </table:table-cell>
          <table:table-cell office:value-type="float" office:value="3" calcext:value-type="float">
            <text:p>3</text:p>
          </table:table-cell>
          <table:table-cell office:value-type="float" office:value="0.427" calcext:value-type="float">
            <text:p>0.427</text:p>
          </table:table-cell>
          <table:table-cell office:value-type="float" office:value="100.587" calcext:value-type="float">
            <text:p>100.587</text:p>
          </table:table-cell>
          <table:table-cell office:value-type="float" office:value="5.001" calcext:value-type="float">
            <text:p>5.001</text:p>
          </table:table-cell>
          <table:table-cell office:value-type="float" office:value="4.964" calcext:value-type="float">
            <text:p>4.964</text:p>
          </table:table-cell>
          <table:table-cell office:value-type="float" office:value="5.433" calcext:value-type="float">
            <text:p>5.433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11.17" calcext:value-type="float">
            <text:p>100011.17</text:p>
          </table:table-cell>
          <table:table-cell office:value-type="float" office:value="199.9" calcext:value-type="float">
            <text:p>199.9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est-000017.131k.pipes.256pipegroups.size512.has_fluid.16.zip</text:p>
          </table:table-cell>
          <table:table-cell office:value-type="float" office:value="1" calcext:value-type="float">
            <text:p>1</text:p>
          </table:table-cell>
          <table:table-cell office:value-type="float" office:value="0.467" calcext:value-type="float">
            <text:p>0.467</text:p>
          </table:table-cell>
          <table:table-cell office:value-type="float" office:value="96.443" calcext:value-type="float">
            <text:p>96.443</text:p>
          </table:table-cell>
          <table:table-cell office:value-type="float" office:value="4.791" calcext:value-type="float">
            <text:p>4.791</text:p>
          </table:table-cell>
          <table:table-cell office:value-type="float" office:value="4.759" calcext:value-type="float">
            <text:p>4.759</text:p>
          </table:table-cell>
          <table:table-cell office:value-type="float" office:value="4.937" calcext:value-type="float">
            <text:p>4.937</text:p>
          </table:table-cell>
          <table:table-cell office:value-type="float" office:value="20000" calcext:value-type="float">
            <text:p>20000</text:p>
          </table:table-cell>
          <table:table-cell office:value-type="float" office:value="95819.822" calcext:value-type="float">
            <text:p>95819.822</text:p>
          </table:table-cell>
          <table:table-cell office:value-type="float" office:value="208.7" calcext:value-type="float">
            <text:p>208.7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formula="of:=AVERAGE([.E11:.E13])" office:value-type="float" office:value="4.81233333333333" calcext:value-type="float">
            <text:p>4.81233333333333</text:p>
          </table:table-cell>
          <table:table-cell office:value-type="string" calcext:value-type="string">
            <text:p>test-000017.131k.pipes.256pipegroups.size512.has_fluid.16.zip</text:p>
          </table:table-cell>
          <table:table-cell office:value-type="float" office:value="1" calcext:value-type="float">
            <text:p>1</text:p>
          </table:table-cell>
          <table:table-cell office:value-type="float" office:value="0.433" calcext:value-type="float">
            <text:p>0.433</text:p>
          </table:table-cell>
          <table:table-cell office:value-type="float" office:value="111.967" calcext:value-type="float">
            <text:p>111.967</text:p>
          </table:table-cell>
          <table:table-cell office:value-type="float" office:value="5.569" calcext:value-type="float">
            <text:p>5.569</text:p>
          </table:table-cell>
          <table:table-cell office:value-type="float" office:value="5.528" calcext:value-type="float">
            <text:p>5.528</text:p>
          </table:table-cell>
          <table:table-cell office:value-type="float" office:value="6.087" calcext:value-type="float">
            <text:p>6.087</text:p>
          </table:table-cell>
          <table:table-cell office:value-type="float" office:value="20000" calcext:value-type="float">
            <text:p>20000</text:p>
          </table:table-cell>
          <table:table-cell office:value-type="float" office:value="111388.008" calcext:value-type="float">
            <text:p>111388.008</text:p>
          </table:table-cell>
          <table:table-cell office:value-type="float" office:value="179.5" calcext:value-type="float">
            <text:p>179.5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formula="of:=AVERAGE([.R11:.R13])" office:value-type="float" office:value="5.56066666666667" calcext:value-type="float">
            <text:p>5.5606666666666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est-000017.131k.pipes.256pipegroups.size512.has_fluid.16.zip</text:p>
          </table:table-cell>
          <table:table-cell office:value-type="float" office:value="2" calcext:value-type="float">
            <text:p>2</text:p>
          </table:table-cell>
          <table:table-cell office:value-type="float" office:value="0.468" calcext:value-type="float">
            <text:p>0.468</text:p>
          </table:table-cell>
          <table:table-cell office:value-type="float" office:value="96.537" calcext:value-type="float">
            <text:p>96.537</text:p>
          </table:table-cell>
          <table:table-cell office:value-type="float" office:value="4.796" calcext:value-type="float">
            <text:p>4.796</text:p>
          </table:table-cell>
          <table:table-cell office:value-type="float" office:value="4.763" calcext:value-type="float">
            <text:p>4.763</text:p>
          </table:table-cell>
          <table:table-cell office:value-type="float" office:value="4.987" calcext:value-type="float">
            <text:p>4.987</text:p>
          </table:table-cell>
          <table:table-cell office:value-type="float" office:value="20000" calcext:value-type="float">
            <text:p>20000</text:p>
          </table:table-cell>
          <table:table-cell office:value-type="float" office:value="95916.055" calcext:value-type="float">
            <text:p>95916.055</text:p>
          </table:table-cell>
          <table:table-cell office:value-type="float" office:value="208.5" calcext:value-type="float">
            <text:p>208.5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office:value-type="string" calcext:value-type="string">
            <text:p>test-000017.131k.pipes.256pipegroups.size512.has_fluid.16.zip</text:p>
          </table:table-cell>
          <table:table-cell office:value-type="float" office:value="2" calcext:value-type="float">
            <text:p>2</text:p>
          </table:table-cell>
          <table:table-cell office:value-type="float" office:value="0.426" calcext:value-type="float">
            <text:p>0.426</text:p>
          </table:table-cell>
          <table:table-cell office:value-type="float" office:value="111.658" calcext:value-type="float">
            <text:p>111.658</text:p>
          </table:table-cell>
          <table:table-cell office:value-type="float" office:value="5.554" calcext:value-type="float">
            <text:p>5.554</text:p>
          </table:table-cell>
          <table:table-cell office:value-type="float" office:value="5.499" calcext:value-type="float">
            <text:p>5.499</text:p>
          </table:table-cell>
          <table:table-cell office:value-type="float" office:value="5.978" calcext:value-type="float">
            <text:p>5.978</text:p>
          </table:table-cell>
          <table:table-cell office:value-type="float" office:value="20000" calcext:value-type="float">
            <text:p>20000</text:p>
          </table:table-cell>
          <table:table-cell office:value-type="float" office:value="111081.557" calcext:value-type="float">
            <text:p>111081.5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est-000017.131k.pipes.256pipegroups.size512.has_fluid.16.zip</text:p>
          </table:table-cell>
          <table:table-cell office:value-type="float" office:value="3" calcext:value-type="float">
            <text:p>3</text:p>
          </table:table-cell>
          <table:table-cell office:value-type="float" office:value="0.468" calcext:value-type="float">
            <text:p>0.468</text:p>
          </table:table-cell>
          <table:table-cell office:value-type="float" office:value="97.616" calcext:value-type="float">
            <text:p>97.616</text:p>
          </table:table-cell>
          <table:table-cell office:value-type="float" office:value="4.85" calcext:value-type="float">
            <text:p>4.85</text:p>
          </table:table-cell>
          <table:table-cell office:value-type="float" office:value="4.821" calcext:value-type="float">
            <text:p>4.821</text:p>
          </table:table-cell>
          <table:table-cell office:value-type="float" office:value="5" calcext:value-type="float">
            <text:p>5</text:p>
          </table:table-cell>
          <table:table-cell office:value-type="float" office:value="20000" calcext:value-type="float">
            <text:p>20000</text:p>
          </table:table-cell>
          <table:table-cell office:value-type="float" office:value="96990.711" calcext:value-type="float">
            <text:p>96990.711</text:p>
          </table:table-cell>
          <table:table-cell office:value-type="float" office:value="206.2" calcext:value-type="float">
            <text:p>206.2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office:value-type="string" calcext:value-type="string">
            <text:p>test-000017.131k.pipes.256pipegroups.size512.has_fluid.16.zip</text:p>
          </table:table-cell>
          <table:table-cell office:value-type="float" office:value="3" calcext:value-type="float">
            <text:p>3</text:p>
          </table:table-cell>
          <table:table-cell office:value-type="float" office:value="0.428" calcext:value-type="float">
            <text:p>0.428</text:p>
          </table:table-cell>
          <table:table-cell office:value-type="float" office:value="111.762" calcext:value-type="float">
            <text:p>111.762</text:p>
          </table:table-cell>
          <table:table-cell office:value-type="float" office:value="5.559" calcext:value-type="float">
            <text:p>5.559</text:p>
          </table:table-cell>
          <table:table-cell office:value-type="float" office:value="5.512" calcext:value-type="float">
            <text:p>5.512</text:p>
          </table:table-cell>
          <table:table-cell office:value-type="float" office:value="5.99" calcext:value-type="float">
            <text:p>5.99</text:p>
          </table:table-cell>
          <table:table-cell office:value-type="float" office:value="20000" calcext:value-type="float">
            <text:p>20000</text:p>
          </table:table-cell>
          <table:table-cell office:value-type="float" office:value="111184.47" calcext:value-type="float">
            <text:p>111184.47</text:p>
          </table:table-cell>
          <table:table-cell office:value-type="float" office:value="179.8" calcext:value-type="float">
            <text:p>179.8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est-000017.90k_cars_compact.16.zip</text:p>
          </table:table-cell>
          <table:table-cell office:value-type="float" office:value="1" calcext:value-type="float">
            <text:p>1</text:p>
          </table:table-cell>
          <table:table-cell office:value-type="float" office:value="1.121" calcext:value-type="float">
            <text:p>1.121</text:p>
          </table:table-cell>
          <table:table-cell office:value-type="float" office:value="261.3" calcext:value-type="float">
            <text:p>261.3</text:p>
          </table:table-cell>
          <table:table-cell office:value-type="float" office:value="12.983" calcext:value-type="float">
            <text:p>12.983</text:p>
          </table:table-cell>
          <table:table-cell office:value-type="float" office:value="12.953" calcext:value-type="float">
            <text:p>12.953</text:p>
          </table:table-cell>
          <table:table-cell office:value-type="float" office:value="13.202" calcext:value-type="float">
            <text:p>13.202</text:p>
          </table:table-cell>
          <table:table-cell office:value-type="float" office:value="20000" calcext:value-type="float">
            <text:p>20000</text:p>
          </table:table-cell>
          <table:table-cell office:value-type="float" office:value="259669.267" calcext:value-type="float">
            <text:p>259669.26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formula="of:=AVERAGE([.E14:.E16])" office:value-type="float" office:value="12.9493333333333" calcext:value-type="float">
            <text:p>12.9493333333333</text:p>
          </table:table-cell>
          <table:table-cell office:value-type="string" calcext:value-type="string">
            <text:p>test-000017.90k_cars_compact.16.zip</text:p>
          </table:table-cell>
          <table:table-cell office:value-type="float" office:value="1" calcext:value-type="float">
            <text:p>1</text:p>
          </table:table-cell>
          <table:table-cell office:value-type="float" office:value="1.132" calcext:value-type="float">
            <text:p>1.132</text:p>
          </table:table-cell>
          <table:table-cell office:value-type="float" office:value="327.914" calcext:value-type="float">
            <text:p>327.914</text:p>
          </table:table-cell>
          <table:table-cell office:value-type="float" office:value="16.313" calcext:value-type="float">
            <text:p>16.313</text:p>
          </table:table-cell>
          <table:table-cell office:value-type="float" office:value="16.256" calcext:value-type="float">
            <text:p>16.256</text:p>
          </table:table-cell>
          <table:table-cell office:value-type="float" office:value="16.857" calcext:value-type="float">
            <text:p>16.857</text:p>
          </table:table-cell>
          <table:table-cell office:value-type="float" office:value="20000" calcext:value-type="float">
            <text:p>20000</text:p>
          </table:table-cell>
          <table:table-cell office:value-type="float" office:value="326267.209" calcext:value-type="float">
            <text:p>326267.209</text:p>
          </table:table-cell>
          <table:table-cell office:value-type="float" office:value="61.2" calcext:value-type="float">
            <text:p>61.2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formula="of:=AVERAGE([.R14:.R16])" office:value-type="float" office:value="16.3563333333333" calcext:value-type="float">
            <text:p>16.356333333333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est-000017.90k_cars_compact.16.zip</text:p>
          </table:table-cell>
          <table:table-cell office:value-type="float" office:value="2" calcext:value-type="float">
            <text:p>2</text:p>
          </table:table-cell>
          <table:table-cell office:value-type="float" office:value="1.133" calcext:value-type="float">
            <text:p>1.133</text:p>
          </table:table-cell>
          <table:table-cell office:value-type="float" office:value="260.256" calcext:value-type="float">
            <text:p>260.256</text:p>
          </table:table-cell>
          <table:table-cell office:value-type="float" office:value="12.931" calcext:value-type="float">
            <text:p>12.931</text:p>
          </table:table-cell>
          <table:table-cell office:value-type="float" office:value="12.902" calcext:value-type="float">
            <text:p>12.902</text:p>
          </table:table-cell>
          <table:table-cell office:value-type="float" office:value="13.062" calcext:value-type="float">
            <text:p>13.062</text:p>
          </table:table-cell>
          <table:table-cell office:value-type="float" office:value="20000" calcext:value-type="float">
            <text:p>20000</text:p>
          </table:table-cell>
          <table:table-cell office:value-type="float" office:value="258611.481" calcext:value-type="float">
            <text:p>258611.481</text:p>
          </table:table-cell>
          <table:table-cell office:value-type="float" office:value="77.3" calcext:value-type="float">
            <text:p>77.3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office:value-type="string" calcext:value-type="string">
            <text:p>test-000017.90k_cars_compact.16.zip</text:p>
          </table:table-cell>
          <table:table-cell office:value-type="float" office:value="2" calcext:value-type="float">
            <text:p>2</text:p>
          </table:table-cell>
          <table:table-cell office:value-type="float" office:value="1.122" calcext:value-type="float">
            <text:p>1.122</text:p>
          </table:table-cell>
          <table:table-cell office:value-type="float" office:value="329.511" calcext:value-type="float">
            <text:p>329.511</text:p>
          </table:table-cell>
          <table:table-cell office:value-type="float" office:value="16.394" calcext:value-type="float">
            <text:p>16.394</text:p>
          </table:table-cell>
          <table:table-cell office:value-type="float" office:value="16.251" calcext:value-type="float">
            <text:p>16.251</text:p>
          </table:table-cell>
          <table:table-cell office:value-type="float" office:value="16.911" calcext:value-type="float">
            <text:p>16.911</text:p>
          </table:table-cell>
          <table:table-cell office:value-type="float" office:value="20000" calcext:value-type="float">
            <text:p>20000</text:p>
          </table:table-cell>
          <table:table-cell office:value-type="float" office:value="327870.312" calcext:value-type="float">
            <text:p>327870.312</text:p>
          </table:table-cell>
          <table:table-cell office:value-type="float" office:value="60.9" calcext:value-type="float">
            <text:p>60.9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est-000017.90k_cars_compact.16.zip</text:p>
          </table:table-cell>
          <table:table-cell office:value-type="float" office:value="3" calcext:value-type="float">
            <text:p>3</text:p>
          </table:table-cell>
          <table:table-cell office:value-type="float" office:value="1.122" calcext:value-type="float">
            <text:p>1.122</text:p>
          </table:table-cell>
          <table:table-cell office:value-type="float" office:value="260.306" calcext:value-type="float">
            <text:p>260.306</text:p>
          </table:table-cell>
          <table:table-cell office:value-type="float" office:value="12.934" calcext:value-type="float">
            <text:p>12.934</text:p>
          </table:table-cell>
          <table:table-cell office:value-type="float" office:value="12.906" calcext:value-type="float">
            <text:p>12.906</text:p>
          </table:table-cell>
          <table:table-cell office:value-type="float" office:value="13.056" calcext:value-type="float">
            <text:p>13.056</text:p>
          </table:table-cell>
          <table:table-cell office:value-type="float" office:value="20000" calcext:value-type="float">
            <text:p>20000</text:p>
          </table:table-cell>
          <table:table-cell office:value-type="float" office:value="258674.119" calcext:value-type="float">
            <text:p>258674.119</text:p>
          </table:table-cell>
          <table:table-cell office:value-type="float" office:value="77.3" calcext:value-type="float">
            <text:p>77.3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office:value-type="string" calcext:value-type="string">
            <text:p>test-000017.90k_cars_compact.16.zip</text:p>
          </table:table-cell>
          <table:table-cell office:value-type="float" office:value="3" calcext:value-type="float">
            <text:p>3</text:p>
          </table:table-cell>
          <table:table-cell office:value-type="float" office:value="1.124" calcext:value-type="float">
            <text:p>1.124</text:p>
          </table:table-cell>
          <table:table-cell office:value-type="float" office:value="328.892" calcext:value-type="float">
            <text:p>328.892</text:p>
          </table:table-cell>
          <table:table-cell office:value-type="float" office:value="16.362" calcext:value-type="float">
            <text:p>16.362</text:p>
          </table:table-cell>
          <table:table-cell office:value-type="float" office:value="16.274" calcext:value-type="float">
            <text:p>16.274</text:p>
          </table:table-cell>
          <table:table-cell office:value-type="float" office:value="16.825" calcext:value-type="float">
            <text:p>16.825</text:p>
          </table:table-cell>
          <table:table-cell office:value-type="float" office:value="20000" calcext:value-type="float">
            <text:p>20000</text:p>
          </table:table-cell>
          <table:table-cell office:value-type="float" office:value="327247.825" calcext:value-type="float">
            <text:p>327247.825</text:p>
          </table:table-cell>
          <table:table-cell office:value-type="float" office:value="61.1" calcext:value-type="float">
            <text:p>61.1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est-000017.90k_cars_sparse.16.zip</text:p>
          </table:table-cell>
          <table:table-cell office:value-type="float" office:value="1" calcext:value-type="float">
            <text:p>1</text:p>
          </table:table-cell>
          <table:table-cell office:value-type="float" office:value="1.12" calcext:value-type="float">
            <text:p>1.12</text:p>
          </table:table-cell>
          <table:table-cell office:value-type="float" office:value="286.049" calcext:value-type="float">
            <text:p>286.049</text:p>
          </table:table-cell>
          <table:table-cell office:value-type="float" office:value="14.219" calcext:value-type="float">
            <text:p>14.219</text:p>
          </table:table-cell>
          <table:table-cell office:value-type="float" office:value="14.186" calcext:value-type="float">
            <text:p>14.186</text:p>
          </table:table-cell>
          <table:table-cell office:value-type="float" office:value="14.748" calcext:value-type="float">
            <text:p>14.748</text:p>
          </table:table-cell>
          <table:table-cell office:value-type="float" office:value="20000" calcext:value-type="float">
            <text:p>20000</text:p>
          </table:table-cell>
          <table:table-cell office:value-type="float" office:value="284370.573" calcext:value-type="float">
            <text:p>284370.573</text:p>
          </table:table-cell>
          <table:table-cell office:value-type="float" office:value="70.3" calcext:value-type="float">
            <text:p>70.3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formula="of:=AVERAGE([.E17:.E19])" office:value-type="float" office:value="14.2043333333333" calcext:value-type="float">
            <text:p>14.2043333333333</text:p>
          </table:table-cell>
          <table:table-cell office:value-type="string" calcext:value-type="string">
            <text:p>test-000017.90k_cars_sparse.16.zip</text:p>
          </table:table-cell>
          <table:table-cell office:value-type="float" office:value="1" calcext:value-type="float">
            <text:p>1</text:p>
          </table:table-cell>
          <table:table-cell office:value-type="float" office:value="1.127" calcext:value-type="float">
            <text:p>1.127</text:p>
          </table:table-cell>
          <table:table-cell office:value-type="float" office:value="341.868" calcext:value-type="float">
            <text:p>341.868</text:p>
          </table:table-cell>
          <table:table-cell office:value-type="float" office:value="17.009" calcext:value-type="float">
            <text:p>17.009</text:p>
          </table:table-cell>
          <table:table-cell office:value-type="float" office:value="16.949" calcext:value-type="float">
            <text:p>16.949</text:p>
          </table:table-cell>
          <table:table-cell office:value-type="float" office:value="17.472" calcext:value-type="float">
            <text:p>17.472</text:p>
          </table:table-cell>
          <table:table-cell office:value-type="float" office:value="20000" calcext:value-type="float">
            <text:p>20000</text:p>
          </table:table-cell>
          <table:table-cell office:value-type="float" office:value="340179.765" calcext:value-type="float">
            <text:p>340179.765</text:p>
          </table:table-cell>
          <table:table-cell office:value-type="float" office:value="58.7" calcext:value-type="float">
            <text:p>58.7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formula="of:=AVERAGE([.R17:.R19])" office:value-type="float" office:value="17.0206666666667" calcext:value-type="float">
            <text:p>17.020666666666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est-000017.90k_cars_sparse.16.zip</text:p>
          </table:table-cell>
          <table:table-cell office:value-type="float" office:value="2" calcext:value-type="float">
            <text:p>2</text:p>
          </table:table-cell>
          <table:table-cell office:value-type="float" office:value="1.138" calcext:value-type="float">
            <text:p>1.138</text:p>
          </table:table-cell>
          <table:table-cell office:value-type="float" office:value="285.559" calcext:value-type="float">
            <text:p>285.559</text:p>
          </table:table-cell>
          <table:table-cell office:value-type="float" office:value="14.193" calcext:value-type="float">
            <text:p>14.193</text:p>
          </table:table-cell>
          <table:table-cell office:value-type="float" office:value="14.16" calcext:value-type="float">
            <text:p>14.16</text:p>
          </table:table-cell>
          <table:table-cell office:value-type="float" office:value="14.345" calcext:value-type="float">
            <text:p>14.345</text:p>
          </table:table-cell>
          <table:table-cell office:value-type="float" office:value="20000" calcext:value-type="float">
            <text:p>20000</text:p>
          </table:table-cell>
          <table:table-cell office:value-type="float" office:value="283863" calcext:value-type="float">
            <text:p>283863</text:p>
          </table:table-cell>
          <table:table-cell office:value-type="float" office:value="70.4" calcext:value-type="float">
            <text:p>70.4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office:value-type="string" calcext:value-type="string">
            <text:p>test-000017.90k_cars_sparse.16.zip</text:p>
          </table:table-cell>
          <table:table-cell office:value-type="float" office:value="2" calcext:value-type="float">
            <text:p>2</text:p>
          </table:table-cell>
          <table:table-cell office:value-type="float" office:value="1.128" calcext:value-type="float">
            <text:p>1.128</text:p>
          </table:table-cell>
          <table:table-cell office:value-type="float" office:value="341.651" calcext:value-type="float">
            <text:p>341.651</text:p>
          </table:table-cell>
          <table:table-cell office:value-type="float" office:value="16.998" calcext:value-type="float">
            <text:p>16.998</text:p>
          </table:table-cell>
          <table:table-cell office:value-type="float" office:value="16.943" calcext:value-type="float">
            <text:p>16.943</text:p>
          </table:table-cell>
          <table:table-cell office:value-type="float" office:value="17.512" calcext:value-type="float">
            <text:p>17.512</text:p>
          </table:table-cell>
          <table:table-cell office:value-type="float" office:value="20000" calcext:value-type="float">
            <text:p>20000</text:p>
          </table:table-cell>
          <table:table-cell office:value-type="float" office:value="339960.714" calcext:value-type="float">
            <text:p>339960.714</text:p>
          </table:table-cell>
          <table:table-cell office:value-type="float" office:value="58.8" calcext:value-type="float">
            <text:p>58.8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est-000017.90k_cars_sparse.16.zip</text:p>
          </table:table-cell>
          <table:table-cell office:value-type="float" office:value="3" calcext:value-type="float">
            <text:p>3</text:p>
          </table:table-cell>
          <table:table-cell office:value-type="float" office:value="1.136" calcext:value-type="float">
            <text:p>1.136</text:p>
          </table:table-cell>
          <table:table-cell office:value-type="float" office:value="285.718" calcext:value-type="float">
            <text:p>285.718</text:p>
          </table:table-cell>
          <table:table-cell office:value-type="float" office:value="14.201" calcext:value-type="float">
            <text:p>14.201</text:p>
          </table:table-cell>
          <table:table-cell office:value-type="float" office:value="14.169" calcext:value-type="float">
            <text:p>14.169</text:p>
          </table:table-cell>
          <table:table-cell office:value-type="float" office:value="14.355" calcext:value-type="float">
            <text:p>14.355</text:p>
          </table:table-cell>
          <table:table-cell office:value-type="float" office:value="20000" calcext:value-type="float">
            <text:p>20000</text:p>
          </table:table-cell>
          <table:table-cell office:value-type="float" office:value="284024.57" calcext:value-type="float">
            <text:p>284024.57</text:p>
          </table:table-cell>
          <table:table-cell office:value-type="float" office:value="70.4" calcext:value-type="float">
            <text:p>70.4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office:value-type="string" calcext:value-type="string">
            <text:p>test-000017.90k_cars_sparse.16.zip</text:p>
          </table:table-cell>
          <table:table-cell office:value-type="float" office:value="3" calcext:value-type="float">
            <text:p>3</text:p>
          </table:table-cell>
          <table:table-cell office:value-type="float" office:value="1.126" calcext:value-type="float">
            <text:p>1.126</text:p>
          </table:table-cell>
          <table:table-cell office:value-type="float" office:value="342.799" calcext:value-type="float">
            <text:p>342.799</text:p>
          </table:table-cell>
          <table:table-cell office:value-type="float" office:value="17.055" calcext:value-type="float">
            <text:p>17.055</text:p>
          </table:table-cell>
          <table:table-cell office:value-type="float" office:value="16.941" calcext:value-type="float">
            <text:p>16.941</text:p>
          </table:table-cell>
          <table:table-cell office:value-type="float" office:value="17.591" calcext:value-type="float">
            <text:p>17.591</text:p>
          </table:table-cell>
          <table:table-cell office:value-type="float" office:value="20000" calcext:value-type="float">
            <text:p>20000</text:p>
          </table:table-cell>
          <table:table-cell office:value-type="float" office:value="341109.204" calcext:value-type="float">
            <text:p>341109.204</text:p>
          </table:table-cell>
          <table:table-cell office:value-type="float" office:value="58.6" calcext:value-type="float">
            <text:p>58.6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est-000017.allaizn.trains_show_3.foo.16.zip</text:p>
          </table:table-cell>
          <table:table-cell office:value-type="float" office:value="1" calcext:value-type="float">
            <text:p>1</text:p>
          </table:table-cell>
          <table:table-cell office:value-type="float" office:value="0.426" calcext:value-type="float">
            <text:p>0.426</text:p>
          </table:table-cell>
          <table:table-cell office:value-type="float" office:value="34.988" calcext:value-type="float">
            <text:p>34.988</text:p>
          </table:table-cell>
          <table:table-cell office:value-type="float" office:value="1.714" calcext:value-type="float">
            <text:p>1.714</text:p>
          </table:table-cell>
          <table:table-cell office:value-type="float" office:value="0.849" calcext:value-type="float">
            <text:p>0.849</text:p>
          </table:table-cell>
          <table:table-cell office:value-type="float" office:value="2.654" calcext:value-type="float">
            <text:p>2.654</text:p>
          </table:table-cell>
          <table:table-cell office:value-type="float" office:value="20000" calcext:value-type="float">
            <text:p>20000</text:p>
          </table:table-cell>
          <table:table-cell office:value-type="float" office:value="34277.331" calcext:value-type="float">
            <text:p>34277.331</text:p>
          </table:table-cell>
          <table:table-cell office:value-type="float" office:value="583.4" calcext:value-type="float">
            <text:p>583.4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formula="of:=AVERAGE([.E20:.E22])" office:value-type="float" office:value="1.71533333333333" calcext:value-type="float">
            <text:p>1.71533333333333</text:p>
          </table:table-cell>
          <table:table-cell office:value-type="string" calcext:value-type="string">
            <text:p>test-000017.allaizn.trains_show_3.foo.16.zip</text:p>
          </table:table-cell>
          <table:table-cell office:value-type="float" office:value="1" calcext:value-type="float">
            <text:p>1</text:p>
          </table:table-cell>
          <table:table-cell office:value-type="float" office:value="0.384" calcext:value-type="float">
            <text:p>0.384</text:p>
          </table:table-cell>
          <table:table-cell office:value-type="float" office:value="34.745" calcext:value-type="float">
            <text:p>34.745</text:p>
          </table:table-cell>
          <table:table-cell office:value-type="float" office:value="1.704" calcext:value-type="float">
            <text:p>1.704</text:p>
          </table:table-cell>
          <table:table-cell office:value-type="float" office:value="0.841" calcext:value-type="float">
            <text:p>0.841</text:p>
          </table:table-cell>
          <table:table-cell office:value-type="float" office:value="3.277" calcext:value-type="float">
            <text:p>3.277</text:p>
          </table:table-cell>
          <table:table-cell office:value-type="float" office:value="20000" calcext:value-type="float">
            <text:p>20000</text:p>
          </table:table-cell>
          <table:table-cell office:value-type="float" office:value="34081.861" calcext:value-type="float">
            <text:p>34081.861</text:p>
          </table:table-cell>
          <table:table-cell office:value-type="float" office:value="586.8" calcext:value-type="float">
            <text:p>586.8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formula="of:=AVERAGE([.R20:.R22])" office:value-type="float" office:value="1.63733333333333" calcext:value-type="float">
            <text:p>1.6373333333333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est-000017.allaizn.trains_show_3.foo.16.zip</text:p>
          </table:table-cell>
          <table:table-cell office:value-type="float" office:value="2" calcext:value-type="float">
            <text:p>2</text:p>
          </table:table-cell>
          <table:table-cell office:value-type="float" office:value="0.427" calcext:value-type="float">
            <text:p>0.427</text:p>
          </table:table-cell>
          <table:table-cell office:value-type="float" office:value="35.148" calcext:value-type="float">
            <text:p>35.148</text:p>
          </table:table-cell>
          <table:table-cell office:value-type="float" office:value="1.722" calcext:value-type="float">
            <text:p>1.722</text:p>
          </table:table-cell>
          <table:table-cell office:value-type="float" office:value="0.856" calcext:value-type="float">
            <text:p>0.856</text:p>
          </table:table-cell>
          <table:table-cell office:value-type="float" office:value="2.661" calcext:value-type="float">
            <text:p>2.661</text:p>
          </table:table-cell>
          <table:table-cell office:value-type="float" office:value="20000" calcext:value-type="float">
            <text:p>20000</text:p>
          </table:table-cell>
          <table:table-cell office:value-type="float" office:value="34437.47" calcext:value-type="float">
            <text:p>34437.47</text:p>
          </table:table-cell>
          <table:table-cell office:value-type="float" office:value="580.7" calcext:value-type="float">
            <text:p>580.7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office:value-type="string" calcext:value-type="string">
            <text:p>test-000017.allaizn.trains_show_3.foo.16.zip</text:p>
          </table:table-cell>
          <table:table-cell office:value-type="float" office:value="2" calcext:value-type="float">
            <text:p>2</text:p>
          </table:table-cell>
          <table:table-cell office:value-type="float" office:value="0.364" calcext:value-type="float">
            <text:p>0.364</text:p>
          </table:table-cell>
          <table:table-cell office:value-type="float" office:value="32.649" calcext:value-type="float">
            <text:p>32.649</text:p>
          </table:table-cell>
          <table:table-cell office:value-type="float" office:value="1.6" calcext:value-type="float">
            <text:p>1.6</text:p>
          </table:table-cell>
          <table:table-cell office:value-type="float" office:value="0.775" calcext:value-type="float">
            <text:p>0.775</text:p>
          </table:table-cell>
          <table:table-cell office:value-type="float" office:value="3.255" calcext:value-type="float">
            <text:p>3.255</text:p>
          </table:table-cell>
          <table:table-cell office:value-type="float" office:value="20000" calcext:value-type="float">
            <text:p>20000</text:p>
          </table:table-cell>
          <table:table-cell office:value-type="float" office:value="32006.957" calcext:value-type="float">
            <text:p>32006.957</text:p>
          </table:table-cell>
          <table:table-cell office:value-type="float" office:value="624.8" calcext:value-type="float">
            <text:p>624.8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est-000017.allaizn.trains_show_3.foo.16.zip</text:p>
          </table:table-cell>
          <table:table-cell office:value-type="float" office:value="3" calcext:value-type="float">
            <text:p>3</text:p>
          </table:table-cell>
          <table:table-cell office:value-type="float" office:value="0.424" calcext:value-type="float">
            <text:p>0.424</text:p>
          </table:table-cell>
          <table:table-cell office:value-type="float" office:value="34.897" calcext:value-type="float">
            <text:p>34.897</text:p>
          </table:table-cell>
          <table:table-cell office:value-type="float" office:value="1.71" calcext:value-type="float">
            <text:p>1.71</text:p>
          </table:table-cell>
          <table:table-cell office:value-type="float" office:value="0.841" calcext:value-type="float">
            <text:p>0.841</text:p>
          </table:table-cell>
          <table:table-cell office:value-type="float" office:value="2.66" calcext:value-type="float">
            <text:p>2.66</text:p>
          </table:table-cell>
          <table:table-cell office:value-type="float" office:value="20000" calcext:value-type="float">
            <text:p>20000</text:p>
          </table:table-cell>
          <table:table-cell office:value-type="float" office:value="34190.173" calcext:value-type="float">
            <text:p>34190.173</text:p>
          </table:table-cell>
          <table:table-cell office:value-type="float" office:value="584.9" calcext:value-type="float">
            <text:p>584.9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office:value-type="string" calcext:value-type="string">
            <text:p>test-000017.allaizn.trains_show_3.foo.16.zip</text:p>
          </table:table-cell>
          <table:table-cell office:value-type="float" office:value="3" calcext:value-type="float">
            <text:p>3</text:p>
          </table:table-cell>
          <table:table-cell office:value-type="float" office:value="0.363" calcext:value-type="float">
            <text:p>0.363</text:p>
          </table:table-cell>
          <table:table-cell office:value-type="float" office:value="32.808" calcext:value-type="float">
            <text:p>32.808</text:p>
          </table:table-cell>
          <table:table-cell office:value-type="float" office:value="1.608" calcext:value-type="float">
            <text:p>1.608</text:p>
          </table:table-cell>
          <table:table-cell office:value-type="float" office:value="0.774" calcext:value-type="float">
            <text:p>0.774</text:p>
          </table:table-cell>
          <table:table-cell office:value-type="float" office:value="3.245" calcext:value-type="float">
            <text:p>3.245</text:p>
          </table:table-cell>
          <table:table-cell office:value-type="float" office:value="20000" calcext:value-type="float">
            <text:p>20000</text:p>
          </table:table-cell>
          <table:table-cell office:value-type="float" office:value="32166.932" calcext:value-type="float">
            <text:p>32166.932</text:p>
          </table:table-cell>
          <table:table-cell office:value-type="float" office:value="621.7" calcext:value-type="float">
            <text:p>621.7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est-000017.nuclear_2x2.16.zip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18.222" calcext:value-type="float">
            <text:p>118.222</text:p>
          </table:table-cell>
          <table:table-cell office:value-type="float" office:value="5.854" calcext:value-type="float">
            <text:p>5.854</text:p>
          </table:table-cell>
          <table:table-cell office:value-type="float" office:value="5.647" calcext:value-type="float">
            <text:p>5.647</text:p>
          </table:table-cell>
          <table:table-cell office:value-type="float" office:value="6.417" calcext:value-type="float">
            <text:p>6.417</text:p>
          </table:table-cell>
          <table:table-cell office:value-type="float" office:value="20000" calcext:value-type="float">
            <text:p>20000</text:p>
          </table:table-cell>
          <table:table-cell office:value-type="float" office:value="117088.949" calcext:value-type="float">
            <text:p>117088.949</text:p>
          </table:table-cell>
          <table:table-cell office:value-type="float" office:value="170.8" calcext:value-type="float">
            <text:p>170.8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formula="of:=AVERAGE([.E23:.E25])" office:value-type="float" office:value="5.83133333333333" calcext:value-type="float">
            <text:p>5.83133333333333</text:p>
          </table:table-cell>
          <table:table-cell office:value-type="string" calcext:value-type="string">
            <text:p>test-000017.nuclear_2x2.16.zip</text:p>
          </table:table-cell>
          <table:table-cell office:value-type="float" office:value="1" calcext:value-type="float">
            <text:p>1</text:p>
          </table:table-cell>
          <table:table-cell office:value-type="float" office:value="0.813" calcext:value-type="float">
            <text:p>0.813</text:p>
          </table:table-cell>
          <table:table-cell office:value-type="float" office:value="124.405" calcext:value-type="float">
            <text:p>124.405</text:p>
          </table:table-cell>
          <table:table-cell office:value-type="float" office:value="6.163" calcext:value-type="float">
            <text:p>6.163</text:p>
          </table:table-cell>
          <table:table-cell office:value-type="float" office:value="5.984" calcext:value-type="float">
            <text:p>5.984</text:p>
          </table:table-cell>
          <table:table-cell office:value-type="float" office:value="8.446" calcext:value-type="float">
            <text:p>8.446</text:p>
          </table:table-cell>
          <table:table-cell office:value-type="float" office:value="20000" calcext:value-type="float">
            <text:p>20000</text:p>
          </table:table-cell>
          <table:table-cell office:value-type="float" office:value="123260.093" calcext:value-type="float">
            <text:p>123260.093</text:p>
          </table:table-cell>
          <table:table-cell office:value-type="float" office:value="162.2" calcext:value-type="float">
            <text:p>162.2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formula="of:=AVERAGE([.R23:.R25])" office:value-type="float" office:value="6.127" calcext:value-type="float">
            <text:p>6.12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est-000017.nuclear_2x2.16.zip</text:p>
          </table:table-cell>
          <table:table-cell office:value-type="float" office:value="2" calcext:value-type="float">
            <text:p>2</text:p>
          </table:table-cell>
          <table:table-cell office:value-type="float" office:value="0.799" calcext:value-type="float">
            <text:p>0.799</text:p>
          </table:table-cell>
          <table:table-cell office:value-type="float" office:value="116.946" calcext:value-type="float">
            <text:p>116.946</text:p>
          </table:table-cell>
          <table:table-cell office:value-type="float" office:value="5.791" calcext:value-type="float">
            <text:p>5.791</text:p>
          </table:table-cell>
          <table:table-cell office:value-type="float" office:value="5.597" calcext:value-type="float">
            <text:p>5.597</text:p>
          </table:table-cell>
          <table:table-cell office:value-type="float" office:value="6.304" calcext:value-type="float">
            <text:p>6.304</text:p>
          </table:table-cell>
          <table:table-cell office:value-type="float" office:value="20000" calcext:value-type="float">
            <text:p>20000</text:p>
          </table:table-cell>
          <table:table-cell office:value-type="float" office:value="115815.334" calcext:value-type="float">
            <text:p>115815.334</text:p>
          </table:table-cell>
          <table:table-cell office:value-type="float" office:value="172.6" calcext:value-type="float">
            <text:p>172.6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office:value-type="string" calcext:value-type="string">
            <text:p>test-000017.nuclear_2x2.16.zip</text:p>
          </table:table-cell>
          <table:table-cell office:value-type="float" office:value="2" calcext:value-type="float">
            <text:p>2</text:p>
          </table:table-cell>
          <table:table-cell office:value-type="float" office:value="0.831" calcext:value-type="float">
            <text:p>0.831</text:p>
          </table:table-cell>
          <table:table-cell office:value-type="float" office:value="122.343" calcext:value-type="float">
            <text:p>122.343</text:p>
          </table:table-cell>
          <table:table-cell office:value-type="float" office:value="6.059" calcext:value-type="float">
            <text:p>6.059</text:p>
          </table:table-cell>
          <table:table-cell office:value-type="float" office:value="5.893" calcext:value-type="float">
            <text:p>5.893</text:p>
          </table:table-cell>
          <table:table-cell office:value-type="float" office:value="6.637" calcext:value-type="float">
            <text:p>6.637</text:p>
          </table:table-cell>
          <table:table-cell office:value-type="float" office:value="20000" calcext:value-type="float">
            <text:p>20000</text:p>
          </table:table-cell>
          <table:table-cell office:value-type="float" office:value="121188.61" calcext:value-type="float">
            <text:p>121188.61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est-000017.nuclear_2x2.16.zip</text:p>
          </table:table-cell>
          <table:table-cell office:value-type="float" office:value="3" calcext:value-type="float">
            <text:p>3</text:p>
          </table:table-cell>
          <table:table-cell office:value-type="float" office:value="0.798" calcext:value-type="float">
            <text:p>0.798</text:p>
          </table:table-cell>
          <table:table-cell office:value-type="float" office:value="118.12" calcext:value-type="float">
            <text:p>118.12</text:p>
          </table:table-cell>
          <table:table-cell office:value-type="float" office:value="5.849" calcext:value-type="float">
            <text:p>5.849</text:p>
          </table:table-cell>
          <table:table-cell office:value-type="float" office:value="5.661" calcext:value-type="float">
            <text:p>5.661</text:p>
          </table:table-cell>
          <table:table-cell office:value-type="float" office:value="6.379" calcext:value-type="float">
            <text:p>6.379</text:p>
          </table:table-cell>
          <table:table-cell office:value-type="float" office:value="20000" calcext:value-type="float">
            <text:p>20000</text:p>
          </table:table-cell>
          <table:table-cell office:value-type="float" office:value="116987.751" calcext:value-type="float">
            <text:p>116987.751</text:p>
          </table:table-cell>
          <table:table-cell office:value-type="float" office:value="170.9" calcext:value-type="float">
            <text:p>170.9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office:value-type="string" calcext:value-type="string">
            <text:p>test-000017.nuclear_2x2.16.zip</text:p>
          </table:table-cell>
          <table:table-cell office:value-type="float" office:value="3" calcext:value-type="float">
            <text:p>3</text:p>
          </table:table-cell>
          <table:table-cell office:value-type="float" office:value="0.829" calcext:value-type="float">
            <text:p>0.829</text:p>
          </table:table-cell>
          <table:table-cell office:value-type="float" office:value="124.335" calcext:value-type="float">
            <text:p>124.335</text:p>
          </table:table-cell>
          <table:table-cell office:value-type="float" office:value="6.159" calcext:value-type="float">
            <text:p>6.159</text:p>
          </table:table-cell>
          <table:table-cell office:value-type="float" office:value="5.986" calcext:value-type="float">
            <text:p>5.986</text:p>
          </table:table-cell>
          <table:table-cell office:value-type="float" office:value="6.763" calcext:value-type="float">
            <text:p>6.763</text:p>
          </table:table-cell>
          <table:table-cell office:value-type="float" office:value="20000" calcext:value-type="float">
            <text:p>20000</text:p>
          </table:table-cell>
          <table:table-cell office:value-type="float" office:value="123183.144" calcext:value-type="float">
            <text:p>123183.144</text:p>
          </table:table-cell>
          <table:table-cell office:value-type="float" office:value="162.3" calcext:value-type="float">
            <text:p>162.3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est-000017.nuclear_2x2.shared_steam.16.zip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 office:value-type="float" office:value="168.905" calcext:value-type="float">
            <text:p>168.905</text:p>
          </table:table-cell>
          <table:table-cell office:value-type="float" office:value="8.383" calcext:value-type="float">
            <text:p>8.383</text:p>
          </table:table-cell>
          <table:table-cell office:value-type="float" office:value="8.242" calcext:value-type="float">
            <text:p>8.242</text:p>
          </table:table-cell>
          <table:table-cell office:value-type="float" office:value="8.8" calcext:value-type="float">
            <text:p>8.8</text:p>
          </table:table-cell>
          <table:table-cell office:value-type="float" office:value="20000" calcext:value-type="float">
            <text:p>20000</text:p>
          </table:table-cell>
          <table:table-cell office:value-type="float" office:value="167663.841" calcext:value-type="float">
            <text:p>167663.841</text:p>
          </table:table-cell>
          <table:table-cell office:value-type="float" office:value="119.2" calcext:value-type="float">
            <text:p>119.2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formula="of:=AVERAGE([.E26:.E28])" office:value-type="float" office:value="8.33833333333333" calcext:value-type="float">
            <text:p>8.33833333333333</text:p>
          </table:table-cell>
          <table:table-cell office:value-type="string" calcext:value-type="string">
            <text:p>test-000017.nuclear_2x2.shared_steam.16.zip</text:p>
          </table:table-cell>
          <table:table-cell office:value-type="float" office:value="1" calcext:value-type="float">
            <text:p>1</text:p>
          </table:table-cell>
          <table:table-cell office:value-type="float" office:value="0.886" calcext:value-type="float">
            <text:p>0.886</text:p>
          </table:table-cell>
          <table:table-cell office:value-type="float" office:value="172.696" calcext:value-type="float">
            <text:p>172.696</text:p>
          </table:table-cell>
          <table:table-cell office:value-type="float" office:value="8.572" calcext:value-type="float">
            <text:p>8.572</text:p>
          </table:table-cell>
          <table:table-cell office:value-type="float" office:value="8.405" calcext:value-type="float">
            <text:p>8.405</text:p>
          </table:table-cell>
          <table:table-cell office:value-type="float" office:value="9.133" calcext:value-type="float">
            <text:p>9.133</text:p>
          </table:table-cell>
          <table:table-cell office:value-type="float" office:value="20000" calcext:value-type="float">
            <text:p>20000</text:p>
          </table:table-cell>
          <table:table-cell office:value-type="float" office:value="171447.637" calcext:value-type="float">
            <text:p>171447.637</text:p>
          </table:table-cell>
          <table:table-cell office:value-type="float" office:value="116.6" calcext:value-type="float">
            <text:p>116.6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formula="of:=AVERAGE([.R26:.R28])" office:value-type="float" office:value="8.55633333333333" calcext:value-type="float">
            <text:p>8.5563333333333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est-000017.nuclear_2x2.shared_steam.16.zip</text:p>
          </table:table-cell>
          <table:table-cell office:value-type="float" office:value="2" calcext:value-type="float">
            <text:p>2</text:p>
          </table:table-cell>
          <table:table-cell office:value-type="float" office:value="0.845" calcext:value-type="float">
            <text:p>0.845</text:p>
          </table:table-cell>
          <table:table-cell office:value-type="float" office:value="167.442" calcext:value-type="float">
            <text:p>167.442</text:p>
          </table:table-cell>
          <table:table-cell office:value-type="float" office:value="8.311" calcext:value-type="float">
            <text:p>8.311</text:p>
          </table:table-cell>
          <table:table-cell office:value-type="float" office:value="8.156" calcext:value-type="float">
            <text:p>8.156</text:p>
          </table:table-cell>
          <table:table-cell office:value-type="float" office:value="8.683" calcext:value-type="float">
            <text:p>8.683</text:p>
          </table:table-cell>
          <table:table-cell office:value-type="float" office:value="20000" calcext:value-type="float">
            <text:p>20000</text:p>
          </table:table-cell>
          <table:table-cell office:value-type="float" office:value="166226.832" calcext:value-type="float">
            <text:p>166226.832</text:p>
          </table:table-cell>
          <table:table-cell office:value-type="float" office:value="120.3" calcext:value-type="float">
            <text:p>120.3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office:value-type="string" calcext:value-type="string">
            <text:p>test-000017.nuclear_2x2.shared_steam.16.zip</text:p>
          </table:table-cell>
          <table:table-cell office:value-type="float" office:value="2" calcext:value-type="float">
            <text:p>2</text:p>
          </table:table-cell>
          <table:table-cell office:value-type="float" office:value="0.906" calcext:value-type="float">
            <text:p>0.906</text:p>
          </table:table-cell>
          <table:table-cell office:value-type="float" office:value="172.403" calcext:value-type="float">
            <text:p>172.403</text:p>
          </table:table-cell>
          <table:table-cell office:value-type="float" office:value="8.557" calcext:value-type="float">
            <text:p>8.557</text:p>
          </table:table-cell>
          <table:table-cell office:value-type="float" office:value="8.39" calcext:value-type="float">
            <text:p>8.39</text:p>
          </table:table-cell>
          <table:table-cell office:value-type="float" office:value="9.287" calcext:value-type="float">
            <text:p>9.287</text:p>
          </table:table-cell>
          <table:table-cell office:value-type="float" office:value="20000" calcext:value-type="float">
            <text:p>20000</text:p>
          </table:table-cell>
          <table:table-cell office:value-type="float" office:value="171135.334" calcext:value-type="float">
            <text:p>171135.334</text:p>
          </table:table-cell>
          <table:table-cell office:value-type="float" office:value="116.8" calcext:value-type="float">
            <text:p>116.8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est-000017.nuclear_2x2.shared_steam.16.zip</text:p>
          </table:table-cell>
          <table:table-cell office:value-type="float" office:value="3" calcext:value-type="float">
            <text:p>3</text:p>
          </table:table-cell>
          <table:table-cell office:value-type="float" office:value="0.845" calcext:value-type="float">
            <text:p>0.845</text:p>
          </table:table-cell>
          <table:table-cell office:value-type="float" office:value="167.642" calcext:value-type="float">
            <text:p>167.642</text:p>
          </table:table-cell>
          <table:table-cell office:value-type="float" office:value="8.321" calcext:value-type="float">
            <text:p>8.321</text:p>
          </table:table-cell>
          <table:table-cell office:value-type="float" office:value="8.191" calcext:value-type="float">
            <text:p>8.191</text:p>
          </table:table-cell>
          <table:table-cell office:value-type="float" office:value="8.732" calcext:value-type="float">
            <text:p>8.732</text:p>
          </table:table-cell>
          <table:table-cell office:value-type="float" office:value="20000" calcext:value-type="float">
            <text:p>20000</text:p>
          </table:table-cell>
          <table:table-cell office:value-type="float" office:value="166426.939" calcext:value-type="float">
            <text:p>166426.939</text:p>
          </table:table-cell>
          <table:table-cell office:value-type="float" office:value="120.1" calcext:value-type="float">
            <text:p>120.1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office:value-type="string" calcext:value-type="string">
            <text:p>test-000017.nuclear_2x2.shared_steam.16.zip</text:p>
          </table:table-cell>
          <table:table-cell office:value-type="float" office:value="3" calcext:value-type="float">
            <text:p>3</text:p>
          </table:table-cell>
          <table:table-cell office:value-type="float" office:value="0.903" calcext:value-type="float">
            <text:p>0.903</text:p>
          </table:table-cell>
          <table:table-cell office:value-type="float" office:value="172.061" calcext:value-type="float">
            <text:p>172.061</text:p>
          </table:table-cell>
          <table:table-cell office:value-type="float" office:value="8.54" calcext:value-type="float">
            <text:p>8.54</text:p>
          </table:table-cell>
          <table:table-cell office:value-type="float" office:value="8.41" calcext:value-type="float">
            <text:p>8.41</text:p>
          </table:table-cell>
          <table:table-cell office:value-type="float" office:value="9.142" calcext:value-type="float">
            <text:p>9.142</text:p>
          </table:table-cell>
          <table:table-cell office:value-type="float" office:value="20000" calcext:value-type="float">
            <text:p>20000</text:p>
          </table:table-cell>
          <table:table-cell office:value-type="float" office:value="170797.046" calcext:value-type="float">
            <text:p>170797.04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est-000017.nuclear_2xN.16.zip</text:p>
          </table:table-cell>
          <table:table-cell office:value-type="float" office:value="1" calcext:value-type="float">
            <text:p>1</text:p>
          </table:table-cell>
          <table:table-cell office:value-type="float" office:value="0.817" calcext:value-type="float">
            <text:p>0.817</text:p>
          </table:table-cell>
          <table:table-cell office:value-type="float" office:value="164.506" calcext:value-type="float">
            <text:p>164.506</text:p>
          </table:table-cell>
          <table:table-cell office:value-type="float" office:value="8.167" calcext:value-type="float">
            <text:p>8.167</text:p>
          </table:table-cell>
          <table:table-cell office:value-type="float" office:value="7.919" calcext:value-type="float">
            <text:p>7.919</text:p>
          </table:table-cell>
          <table:table-cell office:value-type="float" office:value="9.188" calcext:value-type="float">
            <text:p>9.188</text:p>
          </table:table-cell>
          <table:table-cell office:value-type="float" office:value="20000" calcext:value-type="float">
            <text:p>20000</text:p>
          </table:table-cell>
          <table:table-cell office:value-type="float" office:value="163336.249" calcext:value-type="float">
            <text:p>163336.249</text:p>
          </table:table-cell>
          <table:table-cell office:value-type="float" office:value="122.4" calcext:value-type="float">
            <text:p>122.4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formula="of:=AVERAGE([.E29:.E31])" office:value-type="float" office:value="8.217" calcext:value-type="float">
            <text:p>8.217</text:p>
          </table:table-cell>
          <table:table-cell office:value-type="string" calcext:value-type="string">
            <text:p>test-000017.nuclear_2xN.16.zip</text:p>
          </table:table-cell>
          <table:table-cell office:value-type="float" office:value="1" calcext:value-type="float">
            <text:p>1</text:p>
          </table:table-cell>
          <table:table-cell office:value-type="float" office:value="0.858" calcext:value-type="float">
            <text:p>0.858</text:p>
          </table:table-cell>
          <table:table-cell office:value-type="float" office:value="168.174" calcext:value-type="float">
            <text:p>168.174</text:p>
          </table:table-cell>
          <table:table-cell office:value-type="float" office:value="8.348" calcext:value-type="float">
            <text:p>8.348</text:p>
          </table:table-cell>
          <table:table-cell office:value-type="float" office:value="8.061" calcext:value-type="float">
            <text:p>8.061</text:p>
          </table:table-cell>
          <table:table-cell office:value-type="float" office:value="9.326" calcext:value-type="float">
            <text:p>9.326</text:p>
          </table:table-cell>
          <table:table-cell office:value-type="float" office:value="20000" calcext:value-type="float">
            <text:p>20000</text:p>
          </table:table-cell>
          <table:table-cell office:value-type="float" office:value="166969.932" calcext:value-type="float">
            <text:p>166969.932</text:p>
          </table:table-cell>
          <table:table-cell office:value-type="float" office:value="119.7" calcext:value-type="float">
            <text:p>119.7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formula="of:=AVERAGE([.R29:.R31])" office:value-type="float" office:value="8.31" calcext:value-type="float">
            <text:p>8.3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est-000017.nuclear_2xN.16.zip</text:p>
          </table:table-cell>
          <table:table-cell office:value-type="float" office:value="2" calcext:value-type="float">
            <text:p>2</text:p>
          </table:table-cell>
          <table:table-cell office:value-type="float" office:value="0.833" calcext:value-type="float">
            <text:p>0.833</text:p>
          </table:table-cell>
          <table:table-cell office:value-type="float" office:value="165.164" calcext:value-type="float">
            <text:p>165.164</text:p>
          </table:table-cell>
          <table:table-cell office:value-type="float" office:value="8.199" calcext:value-type="float">
            <text:p>8.199</text:p>
          </table:table-cell>
          <table:table-cell office:value-type="float" office:value="7.93" calcext:value-type="float">
            <text:p>7.93</text:p>
          </table:table-cell>
          <table:table-cell office:value-type="float" office:value="9.107" calcext:value-type="float">
            <text:p>9.107</text:p>
          </table:table-cell>
          <table:table-cell office:value-type="float" office:value="20000" calcext:value-type="float">
            <text:p>20000</text:p>
          </table:table-cell>
          <table:table-cell office:value-type="float" office:value="163978.124" calcext:value-type="float">
            <text:p>163978.124</text:p>
          </table:table-cell>
          <table:table-cell office:value-type="float" office:value="121.9" calcext:value-type="float">
            <text:p>121.9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office:value-type="string" calcext:value-type="string">
            <text:p>test-000017.nuclear_2xN.16.zip</text:p>
          </table:table-cell>
          <table:table-cell office:value-type="float" office:value="2" calcext:value-type="float">
            <text:p>2</text:p>
          </table:table-cell>
          <table:table-cell office:value-type="float" office:value="0.847" calcext:value-type="float">
            <text:p>0.847</text:p>
          </table:table-cell>
          <table:table-cell office:value-type="float" office:value="166.767" calcext:value-type="float">
            <text:p>166.767</text:p>
          </table:table-cell>
          <table:table-cell office:value-type="float" office:value="8.279" calcext:value-type="float">
            <text:p>8.279</text:p>
          </table:table-cell>
          <table:table-cell office:value-type="float" office:value="7.995" calcext:value-type="float">
            <text:p>7.995</text:p>
          </table:table-cell>
          <table:table-cell office:value-type="float" office:value="9.24" calcext:value-type="float">
            <text:p>9.24</text:p>
          </table:table-cell>
          <table:table-cell office:value-type="float" office:value="20000" calcext:value-type="float">
            <text:p>20000</text:p>
          </table:table-cell>
          <table:table-cell office:value-type="float" office:value="165576.592" calcext:value-type="float">
            <text:p>165576.592</text:p>
          </table:table-cell>
          <table:table-cell office:value-type="float" office:value="120.7" calcext:value-type="float">
            <text:p>120.7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est-000017.nuclear_2xN.16.zip</text:p>
          </table:table-cell>
          <table:table-cell office:value-type="float" office:value="3" calcext:value-type="float">
            <text:p>3</text:p>
          </table:table-cell>
          <table:table-cell office:value-type="float" office:value="0.833" calcext:value-type="float">
            <text:p>0.833</text:p>
          </table:table-cell>
          <table:table-cell office:value-type="float" office:value="166.888" calcext:value-type="float">
            <text:p>166.888</text:p>
          </table:table-cell>
          <table:table-cell office:value-type="float" office:value="8.285" calcext:value-type="float">
            <text:p>8.285</text:p>
          </table:table-cell>
          <table:table-cell office:value-type="float" office:value="8.039" calcext:value-type="float">
            <text:p>8.039</text:p>
          </table:table-cell>
          <table:table-cell office:value-type="float" office:value="9.167" calcext:value-type="float">
            <text:p>9.167</text:p>
          </table:table-cell>
          <table:table-cell office:value-type="float" office:value="20000" calcext:value-type="float">
            <text:p>20000</text:p>
          </table:table-cell>
          <table:table-cell office:value-type="float" office:value="165701.455" calcext:value-type="float">
            <text:p>165701.455</text:p>
          </table:table-cell>
          <table:table-cell office:value-type="float" office:value="120.6" calcext:value-type="float">
            <text:p>120.6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office:value-type="string" calcext:value-type="string">
            <text:p>test-000017.nuclear_2xN.16.zip</text:p>
          </table:table-cell>
          <table:table-cell office:value-type="float" office:value="3" calcext:value-type="float">
            <text:p>3</text:p>
          </table:table-cell>
          <table:table-cell office:value-type="float" office:value="0.849" calcext:value-type="float">
            <text:p>0.849</text:p>
          </table:table-cell>
          <table:table-cell office:value-type="float" office:value="167.251" calcext:value-type="float">
            <text:p>167.251</text:p>
          </table:table-cell>
          <table:table-cell office:value-type="float" office:value="8.303" calcext:value-type="float">
            <text:p>8.303</text:p>
          </table:table-cell>
          <table:table-cell office:value-type="float" office:value="8.012" calcext:value-type="float">
            <text:p>8.012</text:p>
          </table:table-cell>
          <table:table-cell office:value-type="float" office:value="9.243" calcext:value-type="float">
            <text:p>9.243</text:p>
          </table:table-cell>
          <table:table-cell office:value-type="float" office:value="20000" calcext:value-type="float">
            <text:p>20000</text:p>
          </table:table-cell>
          <table:table-cell office:value-type="float" office:value="166058.035" calcext:value-type="float">
            <text:p>166058.035</text:p>
          </table:table-cell>
          <table:table-cell office:value-type="float" office:value="120.4" calcext:value-type="float">
            <text:p>120.4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est-000017.nuclear_reactor_conducting.16.zip</text:p>
          </table:table-cell>
          <table:table-cell office:value-type="float" office:value="1" calcext:value-type="float">
            <text:p>1</text:p>
          </table:table-cell>
          <table:table-cell office:value-type="float" office:value="0.854" calcext:value-type="float">
            <text:p>0.854</text:p>
          </table:table-cell>
          <table:table-cell office:value-type="float" office:value="169.021" calcext:value-type="float">
            <text:p>169.021</text:p>
          </table:table-cell>
          <table:table-cell office:value-type="float" office:value="8.391" calcext:value-type="float">
            <text:p>8.391</text:p>
          </table:table-cell>
          <table:table-cell office:value-type="float" office:value="8.001" calcext:value-type="float">
            <text:p>8.001</text:p>
          </table:table-cell>
          <table:table-cell office:value-type="float" office:value="9.465" calcext:value-type="float">
            <text:p>9.465</text:p>
          </table:table-cell>
          <table:table-cell office:value-type="float" office:value="20000" calcext:value-type="float">
            <text:p>20000</text:p>
          </table:table-cell>
          <table:table-cell office:value-type="float" office:value="167813.597" calcext:value-type="float">
            <text:p>167813.597</text:p>
          </table:table-cell>
          <table:table-cell office:value-type="float" office:value="119.1" calcext:value-type="float">
            <text:p>119.1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formula="of:=AVERAGE([.E32:.E34])" office:value-type="float" office:value="8.396" calcext:value-type="float">
            <text:p>8.396</text:p>
          </table:table-cell>
          <table:table-cell office:value-type="string" calcext:value-type="string">
            <text:p>test-000017.nuclear_reactor_conducting.16.zip</text:p>
          </table:table-cell>
          <table:table-cell office:value-type="float" office:value="1" calcext:value-type="float">
            <text:p>1</text:p>
          </table:table-cell>
          <table:table-cell office:value-type="float" office:value="0.885" calcext:value-type="float">
            <text:p>0.885</text:p>
          </table:table-cell>
          <table:table-cell office:value-type="float" office:value="176.449" calcext:value-type="float">
            <text:p>176.449</text:p>
          </table:table-cell>
          <table:table-cell office:value-type="float" office:value="8.761" calcext:value-type="float">
            <text:p>8.761</text:p>
          </table:table-cell>
          <table:table-cell office:value-type="float" office:value="8.383" calcext:value-type="float">
            <text:p>8.383</text:p>
          </table:table-cell>
          <table:table-cell office:value-type="float" office:value="9.903" calcext:value-type="float">
            <text:p>9.903</text:p>
          </table:table-cell>
          <table:table-cell office:value-type="float" office:value="20000" calcext:value-type="float">
            <text:p>20000</text:p>
          </table:table-cell>
          <table:table-cell office:value-type="float" office:value="175215.575" calcext:value-type="float">
            <text:p>175215.575</text:p>
          </table:table-cell>
          <table:table-cell office:value-type="float" office:value="114.1" calcext:value-type="float">
            <text:p>114.1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formula="of:=AVERAGE([.R32:.R34])" office:value-type="float" office:value="8.78333333333333" calcext:value-type="float">
            <text:p>8.7833333333333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est-000017.nuclear_reactor_conducting.16.zip</text:p>
          </table:table-cell>
          <table:table-cell office:value-type="float" office:value="2" calcext:value-type="float">
            <text:p>2</text:p>
          </table:table-cell>
          <table:table-cell office:value-type="float" office:value="0.852" calcext:value-type="float">
            <text:p>0.852</text:p>
          </table:table-cell>
          <table:table-cell office:value-type="float" office:value="169.303" calcext:value-type="float">
            <text:p>169.303</text:p>
          </table:table-cell>
          <table:table-cell office:value-type="float" office:value="8.405" calcext:value-type="float">
            <text:p>8.405</text:p>
          </table:table-cell>
          <table:table-cell office:value-type="float" office:value="8.015" calcext:value-type="float">
            <text:p>8.015</text:p>
          </table:table-cell>
          <table:table-cell office:value-type="float" office:value="9.509" calcext:value-type="float">
            <text:p>9.509</text:p>
          </table:table-cell>
          <table:table-cell office:value-type="float" office:value="20000" calcext:value-type="float">
            <text:p>20000</text:p>
          </table:table-cell>
          <table:table-cell office:value-type="float" office:value="168095.548" calcext:value-type="float">
            <text:p>168095.548</text:p>
          </table:table-cell>
          <table:table-cell office:value-type="float" office:value="118.9" calcext:value-type="float">
            <text:p>118.9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office:value-type="string" calcext:value-type="string">
            <text:p>test-000017.nuclear_reactor_conducting.16.zip</text:p>
          </table:table-cell>
          <table:table-cell office:value-type="float" office:value="2" calcext:value-type="float">
            <text:p>2</text:p>
          </table:table-cell>
          <table:table-cell office:value-type="float" office:value="0.883" calcext:value-type="float">
            <text:p>0.883</text:p>
          </table:table-cell>
          <table:table-cell office:value-type="float" office:value="176.766" calcext:value-type="float">
            <text:p>176.766</text:p>
          </table:table-cell>
          <table:table-cell office:value-type="float" office:value="8.777" calcext:value-type="float">
            <text:p>8.777</text:p>
          </table:table-cell>
          <table:table-cell office:value-type="float" office:value="8.403" calcext:value-type="float">
            <text:p>8.403</text:p>
          </table:table-cell>
          <table:table-cell office:value-type="float" office:value="9.938" calcext:value-type="float">
            <text:p>9.938</text:p>
          </table:table-cell>
          <table:table-cell office:value-type="float" office:value="20000" calcext:value-type="float">
            <text:p>20000</text:p>
          </table:table-cell>
          <table:table-cell office:value-type="float" office:value="175534.334" calcext:value-type="float">
            <text:p>175534.334</text:p>
          </table:table-cell>
          <table:table-cell office:value-type="float" office:value="113.9" calcext:value-type="float">
            <text:p>113.9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est-000017.nuclear_reactor_conducting.16.zip</text:p>
          </table:table-cell>
          <table:table-cell office:value-type="float" office:value="3" calcext:value-type="float">
            <text:p>3</text:p>
          </table:table-cell>
          <table:table-cell office:value-type="float" office:value="0.852" calcext:value-type="float">
            <text:p>0.852</text:p>
          </table:table-cell>
          <table:table-cell office:value-type="float" office:value="169.055" calcext:value-type="float">
            <text:p>169.055</text:p>
          </table:table-cell>
          <table:table-cell office:value-type="float" office:value="8.392" calcext:value-type="float">
            <text:p>8.392</text:p>
          </table:table-cell>
          <table:table-cell office:value-type="float" office:value="8.004" calcext:value-type="float">
            <text:p>8.004</text:p>
          </table:table-cell>
          <table:table-cell office:value-type="float" office:value="9.514" calcext:value-type="float">
            <text:p>9.514</text:p>
          </table:table-cell>
          <table:table-cell office:value-type="float" office:value="20000" calcext:value-type="float">
            <text:p>20000</text:p>
          </table:table-cell>
          <table:table-cell office:value-type="float" office:value="167847.996" calcext:value-type="float">
            <text:p>167847.996</text:p>
          </table:table-cell>
          <table:table-cell office:value-type="float" office:value="119.1" calcext:value-type="float">
            <text:p>119.1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office:value-type="string" calcext:value-type="string">
            <text:p>test-000017.nuclear_reactor_conducting.16.zip</text:p>
          </table:table-cell>
          <table:table-cell office:value-type="float" office:value="3" calcext:value-type="float">
            <text:p>3</text:p>
          </table:table-cell>
          <table:table-cell office:value-type="float" office:value="0.879" calcext:value-type="float">
            <text:p>0.879</text:p>
          </table:table-cell>
          <table:table-cell office:value-type="float" office:value="177.479" calcext:value-type="float">
            <text:p>177.479</text:p>
          </table:table-cell>
          <table:table-cell office:value-type="float" office:value="8.812" calcext:value-type="float">
            <text:p>8.812</text:p>
          </table:table-cell>
          <table:table-cell office:value-type="float" office:value="8.438" calcext:value-type="float">
            <text:p>8.438</text:p>
          </table:table-cell>
          <table:table-cell office:value-type="float" office:value="9.975" calcext:value-type="float">
            <text:p>9.975</text:p>
          </table:table-cell>
          <table:table-cell office:value-type="float" office:value="20000" calcext:value-type="float">
            <text:p>20000</text:p>
          </table:table-cell>
          <table:table-cell office:value-type="float" office:value="176249.679" calcext:value-type="float">
            <text:p>176249.679</text:p>
          </table:table-cell>
          <table:table-cell office:value-type="float" office:value="113.4" calcext:value-type="float">
            <text:p>113.4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est-000017.plastic_offshores_max.16.zip</text:p>
          </table:table-cell>
          <table:table-cell office:value-type="float" office:value="1" calcext:value-type="float">
            <text:p>1</text:p>
          </table:table-cell>
          <table:table-cell office:value-type="float" office:value="0.781" calcext:value-type="float">
            <text:p>0.781</text:p>
          </table:table-cell>
          <table:table-cell office:value-type="float" office:value="168.015" calcext:value-type="float">
            <text:p>168.015</text:p>
          </table:table-cell>
          <table:table-cell office:value-type="float" office:value="8.344" calcext:value-type="float">
            <text:p>8.344</text:p>
          </table:table-cell>
          <table:table-cell office:value-type="float" office:value="8.234" calcext:value-type="float">
            <text:p>8.234</text:p>
          </table:table-cell>
          <table:table-cell office:value-type="float" office:value="9.035" calcext:value-type="float">
            <text:p>9.035</text:p>
          </table:table-cell>
          <table:table-cell office:value-type="float" office:value="20000" calcext:value-type="float">
            <text:p>20000</text:p>
          </table:table-cell>
          <table:table-cell office:value-type="float" office:value="166873.209" calcext:value-type="float">
            <text:p>166873.209</text:p>
          </table:table-cell>
          <table:table-cell office:value-type="float" office:value="119.8" calcext:value-type="float">
            <text:p>119.8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formula="of:=AVERAGE([.E35:.E37])" office:value-type="float" office:value="8.33533333333333" calcext:value-type="float">
            <text:p>8.33533333333333</text:p>
          </table:table-cell>
          <table:table-cell office:value-type="string" calcext:value-type="string">
            <text:p>test-000017.plastic_offshores_max.16.zip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89.93" calcext:value-type="float">
            <text:p>189.93</text:p>
          </table:table-cell>
          <table:table-cell office:value-type="float" office:value="9.441" calcext:value-type="float">
            <text:p>9.441</text:p>
          </table:table-cell>
          <table:table-cell office:value-type="float" office:value="9.317" calcext:value-type="float">
            <text:p>9.317</text:p>
          </table:table-cell>
          <table:table-cell office:value-type="float" office:value="10.368" calcext:value-type="float">
            <text:p>10.368</text:p>
          </table:table-cell>
          <table:table-cell office:value-type="float" office:value="20000" calcext:value-type="float">
            <text:p>20000</text:p>
          </table:table-cell>
          <table:table-cell office:value-type="float" office:value="188811.935" calcext:value-type="float">
            <text:p>188811.935</text:p>
          </table:table-cell>
          <table:table-cell office:value-type="float" office:value="105.9" calcext:value-type="float">
            <text:p>105.9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formula="of:=AVERAGE([.R35:.R37])" office:value-type="float" office:value="9.46" calcext:value-type="float">
            <text:p>9.4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est-000017.plastic_offshores_max.16.zip</text:p>
          </table:table-cell>
          <table:table-cell office:value-type="float" office:value="2" calcext:value-type="float">
            <text:p>2</text:p>
          </table:table-cell>
          <table:table-cell office:value-type="float" office:value="0.782" calcext:value-type="float">
            <text:p>0.782</text:p>
          </table:table-cell>
          <table:table-cell office:value-type="float" office:value="167.842" calcext:value-type="float">
            <text:p>167.842</text:p>
          </table:table-cell>
          <table:table-cell office:value-type="float" office:value="8.335" calcext:value-type="float">
            <text:p>8.335</text:p>
          </table:table-cell>
          <table:table-cell office:value-type="float" office:value="8.226" calcext:value-type="float">
            <text:p>8.226</text:p>
          </table:table-cell>
          <table:table-cell office:value-type="float" office:value="9.035" calcext:value-type="float">
            <text:p>9.035</text:p>
          </table:table-cell>
          <table:table-cell office:value-type="float" office:value="20000" calcext:value-type="float">
            <text:p>20000</text:p>
          </table:table-cell>
          <table:table-cell office:value-type="float" office:value="166699.402" calcext:value-type="float">
            <text:p>166699.402</text:p>
          </table:table-cell>
          <table:table-cell office:value-type="float" office:value="119.9" calcext:value-type="float">
            <text:p>119.9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office:value-type="string" calcext:value-type="string">
            <text:p>test-000017.plastic_offshores_max.16.zip</text:p>
          </table:table-cell>
          <table:table-cell office:value-type="float" office:value="2" calcext:value-type="float">
            <text:p>2</text:p>
          </table:table-cell>
          <table:table-cell office:value-type="float" office:value="0.738" calcext:value-type="float">
            <text:p>0.738</text:p>
          </table:table-cell>
          <table:table-cell office:value-type="float" office:value="190.701" calcext:value-type="float">
            <text:p>190.701</text:p>
          </table:table-cell>
          <table:table-cell office:value-type="float" office:value="9.48" calcext:value-type="float">
            <text:p>9.48</text:p>
          </table:table-cell>
          <table:table-cell office:value-type="float" office:value="9.309" calcext:value-type="float">
            <text:p>9.309</text:p>
          </table:table-cell>
          <table:table-cell office:value-type="float" office:value="10.417" calcext:value-type="float">
            <text:p>10.417</text:p>
          </table:table-cell>
          <table:table-cell office:value-type="float" office:value="20000" calcext:value-type="float">
            <text:p>20000</text:p>
          </table:table-cell>
          <table:table-cell office:value-type="float" office:value="189595.567" calcext:value-type="float">
            <text:p>189595.567</text:p>
          </table:table-cell>
          <table:table-cell office:value-type="float" office:value="105.4" calcext:value-type="float">
            <text:p>105.4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est-000017.plastic_offshores_max.16.zip</text:p>
          </table:table-cell>
          <table:table-cell office:value-type="float" office:value="3" calcext:value-type="float">
            <text:p>3</text:p>
          </table:table-cell>
          <table:table-cell office:value-type="float" office:value="0.78" calcext:value-type="float">
            <text:p>0.78</text:p>
          </table:table-cell>
          <table:table-cell office:value-type="float" office:value="167.682" calcext:value-type="float">
            <text:p>167.682</text:p>
          </table:table-cell>
          <table:table-cell office:value-type="float" office:value="8.327" calcext:value-type="float">
            <text:p>8.327</text:p>
          </table:table-cell>
          <table:table-cell office:value-type="float" office:value="8.216" calcext:value-type="float">
            <text:p>8.216</text:p>
          </table:table-cell>
          <table:table-cell office:value-type="float" office:value="9.033" calcext:value-type="float">
            <text:p>9.033</text:p>
          </table:table-cell>
          <table:table-cell office:value-type="float" office:value="20000" calcext:value-type="float">
            <text:p>20000</text:p>
          </table:table-cell>
          <table:table-cell office:value-type="float" office:value="166540.961" calcext:value-type="float">
            <text:p>166540.96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office:value-type="string" calcext:value-type="string">
            <text:p>test-000017.plastic_offshores_max.16.zip</text:p>
          </table:table-cell>
          <table:table-cell office:value-type="float" office:value="3" calcext:value-type="float">
            <text:p>3</text:p>
          </table:table-cell>
          <table:table-cell office:value-type="float" office:value="0.747" calcext:value-type="float">
            <text:p>0.747</text:p>
          </table:table-cell>
          <table:table-cell office:value-type="float" office:value="190.288" calcext:value-type="float">
            <text:p>190.288</text:p>
          </table:table-cell>
          <table:table-cell office:value-type="float" office:value="9.459" calcext:value-type="float">
            <text:p>9.459</text:p>
          </table:table-cell>
          <table:table-cell office:value-type="float" office:value="9.31" calcext:value-type="float">
            <text:p>9.31</text:p>
          </table:table-cell>
          <table:table-cell office:value-type="float" office:value="10.396" calcext:value-type="float">
            <text:p>10.396</text:p>
          </table:table-cell>
          <table:table-cell office:value-type="float" office:value="20000" calcext:value-type="float">
            <text:p>20000</text:p>
          </table:table-cell>
          <table:table-cell office:value-type="float" office:value="189172.172" calcext:value-type="float">
            <text:p>189172.172</text:p>
          </table:table-cell>
          <table:table-cell office:value-type="float" office:value="105.7" calcext:value-type="float">
            <text:p>105.7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est-000017.plastic_offshores_minimised.16.zip</text:p>
          </table:table-cell>
          <table:table-cell office:value-type="float" office:value="1" calcext:value-type="float">
            <text:p>1</text:p>
          </table:table-cell>
          <table:table-cell office:value-type="float" office:value="0.811" calcext:value-type="float">
            <text:p>0.811</text:p>
          </table:table-cell>
          <table:table-cell office:value-type="float" office:value="187.069" calcext:value-type="float">
            <text:p>187.069</text:p>
          </table:table-cell>
          <table:table-cell office:value-type="float" office:value="9.294" calcext:value-type="float">
            <text:p>9.294</text:p>
          </table:table-cell>
          <table:table-cell office:value-type="float" office:value="9.171" calcext:value-type="float">
            <text:p>9.171</text:p>
          </table:table-cell>
          <table:table-cell office:value-type="float" office:value="9.887" calcext:value-type="float">
            <text:p>9.887</text:p>
          </table:table-cell>
          <table:table-cell office:value-type="float" office:value="20000" calcext:value-type="float">
            <text:p>20000</text:p>
          </table:table-cell>
          <table:table-cell office:value-type="float" office:value="185888.364" calcext:value-type="float">
            <text:p>185888.364</text:p>
          </table:table-cell>
          <table:table-cell office:value-type="float" office:value="107.5" calcext:value-type="float">
            <text:p>107.5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formula="of:=AVERAGE([.E38:.E40])" office:value-type="float" office:value="9.311" calcext:value-type="float">
            <text:p>9.311</text:p>
          </table:table-cell>
          <table:table-cell office:value-type="string" calcext:value-type="string">
            <text:p>test-000017.plastic_offshores_minimised.16.zip</text:p>
          </table:table-cell>
          <table:table-cell office:value-type="float" office:value="1" calcext:value-type="float">
            <text:p>1</text:p>
          </table:table-cell>
          <table:table-cell office:value-type="float" office:value="0.777" calcext:value-type="float">
            <text:p>0.777</text:p>
          </table:table-cell>
          <table:table-cell office:value-type="float" office:value="208.89" calcext:value-type="float">
            <text:p>208.89</text:p>
          </table:table-cell>
          <table:table-cell office:value-type="float" office:value="10.387" calcext:value-type="float">
            <text:p>10.387</text:p>
          </table:table-cell>
          <table:table-cell office:value-type="float" office:value="10.256" calcext:value-type="float">
            <text:p>10.256</text:p>
          </table:table-cell>
          <table:table-cell office:value-type="float" office:value="11.197" calcext:value-type="float">
            <text:p>11.197</text:p>
          </table:table-cell>
          <table:table-cell office:value-type="float" office:value="20000" calcext:value-type="float">
            <text:p>20000</text:p>
          </table:table-cell>
          <table:table-cell office:value-type="float" office:value="207734.242" calcext:value-type="float">
            <text:p>207734.242</text:p>
          </table:table-cell>
          <table:table-cell office:value-type="float" office:value="96.2" calcext:value-type="float">
            <text:p>96.2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formula="of:=AVERAGE([.R38:.R40])" office:value-type="float" office:value="10.392" calcext:value-type="float">
            <text:p>10.39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est-000017.plastic_offshores_minimised.16.zip</text:p>
          </table:table-cell>
          <table:table-cell office:value-type="float" office:value="2" calcext:value-type="float">
            <text:p>2</text:p>
          </table:table-cell>
          <table:table-cell office:value-type="float" office:value="0.812" calcext:value-type="float">
            <text:p>0.812</text:p>
          </table:table-cell>
          <table:table-cell office:value-type="float" office:value="186.841" calcext:value-type="float">
            <text:p>186.841</text:p>
          </table:table-cell>
          <table:table-cell office:value-type="float" office:value="9.283" calcext:value-type="float">
            <text:p>9.283</text:p>
          </table:table-cell>
          <table:table-cell office:value-type="float" office:value="9.162" calcext:value-type="float">
            <text:p>9.162</text:p>
          </table:table-cell>
          <table:table-cell office:value-type="float" office:value="9.87" calcext:value-type="float">
            <text:p>9.87</text:p>
          </table:table-cell>
          <table:table-cell office:value-type="float" office:value="20000" calcext:value-type="float">
            <text:p>20000</text:p>
          </table:table-cell>
          <table:table-cell office:value-type="float" office:value="185658.356" calcext:value-type="float">
            <text:p>185658.356</text:p>
          </table:table-cell>
          <table:table-cell office:value-type="float" office:value="107.7" calcext:value-type="float">
            <text:p>107.7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office:value-type="string" calcext:value-type="string">
            <text:p>test-000017.plastic_offshores_minimised.16.zip</text:p>
          </table:table-cell>
          <table:table-cell office:value-type="float" office:value="2" calcext:value-type="float">
            <text:p>2</text:p>
          </table:table-cell>
          <table:table-cell office:value-type="float" office:value="0.776" calcext:value-type="float">
            <text:p>0.776</text:p>
          </table:table-cell>
          <table:table-cell office:value-type="float" office:value="208.569" calcext:value-type="float">
            <text:p>208.569</text:p>
          </table:table-cell>
          <table:table-cell office:value-type="float" office:value="10.371" calcext:value-type="float">
            <text:p>10.371</text:p>
          </table:table-cell>
          <table:table-cell office:value-type="float" office:value="10.234" calcext:value-type="float">
            <text:p>10.234</text:p>
          </table:table-cell>
          <table:table-cell office:value-type="float" office:value="11.177" calcext:value-type="float">
            <text:p>11.177</text:p>
          </table:table-cell>
          <table:table-cell office:value-type="float" office:value="20000" calcext:value-type="float">
            <text:p>20000</text:p>
          </table:table-cell>
          <table:table-cell office:value-type="float" office:value="207416.349" calcext:value-type="float">
            <text:p>207416.349</text:p>
          </table:table-cell>
          <table:table-cell office:value-type="float" office:value="96.4" calcext:value-type="float">
            <text:p>96.4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est-000017.plastic_offshores_minimised.16.zip</text:p>
          </table:table-cell>
          <table:table-cell office:value-type="float" office:value="3" calcext:value-type="float">
            <text:p>3</text:p>
          </table:table-cell>
          <table:table-cell office:value-type="float" office:value="0.81" calcext:value-type="float">
            <text:p>0.81</text:p>
          </table:table-cell>
          <table:table-cell office:value-type="float" office:value="188.301" calcext:value-type="float">
            <text:p>188.301</text:p>
          </table:table-cell>
          <table:table-cell office:value-type="float" office:value="9.356" calcext:value-type="float">
            <text:p>9.356</text:p>
          </table:table-cell>
          <table:table-cell office:value-type="float" office:value="9.241" calcext:value-type="float">
            <text:p>9.241</text:p>
          </table:table-cell>
          <table:table-cell office:value-type="float" office:value="9.951" calcext:value-type="float">
            <text:p>9.951</text:p>
          </table:table-cell>
          <table:table-cell office:value-type="float" office:value="20000" calcext:value-type="float">
            <text:p>20000</text:p>
          </table:table-cell>
          <table:table-cell office:value-type="float" office:value="187120.945" calcext:value-type="float">
            <text:p>187120.945</text:p>
          </table:table-cell>
          <table:table-cell office:value-type="float" office:value="106.8" calcext:value-type="float">
            <text:p>106.8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/>
          <table:table-cell office:value-type="string" calcext:value-type="string">
            <text:p>test-000017.plastic_offshores_minimised.16.zip</text:p>
          </table:table-cell>
          <table:table-cell office:value-type="float" office:value="3" calcext:value-type="float">
            <text:p>3</text:p>
          </table:table-cell>
          <table:table-cell office:value-type="float" office:value="0.776" calcext:value-type="float">
            <text:p>0.776</text:p>
          </table:table-cell>
          <table:table-cell office:value-type="float" office:value="209.509" calcext:value-type="float">
            <text:p>209.509</text:p>
          </table:table-cell>
          <table:table-cell office:value-type="float" office:value="10.418" calcext:value-type="float">
            <text:p>10.418</text:p>
          </table:table-cell>
          <table:table-cell office:value-type="float" office:value="10.285" calcext:value-type="float">
            <text:p>10.285</text:p>
          </table:table-cell>
          <table:table-cell office:value-type="float" office:value="11.264" calcext:value-type="float">
            <text:p>11.264</text:p>
          </table:table-cell>
          <table:table-cell office:value-type="float" office:value="20000" calcext:value-type="float">
            <text:p>20000</text:p>
          </table:table-cell>
          <table:table-cell office:value-type="float" office:value="208352.141" calcext:value-type="float">
            <text:p>208352.141</text:p>
          </table:table-cell>
          <table:table-cell office:value-type="float" office:value="95.9" calcext:value-type="float">
            <text:p>95.9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LinuxHeadless</text:p>
          </table:table-cell>
          <table:table-cell table:number-columns-repeated="99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p_name</text:p>
          </table:table-cell>
          <table:table-cell office:value-type="string" calcext:value-type="string">
            <text:p>run_index</text:p>
          </table:table-cell>
          <table:table-cell office:value-type="string" calcext:value-type="string">
            <text:p>startup_time</text:p>
          </table:table-cell>
          <table:table-cell office:value-type="string" calcext:value-type="string">
            <text:p>end_time</text:p>
          </table:table-cell>
          <table:table-cell office:value-type="string" calcext:value-type="string">
            <text:p>avg_ms</text:p>
          </table:table-cell>
          <table:table-cell office:value-type="string" calcext:value-type="string">
            <text:p>min_ms</text:p>
          </table:table-cell>
          <table:table-cell office:value-type="string" calcext:value-type="string">
            <text:p>max_ms</text:p>
          </table:table-cell>
          <table:table-cell office:value-type="string" calcext:value-type="string">
            <text:p>ticks</text:p>
          </table:table-cell>
          <table:table-cell office:value-type="string" calcext:value-type="string">
            <text:p>execution_time</text:p>
          </table:table-cell>
          <table:table-cell office:value-type="string" calcext:value-type="string">
            <text:p>effective_UPS</text:p>
          </table:table-cell>
          <table:table-cell office:value-type="string" calcext:value-type="string">
            <text:p>factorio_version</text:p>
          </table:table-cell>
          <table:table-cell office:value-type="string" calcext:value-type="string">
            <text:p>executable_type</text:p>
          </table:table-cell>
          <table:table-cell/>
          <table:table-cell office:value-type="string" calcext:value-type="string">
            <text:p>map_name</text:p>
          </table:table-cell>
          <table:table-cell office:value-type="string" calcext:value-type="string">
            <text:p>run_index</text:p>
          </table:table-cell>
          <table:table-cell office:value-type="string" calcext:value-type="string">
            <text:p>startup_time</text:p>
          </table:table-cell>
          <table:table-cell office:value-type="string" calcext:value-type="string">
            <text:p>end_time</text:p>
          </table:table-cell>
          <table:table-cell office:value-type="string" calcext:value-type="string">
            <text:p>avg_ms</text:p>
          </table:table-cell>
          <table:table-cell office:value-type="string" calcext:value-type="string">
            <text:p>min_ms</text:p>
          </table:table-cell>
          <table:table-cell office:value-type="string" calcext:value-type="string">
            <text:p>max_ms</text:p>
          </table:table-cell>
          <table:table-cell office:value-type="string" calcext:value-type="string">
            <text:p>ticks</text:p>
          </table:table-cell>
          <table:table-cell office:value-type="string" calcext:value-type="string">
            <text:p>execution_time</text:p>
          </table:table-cell>
          <table:table-cell office:value-type="string" calcext:value-type="string">
            <text:p>effective_UPS</text:p>
          </table:table-cell>
          <table:table-cell office:value-type="string" calcext:value-type="string">
            <text:p>factorio_version</text:p>
          </table:table-cell>
          <table:table-cell office:value-type="string" calcext:value-type="string">
            <text:p>executable_typ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est-000017.131k.pipes.131kpipegroups.17.zip</text:p>
          </table:table-cell>
          <table:table-cell office:value-type="float" office:value="1" calcext:value-type="float">
            <text:p>1</text:p>
          </table:table-cell>
          <table:table-cell office:value-type="float" office:value="0.909" calcext:value-type="float">
            <text:p>0.909</text:p>
          </table:table-cell>
          <table:table-cell office:value-type="float" office:value="67.276" calcext:value-type="float">
            <text:p>67.276</text:p>
          </table:table-cell>
          <table:table-cell office:value-type="float" office:value="0.783" calcext:value-type="float">
            <text:p>0.783</text:p>
          </table:table-cell>
          <table:table-cell office:value-type="float" office:value="0.747" calcext:value-type="float">
            <text:p>0.747</text:p>
          </table:table-cell>
          <table:table-cell office:value-type="float" office:value="0.93" calcext:value-type="float">
            <text:p>0.93</text:p>
          </table:table-cell>
          <table:table-cell office:value-type="float" office:value="20000" calcext:value-type="float">
            <text:p>20000</text:p>
          </table:table-cell>
          <table:table-cell office:value-type="float" office:value="15667.758" calcext:value-type="float">
            <text:p>15667.758</text:p>
          </table:table-cell>
          <table:table-cell office:value-type="float" office:value="1276.5" calcext:value-type="float">
            <text:p>1276.5</text:p>
          </table:table-cell>
          <table:table-cell office:value-type="string" calcext:value-type="string">
            <text:p>0.17.7</text:p>
          </table:table-cell>
          <table:table-cell office:value-type="string" calcext:value-type="string">
            <text:p>LinuxHeadless</text:p>
          </table:table-cell>
          <table:table-cell table:formula="of:=AVERAGE([.E44:.E46])" office:value-type="float" office:value="0.828333333333333" calcext:value-type="float">
            <text:p>0.828333333333333</text:p>
          </table:table-cell>
          <table:table-cell office:value-type="string" calcext:value-type="string">
            <text:p>test-000017.131k.pipes.131kpipegroups.17.zip</text:p>
          </table:table-cell>
          <table:table-cell office:value-type="float" office:value="1" calcext:value-type="float">
            <text:p>1</text:p>
          </table:table-cell>
          <table:table-cell office:value-type="float" office:value="1.07" calcext:value-type="float">
            <text:p>1.07</text:p>
          </table:table-cell>
          <table:table-cell office:value-type="float" office:value="82.74" calcext:value-type="float">
            <text:p>82.74</text:p>
          </table:table-cell>
          <table:table-cell office:value-type="float" office:value="0.744" calcext:value-type="float">
            <text:p>0.744</text:p>
          </table:table-cell>
          <table:table-cell office:value-type="float" office:value="0.652" calcext:value-type="float">
            <text:p>0.652</text:p>
          </table:table-cell>
          <table:table-cell office:value-type="float" office:value="1.657" calcext:value-type="float">
            <text:p>1.657</text:p>
          </table:table-cell>
          <table:table-cell office:value-type="float" office:value="20000" calcext:value-type="float">
            <text:p>20000</text:p>
          </table:table-cell>
          <table:table-cell office:value-type="float" office:value="14878.535" calcext:value-type="float">
            <text:p>14878.535</text:p>
          </table:table-cell>
          <table:table-cell office:value-type="float" office:value="1344.2" calcext:value-type="float">
            <text:p>1344.2</text:p>
          </table:table-cell>
          <table:table-cell office:value-type="string" calcext:value-type="string">
            <text:p>0.17.7</text:p>
          </table:table-cell>
          <table:table-cell office:value-type="string" calcext:value-type="string">
            <text:p>LinuxHeadless</text:p>
          </table:table-cell>
          <table:table-cell table:formula="of:=AVERAGE([.R44:.R46])" office:value-type="float" office:value="0.746333333333333" calcext:value-type="float">
            <text:p>0.746333333333333</text:p>
          </table:table-cell>
          <table:table-cell office:value-type="float" office:value="4.99533333333333" calcext:value-type="float">
            <text:p>4.9953333333333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est-000017.131k.pipes.131kpipegroups.17.zip</text:p>
          </table:table-cell>
          <table:table-cell office:value-type="float" office:value="2" calcext:value-type="float">
            <text:p>2</text:p>
          </table:table-cell>
          <table:table-cell office:value-type="float" office:value="0.913" calcext:value-type="float">
            <text:p>0.913</text:p>
          </table:table-cell>
          <table:table-cell office:value-type="float" office:value="72.939" calcext:value-type="float">
            <text:p>72.939</text:p>
          </table:table-cell>
          <table:table-cell office:value-type="float" office:value="0.849" calcext:value-type="float">
            <text:p>0.849</text:p>
          </table:table-cell>
          <table:table-cell office:value-type="float" office:value="0.82" calcext:value-type="float">
            <text:p>0.82</text:p>
          </table:table-cell>
          <table:table-cell office:value-type="float" office:value="0.974" calcext:value-type="float">
            <text:p>0.974</text:p>
          </table:table-cell>
          <table:table-cell office:value-type="float" office:value="20000" calcext:value-type="float">
            <text:p>20000</text:p>
          </table:table-cell>
          <table:table-cell office:value-type="float" office:value="16985.428" calcext:value-type="float">
            <text:p>16985.428</text:p>
          </table:table-cell>
          <table:table-cell office:value-type="float" office:value="1177.4" calcext:value-type="float">
            <text:p>1177.4</text:p>
          </table:table-cell>
          <table:table-cell office:value-type="string" calcext:value-type="string">
            <text:p>0.17.7</text:p>
          </table:table-cell>
          <table:table-cell office:value-type="string" calcext:value-type="string">
            <text:p>LinuxHeadless</text:p>
          </table:table-cell>
          <table:table-cell/>
          <table:table-cell office:value-type="string" calcext:value-type="string">
            <text:p>test-000017.131k.pipes.131kpipegroups.17.zip</text:p>
          </table:table-cell>
          <table:table-cell office:value-type="float" office:value="2" calcext:value-type="float">
            <text:p>2</text:p>
          </table:table-cell>
          <table:table-cell office:value-type="float" office:value="0.825" calcext:value-type="float">
            <text:p>0.825</text:p>
          </table:table-cell>
          <table:table-cell office:value-type="float" office:value="73.758" calcext:value-type="float">
            <text:p>73.758</text:p>
          </table:table-cell>
          <table:table-cell office:value-type="float" office:value="0.747" calcext:value-type="float">
            <text:p>0.747</text:p>
          </table:table-cell>
          <table:table-cell office:value-type="float" office:value="0.689" calcext:value-type="float">
            <text:p>0.689</text:p>
          </table:table-cell>
          <table:table-cell office:value-type="float" office:value="1.191" calcext:value-type="float">
            <text:p>1.191</text:p>
          </table:table-cell>
          <table:table-cell office:value-type="float" office:value="20000" calcext:value-type="float">
            <text:p>20000</text:p>
          </table:table-cell>
          <table:table-cell office:value-type="float" office:value="14945.827" calcext:value-type="float">
            <text:p>14945.827</text:p>
          </table:table-cell>
          <table:table-cell office:value-type="float" office:value="1338.1" calcext:value-type="float">
            <text:p>1338.1</text:p>
          </table:table-cell>
          <table:table-cell office:value-type="string" calcext:value-type="string">
            <text:p>0.17.7</text:p>
          </table:table-cell>
          <table:table-cell office:value-type="string" calcext:value-type="string">
            <text:p>LinuxHeadless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est-000017.131k.pipes.131kpipegroups.17.zip</text:p>
          </table:table-cell>
          <table:table-cell office:value-type="float" office:value="3" calcext:value-type="float">
            <text:p>3</text:p>
          </table:table-cell>
          <table:table-cell office:value-type="float" office:value="0.916" calcext:value-type="float">
            <text:p>0.916</text:p>
          </table:table-cell>
          <table:table-cell office:value-type="float" office:value="75.887" calcext:value-type="float">
            <text:p>75.887</text:p>
          </table:table-cell>
          <table:table-cell office:value-type="float" office:value="0.853" calcext:value-type="float">
            <text:p>0.853</text:p>
          </table:table-cell>
          <table:table-cell office:value-type="float" office:value="0.821" calcext:value-type="float">
            <text:p>0.821</text:p>
          </table:table-cell>
          <table:table-cell office:value-type="float" office:value="1.115" calcext:value-type="float">
            <text:p>1.115</text:p>
          </table:table-cell>
          <table:table-cell office:value-type="float" office:value="20000" calcext:value-type="float">
            <text:p>20000</text:p>
          </table:table-cell>
          <table:table-cell office:value-type="float" office:value="17052.185" calcext:value-type="float">
            <text:p>17052.185</text:p>
          </table:table-cell>
          <table:table-cell office:value-type="float" office:value="1172.8" calcext:value-type="float">
            <text:p>1172.8</text:p>
          </table:table-cell>
          <table:table-cell office:value-type="string" calcext:value-type="string">
            <text:p>0.17.7</text:p>
          </table:table-cell>
          <table:table-cell office:value-type="string" calcext:value-type="string">
            <text:p>LinuxHeadless</text:p>
          </table:table-cell>
          <table:table-cell/>
          <table:table-cell office:value-type="string" calcext:value-type="string">
            <text:p>test-000017.131k.pipes.131kpipegroups.17.zip</text:p>
          </table:table-cell>
          <table:table-cell office:value-type="float" office:value="3" calcext:value-type="float">
            <text:p>3</text:p>
          </table:table-cell>
          <table:table-cell office:value-type="float" office:value="0.827" calcext:value-type="float">
            <text:p>0.827</text:p>
          </table:table-cell>
          <table:table-cell office:value-type="float" office:value="90.212" calcext:value-type="float">
            <text:p>90.212</text:p>
          </table:table-cell>
          <table:table-cell office:value-type="float" office:value="0.748" calcext:value-type="float">
            <text:p>0.748</text:p>
          </table:table-cell>
          <table:table-cell office:value-type="float" office:value="0.669" calcext:value-type="float">
            <text:p>0.669</text:p>
          </table:table-cell>
          <table:table-cell office:value-type="float" office:value="1.194" calcext:value-type="float">
            <text:p>1.194</text:p>
          </table:table-cell>
          <table:table-cell office:value-type="float" office:value="20000" calcext:value-type="float">
            <text:p>20000</text:p>
          </table:table-cell>
          <table:table-cell office:value-type="float" office:value="14961.964" calcext:value-type="float">
            <text:p>14961.964</text:p>
          </table:table-cell>
          <table:table-cell office:value-type="float" office:value="1336.7" calcext:value-type="float">
            <text:p>1336.7</text:p>
          </table:table-cell>
          <table:table-cell office:value-type="string" calcext:value-type="string">
            <text:p>0.17.7</text:p>
          </table:table-cell>
          <table:table-cell office:value-type="string" calcext:value-type="string">
            <text:p>LinuxHeadless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est-000017.131k.pipes.131kpipegroups.has_fluid.17.zip</text:p>
          </table:table-cell>
          <table:table-cell office:value-type="float" office:value="1" calcext:value-type="float">
            <text:p>1</text:p>
          </table:table-cell>
          <table:table-cell office:value-type="float" office:value="0.918" calcext:value-type="float">
            <text:p>0.918</text:p>
          </table:table-cell>
          <table:table-cell office:value-type="float" office:value="128.102" calcext:value-type="float">
            <text:p>128.102</text:p>
          </table:table-cell>
          <table:table-cell office:value-type="float" office:value="3.582" calcext:value-type="float">
            <text:p>3.582</text:p>
          </table:table-cell>
          <table:table-cell office:value-type="float" office:value="3.555" calcext:value-type="float">
            <text:p>3.555</text:p>
          </table:table-cell>
          <table:table-cell office:value-type="float" office:value="4.01" calcext:value-type="float">
            <text:p>4.01</text:p>
          </table:table-cell>
          <table:table-cell office:value-type="float" office:value="20000" calcext:value-type="float">
            <text:p>20000</text:p>
          </table:table-cell>
          <table:table-cell office:value-type="float" office:value="71641.159" calcext:value-type="float">
            <text:p>71641.159</text:p>
          </table:table-cell>
          <table:table-cell office:value-type="float" office:value="279.1" calcext:value-type="float">
            <text:p>279.1</text:p>
          </table:table-cell>
          <table:table-cell office:value-type="string" calcext:value-type="string">
            <text:p>0.17.7</text:p>
          </table:table-cell>
          <table:table-cell office:value-type="string" calcext:value-type="string">
            <text:p>LinuxHeadless</text:p>
          </table:table-cell>
          <table:table-cell table:formula="of:=AVERAGE([.E47:.E49])" office:value-type="float" office:value="3.64866666666667" calcext:value-type="float">
            <text:p>3.64866666666667</text:p>
          </table:table-cell>
          <table:table-cell office:value-type="string" calcext:value-type="string">
            <text:p>test-000017.131k.pipes.131kpipegroups.has_fluid.17.zip</text:p>
          </table:table-cell>
          <table:table-cell office:value-type="float" office:value="1" calcext:value-type="float">
            <text:p>1</text:p>
          </table:table-cell>
          <table:table-cell office:value-type="float" office:value="0.838" calcext:value-type="float">
            <text:p>0.838</text:p>
          </table:table-cell>
          <table:table-cell office:value-type="float" office:value="158.624" calcext:value-type="float">
            <text:p>158.624</text:p>
          </table:table-cell>
          <table:table-cell office:value-type="float" office:value="5.373" calcext:value-type="float">
            <text:p>5.373</text:p>
          </table:table-cell>
          <table:table-cell office:value-type="float" office:value="5.328" calcext:value-type="float">
            <text:p>5.328</text:p>
          </table:table-cell>
          <table:table-cell office:value-type="float" office:value="6.179" calcext:value-type="float">
            <text:p>6.179</text:p>
          </table:table-cell>
          <table:table-cell office:value-type="float" office:value="20000" calcext:value-type="float">
            <text:p>20000</text:p>
          </table:table-cell>
          <table:table-cell office:value-type="float" office:value="107455.556" calcext:value-type="float">
            <text:p>107455.556</text:p>
          </table:table-cell>
          <table:table-cell office:value-type="float" office:value="186.1" calcext:value-type="float">
            <text:p>186.1</text:p>
          </table:table-cell>
          <table:table-cell office:value-type="string" calcext:value-type="string">
            <text:p>0.17.7</text:p>
          </table:table-cell>
          <table:table-cell office:value-type="string" calcext:value-type="string">
            <text:p>LinuxHeadless</text:p>
          </table:table-cell>
          <table:table-cell table:formula="of:=AVERAGE([.R47:.R49])" office:value-type="float" office:value="5.37033333333333" calcext:value-type="float">
            <text:p>5.37033333333333</text:p>
          </table:table-cell>
          <table:table-cell office:value-type="float" office:value="5.40233333333333" calcext:value-type="float">
            <text:p>5.4023333333333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est-000017.131k.pipes.131kpipegroups.has_fluid.17.zip</text:p>
          </table:table-cell>
          <table:table-cell office:value-type="float" office:value="2" calcext:value-type="float">
            <text:p>2</text:p>
          </table:table-cell>
          <table:table-cell office:value-type="float" office:value="0.923" calcext:value-type="float">
            <text:p>0.923</text:p>
          </table:table-cell>
          <table:table-cell office:value-type="float" office:value="129.182" calcext:value-type="float">
            <text:p>129.182</text:p>
          </table:table-cell>
          <table:table-cell office:value-type="float" office:value="3.678" calcext:value-type="float">
            <text:p>3.678</text:p>
          </table:table-cell>
          <table:table-cell office:value-type="float" office:value="3.651" calcext:value-type="float">
            <text:p>3.651</text:p>
          </table:table-cell>
          <table:table-cell office:value-type="float" office:value="3.817" calcext:value-type="float">
            <text:p>3.817</text:p>
          </table:table-cell>
          <table:table-cell office:value-type="float" office:value="20000" calcext:value-type="float">
            <text:p>20000</text:p>
          </table:table-cell>
          <table:table-cell office:value-type="float" office:value="73562.155" calcext:value-type="float">
            <text:p>73562.155</text:p>
          </table:table-cell>
          <table:table-cell office:value-type="float" office:value="271.8" calcext:value-type="float">
            <text:p>271.8</text:p>
          </table:table-cell>
          <table:table-cell office:value-type="string" calcext:value-type="string">
            <text:p>0.17.7</text:p>
          </table:table-cell>
          <table:table-cell office:value-type="string" calcext:value-type="string">
            <text:p>LinuxHeadless</text:p>
          </table:table-cell>
          <table:table-cell/>
          <table:table-cell office:value-type="string" calcext:value-type="string">
            <text:p>test-000017.131k.pipes.131kpipegroups.has_fluid.17.zip</text:p>
          </table:table-cell>
          <table:table-cell office:value-type="float" office:value="2" calcext:value-type="float">
            <text:p>2</text:p>
          </table:table-cell>
          <table:table-cell office:value-type="float" office:value="0.829" calcext:value-type="float">
            <text:p>0.829</text:p>
          </table:table-cell>
          <table:table-cell office:value-type="float" office:value="172.725" calcext:value-type="float">
            <text:p>172.725</text:p>
          </table:table-cell>
          <table:table-cell office:value-type="float" office:value="5.356" calcext:value-type="float">
            <text:p>5.356</text:p>
          </table:table-cell>
          <table:table-cell office:value-type="float" office:value="5.314" calcext:value-type="float">
            <text:p>5.314</text:p>
          </table:table-cell>
          <table:table-cell office:value-type="float" office:value="5.888" calcext:value-type="float">
            <text:p>5.888</text:p>
          </table:table-cell>
          <table:table-cell office:value-type="float" office:value="20000" calcext:value-type="float">
            <text:p>20000</text:p>
          </table:table-cell>
          <table:table-cell office:value-type="float" office:value="107120.724" calcext:value-type="float">
            <text:p>107120.724</text:p>
          </table:table-cell>
          <table:table-cell office:value-type="float" office:value="186.7" calcext:value-type="float">
            <text:p>186.7</text:p>
          </table:table-cell>
          <table:table-cell office:value-type="string" calcext:value-type="string">
            <text:p>0.17.7</text:p>
          </table:table-cell>
          <table:table-cell office:value-type="string" calcext:value-type="string">
            <text:p>LinuxHeadless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est-000017.131k.pipes.131kpipegroups.has_fluid.17.zip</text:p>
          </table:table-cell>
          <table:table-cell office:value-type="float" office:value="3" calcext:value-type="float">
            <text:p>3</text:p>
          </table:table-cell>
          <table:table-cell office:value-type="float" office:value="0.921" calcext:value-type="float">
            <text:p>0.921</text:p>
          </table:table-cell>
          <table:table-cell office:value-type="float" office:value="129.253" calcext:value-type="float">
            <text:p>129.253</text:p>
          </table:table-cell>
          <table:table-cell office:value-type="float" office:value="3.686" calcext:value-type="float">
            <text:p>3.686</text:p>
          </table:table-cell>
          <table:table-cell office:value-type="float" office:value="3.659" calcext:value-type="float">
            <text:p>3.659</text:p>
          </table:table-cell>
          <table:table-cell office:value-type="float" office:value="3.82" calcext:value-type="float">
            <text:p>3.82</text:p>
          </table:table-cell>
          <table:table-cell office:value-type="float" office:value="20000" calcext:value-type="float">
            <text:p>20000</text:p>
          </table:table-cell>
          <table:table-cell office:value-type="float" office:value="73718.71" calcext:value-type="float">
            <text:p>73718.71</text:p>
          </table:table-cell>
          <table:table-cell office:value-type="float" office:value="271.3" calcext:value-type="float">
            <text:p>271.3</text:p>
          </table:table-cell>
          <table:table-cell office:value-type="string" calcext:value-type="string">
            <text:p>0.17.7</text:p>
          </table:table-cell>
          <table:table-cell office:value-type="string" calcext:value-type="string">
            <text:p>LinuxHeadless</text:p>
          </table:table-cell>
          <table:table-cell/>
          <table:table-cell office:value-type="string" calcext:value-type="string">
            <text:p>test-000017.131k.pipes.131kpipegroups.has_fluid.17.zip</text:p>
          </table:table-cell>
          <table:table-cell office:value-type="float" office:value="3" calcext:value-type="float">
            <text:p>3</text:p>
          </table:table-cell>
          <table:table-cell office:value-type="float" office:value="0.828" calcext:value-type="float">
            <text:p>0.828</text:p>
          </table:table-cell>
          <table:table-cell office:value-type="float" office:value="157.495" calcext:value-type="float">
            <text:p>157.495</text:p>
          </table:table-cell>
          <table:table-cell office:value-type="float" office:value="5.382" calcext:value-type="float">
            <text:p>5.382</text:p>
          </table:table-cell>
          <table:table-cell office:value-type="float" office:value="5.338" calcext:value-type="float">
            <text:p>5.338</text:p>
          </table:table-cell>
          <table:table-cell office:value-type="float" office:value="6.045" calcext:value-type="float">
            <text:p>6.045</text:p>
          </table:table-cell>
          <table:table-cell office:value-type="float" office:value="20000" calcext:value-type="float">
            <text:p>20000</text:p>
          </table:table-cell>
          <table:table-cell office:value-type="float" office:value="107637.599" calcext:value-type="float">
            <text:p>107637.599</text:p>
          </table:table-cell>
          <table:table-cell office:value-type="float" office:value="185.8" calcext:value-type="float">
            <text:p>185.8</text:p>
          </table:table-cell>
          <table:table-cell office:value-type="string" calcext:value-type="string">
            <text:p>0.17.7</text:p>
          </table:table-cell>
          <table:table-cell office:value-type="string" calcext:value-type="string">
            <text:p>LinuxHeadless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est-000017.131k.pipes.256pipegroups.size512.17.zip</text:p>
          </table:table-cell>
          <table:table-cell office:value-type="float" office:value="1" calcext:value-type="float">
            <text:p>1</text:p>
          </table:table-cell>
          <table:table-cell office:value-type="float" office:value="0.883" calcext:value-type="float">
            <text:p>0.883</text:p>
          </table:table-cell>
          <table:table-cell office:value-type="float" office:value="3.979" calcext:value-type="float">
            <text:p>3.979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3" calcext:value-type="float">
            <text:p>0.003</text:p>
          </table:table-cell>
          <table:table-cell office:value-type="float" office:value="0.105" calcext:value-type="float">
            <text:p>0.105</text:p>
          </table:table-cell>
          <table:table-cell office:value-type="float" office:value="20000" calcext:value-type="float">
            <text:p>20000</text:p>
          </table:table-cell>
          <table:table-cell office:value-type="float" office:value="165.664" calcext:value-type="float">
            <text:p>165.664</text:p>
          </table:table-cell>
          <table:table-cell office:value-type="float" office:value="120726.2" calcext:value-type="float">
            <text:p>120726.2</text:p>
          </table:table-cell>
          <table:table-cell office:value-type="string" calcext:value-type="string">
            <text:p>0.17.7</text:p>
          </table:table-cell>
          <table:table-cell office:value-type="string" calcext:value-type="string">
            <text:p>LinuxHeadless</text:p>
          </table:table-cell>
          <table:table-cell table:formula="of:=AVERAGE([.E50:.E52])" office:value-type="float" office:value="0.008" calcext:value-type="float">
            <text:p>0.008</text:p>
          </table:table-cell>
          <table:table-cell office:value-type="string" calcext:value-type="string">
            <text:p>test-000017.131k.pipes.256pipegroups.size512.17.zip</text:p>
          </table:table-cell>
          <table:table-cell office:value-type="float" office:value="1" calcext:value-type="float">
            <text:p>1</text:p>
          </table:table-cell>
          <table:table-cell office:value-type="float" office:value="0.804" calcext:value-type="float">
            <text:p>0.804</text:p>
          </table:table-cell>
          <table:table-cell office:value-type="float" office:value="4.089" calcext:value-type="float">
            <text:p>4.089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3" calcext:value-type="float">
            <text:p>0.003</text:p>
          </table:table-cell>
          <table:table-cell office:value-type="float" office:value="0.114" calcext:value-type="float">
            <text:p>0.114</text:p>
          </table:table-cell>
          <table:table-cell office:value-type="float" office:value="20000" calcext:value-type="float">
            <text:p>20000</text:p>
          </table:table-cell>
          <table:table-cell office:value-type="float" office:value="145.131" calcext:value-type="float">
            <text:p>145.131</text:p>
          </table:table-cell>
          <table:table-cell office:value-type="float" office:value="137806.5" calcext:value-type="float">
            <text:p>137806.5</text:p>
          </table:table-cell>
          <table:table-cell office:value-type="string" calcext:value-type="string">
            <text:p>0.17.7</text:p>
          </table:table-cell>
          <table:table-cell office:value-type="string" calcext:value-type="string">
            <text:p>LinuxHeadless</text:p>
          </table:table-cell>
          <table:table-cell table:formula="of:=AVERAGE([.R50:.R52])" office:value-type="float" office:value="0.007" calcext:value-type="float">
            <text:p>0.007</text:p>
          </table:table-cell>
          <table:table-cell office:value-type="float" office:value="5.00766666666667" calcext:value-type="float">
            <text:p>5.0076666666666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est-000017.131k.pipes.256pipegroups.size512.17.zip</text:p>
          </table:table-cell>
          <table:table-cell office:value-type="float" office:value="2" calcext:value-type="float">
            <text:p>2</text:p>
          </table:table-cell>
          <table:table-cell office:value-type="float" office:value="0.884" calcext:value-type="float">
            <text:p>0.884</text:p>
          </table:table-cell>
          <table:table-cell office:value-type="float" office:value="3.974" calcext:value-type="float">
            <text:p>3.974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3" calcext:value-type="float">
            <text:p>0.003</text:p>
          </table:table-cell>
          <table:table-cell office:value-type="float" office:value="0.104" calcext:value-type="float">
            <text:p>0.104</text:p>
          </table:table-cell>
          <table:table-cell office:value-type="float" office:value="20000" calcext:value-type="float">
            <text:p>20000</text:p>
          </table:table-cell>
          <table:table-cell office:value-type="float" office:value="162.428" calcext:value-type="float">
            <text:p>162.428</text:p>
          </table:table-cell>
          <table:table-cell office:value-type="float" office:value="123131.4" calcext:value-type="float">
            <text:p>123131.4</text:p>
          </table:table-cell>
          <table:table-cell office:value-type="string" calcext:value-type="string">
            <text:p>0.17.7</text:p>
          </table:table-cell>
          <table:table-cell office:value-type="string" calcext:value-type="string">
            <text:p>LinuxHeadless</text:p>
          </table:table-cell>
          <table:table-cell/>
          <table:table-cell office:value-type="string" calcext:value-type="string">
            <text:p>test-000017.131k.pipes.256pipegroups.size512.17.zip</text:p>
          </table:table-cell>
          <table:table-cell office:value-type="float" office:value="2" calcext:value-type="float">
            <text:p>2</text:p>
          </table:table-cell>
          <table:table-cell office:value-type="float" office:value="0.789" calcext:value-type="float">
            <text:p>0.789</text:p>
          </table:table-cell>
          <table:table-cell office:value-type="float" office:value="4.073" calcext:value-type="float">
            <text:p>4.073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2" calcext:value-type="float">
            <text:p>0.002</text:p>
          </table:table-cell>
          <table:table-cell office:value-type="float" office:value="0.113" calcext:value-type="float">
            <text:p>0.113</text:p>
          </table:table-cell>
          <table:table-cell office:value-type="float" office:value="20000" calcext:value-type="float">
            <text:p>20000</text:p>
          </table:table-cell>
          <table:table-cell office:value-type="float" office:value="144.628" calcext:value-type="float">
            <text:p>144.628</text:p>
          </table:table-cell>
          <table:table-cell office:value-type="float" office:value="138285.8" calcext:value-type="float">
            <text:p>138285.8</text:p>
          </table:table-cell>
          <table:table-cell office:value-type="string" calcext:value-type="string">
            <text:p>0.17.7</text:p>
          </table:table-cell>
          <table:table-cell office:value-type="string" calcext:value-type="string">
            <text:p>LinuxHeadless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est-000017.131k.pipes.256pipegroups.size512.17.zip</text:p>
          </table:table-cell>
          <table:table-cell office:value-type="float" office:value="3" calcext:value-type="float">
            <text:p>3</text:p>
          </table:table-cell>
          <table:table-cell office:value-type="float" office:value="0.883" calcext:value-type="float">
            <text:p>0.883</text:p>
          </table:table-cell>
          <table:table-cell office:value-type="float" office:value="3.978" calcext:value-type="float">
            <text:p>3.978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3" calcext:value-type="float">
            <text:p>0.003</text:p>
          </table:table-cell>
          <table:table-cell office:value-type="float" office:value="0.104" calcext:value-type="float">
            <text:p>0.104</text:p>
          </table:table-cell>
          <table:table-cell office:value-type="float" office:value="20000" calcext:value-type="float">
            <text:p>20000</text:p>
          </table:table-cell>
          <table:table-cell office:value-type="float" office:value="164.555" calcext:value-type="float">
            <text:p>164.555</text:p>
          </table:table-cell>
          <table:table-cell office:value-type="float" office:value="121539.9" calcext:value-type="float">
            <text:p>121539.9</text:p>
          </table:table-cell>
          <table:table-cell office:value-type="string" calcext:value-type="string">
            <text:p>0.17.7</text:p>
          </table:table-cell>
          <table:table-cell office:value-type="string" calcext:value-type="string">
            <text:p>LinuxHeadless</text:p>
          </table:table-cell>
          <table:table-cell/>
          <table:table-cell office:value-type="string" calcext:value-type="string">
            <text:p>test-000017.131k.pipes.256pipegroups.size512.17.zip</text:p>
          </table:table-cell>
          <table:table-cell office:value-type="float" office:value="3" calcext:value-type="float">
            <text:p>3</text:p>
          </table:table-cell>
          <table:table-cell office:value-type="float" office:value="0.795" calcext:value-type="float">
            <text:p>0.795</text:p>
          </table:table-cell>
          <table:table-cell office:value-type="float" office:value="4.083" calcext:value-type="float">
            <text:p>4.083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2" calcext:value-type="float">
            <text:p>0.002</text:p>
          </table:table-cell>
          <table:table-cell office:value-type="float" office:value="0.114" calcext:value-type="float">
            <text:p>0.114</text:p>
          </table:table-cell>
          <table:table-cell office:value-type="float" office:value="20000" calcext:value-type="float">
            <text:p>20000</text:p>
          </table:table-cell>
          <table:table-cell office:value-type="float" office:value="146.635" calcext:value-type="float">
            <text:p>146.635</text:p>
          </table:table-cell>
          <table:table-cell office:value-type="float" office:value="136393" calcext:value-type="float">
            <text:p>136393</text:p>
          </table:table-cell>
          <table:table-cell office:value-type="string" calcext:value-type="string">
            <text:p>0.17.7</text:p>
          </table:table-cell>
          <table:table-cell office:value-type="string" calcext:value-type="string">
            <text:p>LinuxHeadless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est-000017.131k.pipes.256pipegroups.size512.has_fluid.17.zip</text:p>
          </table:table-cell>
          <table:table-cell office:value-type="float" office:value="1" calcext:value-type="float">
            <text:p>1</text:p>
          </table:table-cell>
          <table:table-cell office:value-type="float" office:value="0.882" calcext:value-type="float">
            <text:p>0.882</text:p>
          </table:table-cell>
          <table:table-cell office:value-type="float" office:value="95.116" calcext:value-type="float">
            <text:p>95.116</text:p>
          </table:table-cell>
          <table:table-cell office:value-type="float" office:value="4.565" calcext:value-type="float">
            <text:p>4.565</text:p>
          </table:table-cell>
          <table:table-cell office:value-type="float" office:value="4.532" calcext:value-type="float">
            <text:p>4.532</text:p>
          </table:table-cell>
          <table:table-cell office:value-type="float" office:value="4.722" calcext:value-type="float">
            <text:p>4.722</text:p>
          </table:table-cell>
          <table:table-cell office:value-type="float" office:value="20000" calcext:value-type="float">
            <text:p>20000</text:p>
          </table:table-cell>
          <table:table-cell office:value-type="float" office:value="91306.137" calcext:value-type="float">
            <text:p>91306.137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0.17.7</text:p>
          </table:table-cell>
          <table:table-cell office:value-type="string" calcext:value-type="string">
            <text:p>LinuxHeadless</text:p>
          </table:table-cell>
          <table:table-cell table:formula="of:=AVERAGE([.E53:.E55])" office:value-type="float" office:value="4.57033333333333" calcext:value-type="float">
            <text:p>4.57033333333333</text:p>
          </table:table-cell>
          <table:table-cell office:value-type="string" calcext:value-type="string">
            <text:p>test-000017.131k.pipes.256pipegroups.size512.has_fluid.17.zip</text:p>
          </table:table-cell>
          <table:table-cell office:value-type="float" office:value="1" calcext:value-type="float">
            <text:p>1</text:p>
          </table:table-cell>
          <table:table-cell office:value-type="float" office:value="0.805" calcext:value-type="float">
            <text:p>0.805</text:p>
          </table:table-cell>
          <table:table-cell office:value-type="float" office:value="87.13" calcext:value-type="float">
            <text:p>87.13</text:p>
          </table:table-cell>
          <table:table-cell office:value-type="float" office:value="4.159" calcext:value-type="float">
            <text:p>4.159</text:p>
          </table:table-cell>
          <table:table-cell office:value-type="float" office:value="4.119" calcext:value-type="float">
            <text:p>4.119</text:p>
          </table:table-cell>
          <table:table-cell office:value-type="float" office:value="4.462" calcext:value-type="float">
            <text:p>4.462</text:p>
          </table:table-cell>
          <table:table-cell office:value-type="float" office:value="20000" calcext:value-type="float">
            <text:p>20000</text:p>
          </table:table-cell>
          <table:table-cell office:value-type="float" office:value="83183.365" calcext:value-type="float">
            <text:p>83183.365</text:p>
          </table:table-cell>
          <table:table-cell office:value-type="float" office:value="240.4" calcext:value-type="float">
            <text:p>240.4</text:p>
          </table:table-cell>
          <table:table-cell office:value-type="string" calcext:value-type="string">
            <text:p>0.17.7</text:p>
          </table:table-cell>
          <table:table-cell office:value-type="string" calcext:value-type="string">
            <text:p>LinuxHeadless</text:p>
          </table:table-cell>
          <table:table-cell table:formula="of:=AVERAGE([.R53:.R55])" office:value-type="float" office:value="4.17966666666667" calcext:value-type="float">
            <text:p>4.17966666666667</text:p>
          </table:table-cell>
          <table:table-cell office:value-type="float" office:value="5.56066666666667" calcext:value-type="float">
            <text:p>5.5606666666666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est-000017.131k.pipes.256pipegroups.size512.has_fluid.17.zip</text:p>
          </table:table-cell>
          <table:table-cell office:value-type="float" office:value="2" calcext:value-type="float">
            <text:p>2</text:p>
          </table:table-cell>
          <table:table-cell office:value-type="float" office:value="0.883" calcext:value-type="float">
            <text:p>0.883</text:p>
          </table:table-cell>
          <table:table-cell office:value-type="float" office:value="95.268" calcext:value-type="float">
            <text:p>95.268</text:p>
          </table:table-cell>
          <table:table-cell office:value-type="float" office:value="4.573" calcext:value-type="float">
            <text:p>4.573</text:p>
          </table:table-cell>
          <table:table-cell office:value-type="float" office:value="4.515" calcext:value-type="float">
            <text:p>4.515</text:p>
          </table:table-cell>
          <table:table-cell office:value-type="float" office:value="4.814" calcext:value-type="float">
            <text:p>4.814</text:p>
          </table:table-cell>
          <table:table-cell office:value-type="float" office:value="20000" calcext:value-type="float">
            <text:p>20000</text:p>
          </table:table-cell>
          <table:table-cell office:value-type="float" office:value="91454.341" calcext:value-type="float">
            <text:p>91454.341</text:p>
          </table:table-cell>
          <table:table-cell office:value-type="float" office:value="218.6" calcext:value-type="float">
            <text:p>218.6</text:p>
          </table:table-cell>
          <table:table-cell office:value-type="string" calcext:value-type="string">
            <text:p>0.17.7</text:p>
          </table:table-cell>
          <table:table-cell office:value-type="string" calcext:value-type="string">
            <text:p>LinuxHeadless</text:p>
          </table:table-cell>
          <table:table-cell/>
          <table:table-cell office:value-type="string" calcext:value-type="string">
            <text:p>test-000017.131k.pipes.256pipegroups.size512.has_fluid.17.zip</text:p>
          </table:table-cell>
          <table:table-cell office:value-type="float" office:value="2" calcext:value-type="float">
            <text:p>2</text:p>
          </table:table-cell>
          <table:table-cell office:value-type="float" office:value="0.792" calcext:value-type="float">
            <text:p>0.792</text:p>
          </table:table-cell>
          <table:table-cell office:value-type="float" office:value="88.51" calcext:value-type="float">
            <text:p>88.51</text:p>
          </table:table-cell>
          <table:table-cell office:value-type="float" office:value="4.229" calcext:value-type="float">
            <text:p>4.229</text:p>
          </table:table-cell>
          <table:table-cell office:value-type="float" office:value="4.187" calcext:value-type="float">
            <text:p>4.187</text:p>
          </table:table-cell>
          <table:table-cell office:value-type="float" office:value="4.574" calcext:value-type="float">
            <text:p>4.574</text:p>
          </table:table-cell>
          <table:table-cell office:value-type="float" office:value="20000" calcext:value-type="float">
            <text:p>20000</text:p>
          </table:table-cell>
          <table:table-cell office:value-type="float" office:value="84575.813" calcext:value-type="float">
            <text:p>84575.813</text:p>
          </table:table-cell>
          <table:table-cell office:value-type="float" office:value="236.4" calcext:value-type="float">
            <text:p>236.4</text:p>
          </table:table-cell>
          <table:table-cell office:value-type="string" calcext:value-type="string">
            <text:p>0.17.7</text:p>
          </table:table-cell>
          <table:table-cell office:value-type="string" calcext:value-type="string">
            <text:p>LinuxHeadless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est-000017.131k.pipes.256pipegroups.size512.has_fluid.17.zip</text:p>
          </table:table-cell>
          <table:table-cell office:value-type="float" office:value="3" calcext:value-type="float">
            <text:p>3</text:p>
          </table:table-cell>
          <table:table-cell office:value-type="float" office:value="0.884" calcext:value-type="float">
            <text:p>0.884</text:p>
          </table:table-cell>
          <table:table-cell office:value-type="float" office:value="95.274" calcext:value-type="float">
            <text:p>95.274</text:p>
          </table:table-cell>
          <table:table-cell office:value-type="float" office:value="4.573" calcext:value-type="float">
            <text:p>4.573</text:p>
          </table:table-cell>
          <table:table-cell office:value-type="float" office:value="4.524" calcext:value-type="float">
            <text:p>4.524</text:p>
          </table:table-cell>
          <table:table-cell office:value-type="float" office:value="4.751" calcext:value-type="float">
            <text:p>4.751</text:p>
          </table:table-cell>
          <table:table-cell office:value-type="float" office:value="20000" calcext:value-type="float">
            <text:p>20000</text:p>
          </table:table-cell>
          <table:table-cell office:value-type="float" office:value="91460.216" calcext:value-type="float">
            <text:p>91460.216</text:p>
          </table:table-cell>
          <table:table-cell office:value-type="float" office:value="218.6" calcext:value-type="float">
            <text:p>218.6</text:p>
          </table:table-cell>
          <table:table-cell office:value-type="string" calcext:value-type="string">
            <text:p>0.17.7</text:p>
          </table:table-cell>
          <table:table-cell office:value-type="string" calcext:value-type="string">
            <text:p>LinuxHeadless</text:p>
          </table:table-cell>
          <table:table-cell/>
          <table:table-cell office:value-type="string" calcext:value-type="string">
            <text:p>test-000017.131k.pipes.256pipegroups.size512.has_fluid.17.zip</text:p>
          </table:table-cell>
          <table:table-cell office:value-type="float" office:value="3" calcext:value-type="float">
            <text:p>3</text:p>
          </table:table-cell>
          <table:table-cell office:value-type="float" office:value="0.79" calcext:value-type="float">
            <text:p>0.79</text:p>
          </table:table-cell>
          <table:table-cell office:value-type="float" office:value="86.942" calcext:value-type="float">
            <text:p>86.942</text:p>
          </table:table-cell>
          <table:table-cell office:value-type="float" office:value="4.151" calcext:value-type="float">
            <text:p>4.151</text:p>
          </table:table-cell>
          <table:table-cell office:value-type="float" office:value="4.115" calcext:value-type="float">
            <text:p>4.115</text:p>
          </table:table-cell>
          <table:table-cell office:value-type="float" office:value="4.545" calcext:value-type="float">
            <text:p>4.545</text:p>
          </table:table-cell>
          <table:table-cell office:value-type="float" office:value="20000" calcext:value-type="float">
            <text:p>20000</text:p>
          </table:table-cell>
          <table:table-cell office:value-type="float" office:value="83010.357" calcext:value-type="float">
            <text:p>83010.357</text:p>
          </table:table-cell>
          <table:table-cell office:value-type="float" office:value="240.9" calcext:value-type="float">
            <text:p>240.9</text:p>
          </table:table-cell>
          <table:table-cell office:value-type="string" calcext:value-type="string">
            <text:p>0.17.7</text:p>
          </table:table-cell>
          <table:table-cell office:value-type="string" calcext:value-type="string">
            <text:p>LinuxHeadless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est-000017.90k_cars_compact.17.zip</text:p>
          </table:table-cell>
          <table:table-cell office:value-type="float" office:value="1" calcext:value-type="float">
            <text:p>1</text:p>
          </table:table-cell>
          <table:table-cell office:value-type="float" office:value="1.576" calcext:value-type="float">
            <text:p>1.576</text:p>
          </table:table-cell>
          <table:table-cell office:value-type="float" office:value="234.352" calcext:value-type="float">
            <text:p>234.352</text:p>
          </table:table-cell>
          <table:table-cell office:value-type="float" office:value="11.612" calcext:value-type="float">
            <text:p>11.612</text:p>
          </table:table-cell>
          <table:table-cell office:value-type="float" office:value="11.577" calcext:value-type="float">
            <text:p>11.577</text:p>
          </table:table-cell>
          <table:table-cell office:value-type="float" office:value="11.736" calcext:value-type="float">
            <text:p>11.736</text:p>
          </table:table-cell>
          <table:table-cell office:value-type="float" office:value="20000" calcext:value-type="float">
            <text:p>20000</text:p>
          </table:table-cell>
          <table:table-cell office:value-type="float" office:value="232242.212" calcext:value-type="float">
            <text:p>232242.212</text:p>
          </table:table-cell>
          <table:table-cell office:value-type="float" office:value="86.1" calcext:value-type="float">
            <text:p>86.1</text:p>
          </table:table-cell>
          <table:table-cell office:value-type="string" calcext:value-type="string">
            <text:p>0.17.7</text:p>
          </table:table-cell>
          <table:table-cell office:value-type="string" calcext:value-type="string">
            <text:p>LinuxHeadless</text:p>
          </table:table-cell>
          <table:table-cell table:formula="of:=AVERAGE([.E56:.E58])" office:value-type="float" office:value="11.821" calcext:value-type="float">
            <text:p>11.821</text:p>
          </table:table-cell>
          <table:table-cell office:value-type="string" calcext:value-type="string">
            <text:p>test-000017.90k_cars_compact.17.zip</text:p>
          </table:table-cell>
          <table:table-cell office:value-type="float" office:value="1" calcext:value-type="float">
            <text:p>1</text:p>
          </table:table-cell>
          <table:table-cell office:value-type="float" office:value="1.562" calcext:value-type="float">
            <text:p>1.562</text:p>
          </table:table-cell>
          <table:table-cell office:value-type="float" office:value="327.404" calcext:value-type="float">
            <text:p>327.404</text:p>
          </table:table-cell>
          <table:table-cell office:value-type="float" office:value="16.266" calcext:value-type="float">
            <text:p>16.266</text:p>
          </table:table-cell>
          <table:table-cell office:value-type="float" office:value="16.206" calcext:value-type="float">
            <text:p>16.206</text:p>
          </table:table-cell>
          <table:table-cell office:value-type="float" office:value="17.238" calcext:value-type="float">
            <text:p>17.238</text:p>
          </table:table-cell>
          <table:table-cell office:value-type="float" office:value="20000" calcext:value-type="float">
            <text:p>20000</text:p>
          </table:table-cell>
          <table:table-cell office:value-type="float" office:value="325314.802" calcext:value-type="float">
            <text:p>325314.802</text:p>
          </table:table-cell>
          <table:table-cell office:value-type="float" office:value="61.4" calcext:value-type="float">
            <text:p>61.4</text:p>
          </table:table-cell>
          <table:table-cell office:value-type="string" calcext:value-type="string">
            <text:p>0.17.7</text:p>
          </table:table-cell>
          <table:table-cell office:value-type="string" calcext:value-type="string">
            <text:p>LinuxHeadless</text:p>
          </table:table-cell>
          <table:table-cell table:formula="of:=AVERAGE([.R56:.R58])" office:value-type="float" office:value="16.1843333333333" calcext:value-type="float">
            <text:p>16.1843333333333</text:p>
          </table:table-cell>
          <table:table-cell office:value-type="float" office:value="16.3563333333333" calcext:value-type="float">
            <text:p>16.356333333333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est-000017.90k_cars_compact.17.zip</text:p>
          </table:table-cell>
          <table:table-cell office:value-type="float" office:value="2" calcext:value-type="float">
            <text:p>2</text:p>
          </table:table-cell>
          <table:table-cell office:value-type="float" office:value="1.583" calcext:value-type="float">
            <text:p>1.583</text:p>
          </table:table-cell>
          <table:table-cell office:value-type="float" office:value="240.757" calcext:value-type="float">
            <text:p>240.757</text:p>
          </table:table-cell>
          <table:table-cell office:value-type="float" office:value="11.932" calcext:value-type="float">
            <text:p>11.932</text:p>
          </table:table-cell>
          <table:table-cell office:value-type="float" office:value="11.896" calcext:value-type="float">
            <text:p>11.896</text:p>
          </table:table-cell>
          <table:table-cell office:value-type="float" office:value="12.164" calcext:value-type="float">
            <text:p>12.164</text:p>
          </table:table-cell>
          <table:table-cell office:value-type="float" office:value="20000" calcext:value-type="float">
            <text:p>20000</text:p>
          </table:table-cell>
          <table:table-cell office:value-type="float" office:value="238635.104" calcext:value-type="float">
            <text:p>238635.104</text:p>
          </table:table-cell>
          <table:table-cell office:value-type="float" office:value="83.8" calcext:value-type="float">
            <text:p>83.8</text:p>
          </table:table-cell>
          <table:table-cell office:value-type="string" calcext:value-type="string">
            <text:p>0.17.7</text:p>
          </table:table-cell>
          <table:table-cell office:value-type="string" calcext:value-type="string">
            <text:p>LinuxHeadless</text:p>
          </table:table-cell>
          <table:table-cell/>
          <table:table-cell office:value-type="string" calcext:value-type="string">
            <text:p>test-000017.90k_cars_compact.17.zip</text:p>
          </table:table-cell>
          <table:table-cell office:value-type="float" office:value="2" calcext:value-type="float">
            <text:p>2</text:p>
          </table:table-cell>
          <table:table-cell office:value-type="float" office:value="1.547" calcext:value-type="float">
            <text:p>1.547</text:p>
          </table:table-cell>
          <table:table-cell office:value-type="float" office:value="325.526" calcext:value-type="float">
            <text:p>325.526</text:p>
          </table:table-cell>
          <table:table-cell office:value-type="float" office:value="16.173" calcext:value-type="float">
            <text:p>16.173</text:p>
          </table:table-cell>
          <table:table-cell office:value-type="float" office:value="16.113" calcext:value-type="float">
            <text:p>16.113</text:p>
          </table:table-cell>
          <table:table-cell office:value-type="float" office:value="16.668" calcext:value-type="float">
            <text:p>16.668</text:p>
          </table:table-cell>
          <table:table-cell office:value-type="float" office:value="20000" calcext:value-type="float">
            <text:p>20000</text:p>
          </table:table-cell>
          <table:table-cell office:value-type="float" office:value="323458.203" calcext:value-type="float">
            <text:p>323458.203</text:p>
          </table:table-cell>
          <table:table-cell office:value-type="float" office:value="61.8" calcext:value-type="float">
            <text:p>61.8</text:p>
          </table:table-cell>
          <table:table-cell office:value-type="string" calcext:value-type="string">
            <text:p>0.17.7</text:p>
          </table:table-cell>
          <table:table-cell office:value-type="string" calcext:value-type="string">
            <text:p>LinuxHeadless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est-000017.90k_cars_compact.17.zip</text:p>
          </table:table-cell>
          <table:table-cell office:value-type="float" office:value="3" calcext:value-type="float">
            <text:p>3</text:p>
          </table:table-cell>
          <table:table-cell office:value-type="float" office:value="1.583" calcext:value-type="float">
            <text:p>1.583</text:p>
          </table:table-cell>
          <table:table-cell office:value-type="float" office:value="240.51" calcext:value-type="float">
            <text:p>240.51</text:p>
          </table:table-cell>
          <table:table-cell office:value-type="float" office:value="11.919" calcext:value-type="float">
            <text:p>11.919</text:p>
          </table:table-cell>
          <table:table-cell office:value-type="float" office:value="11.882" calcext:value-type="float">
            <text:p>11.882</text:p>
          </table:table-cell>
          <table:table-cell office:value-type="float" office:value="12.143" calcext:value-type="float">
            <text:p>12.143</text:p>
          </table:table-cell>
          <table:table-cell office:value-type="float" office:value="20000" calcext:value-type="float">
            <text:p>20000</text:p>
          </table:table-cell>
          <table:table-cell office:value-type="float" office:value="238386.504" calcext:value-type="float">
            <text:p>238386.504</text:p>
          </table:table-cell>
          <table:table-cell office:value-type="float" office:value="83.8" calcext:value-type="float">
            <text:p>83.8</text:p>
          </table:table-cell>
          <table:table-cell office:value-type="string" calcext:value-type="string">
            <text:p>0.17.7</text:p>
          </table:table-cell>
          <table:table-cell office:value-type="string" calcext:value-type="string">
            <text:p>LinuxHeadless</text:p>
          </table:table-cell>
          <table:table-cell/>
          <table:table-cell office:value-type="string" calcext:value-type="string">
            <text:p>test-000017.90k_cars_compact.17.zip</text:p>
          </table:table-cell>
          <table:table-cell office:value-type="float" office:value="3" calcext:value-type="float">
            <text:p>3</text:p>
          </table:table-cell>
          <table:table-cell office:value-type="float" office:value="1.541" calcext:value-type="float">
            <text:p>1.541</text:p>
          </table:table-cell>
          <table:table-cell office:value-type="float" office:value="324.343" calcext:value-type="float">
            <text:p>324.343</text:p>
          </table:table-cell>
          <table:table-cell office:value-type="float" office:value="16.114" calcext:value-type="float">
            <text:p>16.114</text:p>
          </table:table-cell>
          <table:table-cell office:value-type="float" office:value="16.055" calcext:value-type="float">
            <text:p>16.055</text:p>
          </table:table-cell>
          <table:table-cell office:value-type="float" office:value="16.527" calcext:value-type="float">
            <text:p>16.527</text:p>
          </table:table-cell>
          <table:table-cell office:value-type="float" office:value="20000" calcext:value-type="float">
            <text:p>20000</text:p>
          </table:table-cell>
          <table:table-cell office:value-type="float" office:value="322283.033" calcext:value-type="float">
            <text:p>322283.03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17.7</text:p>
          </table:table-cell>
          <table:table-cell office:value-type="string" calcext:value-type="string">
            <text:p>LinuxHeadless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est-000017.90k_cars_sparse.17.zip</text:p>
          </table:table-cell>
          <table:table-cell office:value-type="float" office:value="1" calcext:value-type="float">
            <text:p>1</text:p>
          </table:table-cell>
          <table:table-cell office:value-type="float" office:value="1.567" calcext:value-type="float">
            <text:p>1.567</text:p>
          </table:table-cell>
          <table:table-cell office:value-type="float" office:value="259.694" calcext:value-type="float">
            <text:p>259.694</text:p>
          </table:table-cell>
          <table:table-cell office:value-type="float" office:value="12.877" calcext:value-type="float">
            <text:p>12.877</text:p>
          </table:table-cell>
          <table:table-cell office:value-type="float" office:value="12.842" calcext:value-type="float">
            <text:p>12.842</text:p>
          </table:table-cell>
          <table:table-cell office:value-type="float" office:value="13.174" calcext:value-type="float">
            <text:p>13.174</text:p>
          </table:table-cell>
          <table:table-cell office:value-type="float" office:value="20000" calcext:value-type="float">
            <text:p>20000</text:p>
          </table:table-cell>
          <table:table-cell office:value-type="float" office:value="257541.432" calcext:value-type="float">
            <text:p>257541.432</text:p>
          </table:table-cell>
          <table:table-cell office:value-type="float" office:value="77.6" calcext:value-type="float">
            <text:p>77.6</text:p>
          </table:table-cell>
          <table:table-cell office:value-type="string" calcext:value-type="string">
            <text:p>0.17.7</text:p>
          </table:table-cell>
          <table:table-cell office:value-type="string" calcext:value-type="string">
            <text:p>LinuxHeadless</text:p>
          </table:table-cell>
          <table:table-cell table:formula="of:=AVERAGE([.E59:.E61])" office:value-type="float" office:value="13.1436666666667" calcext:value-type="float">
            <text:p>13.1436666666667</text:p>
          </table:table-cell>
          <table:table-cell office:value-type="string" calcext:value-type="string">
            <text:p>test-000017.90k_cars_sparse.17.zip</text:p>
          </table:table-cell>
          <table:table-cell office:value-type="float" office:value="1" calcext:value-type="float">
            <text:p>1</text:p>
          </table:table-cell>
          <table:table-cell office:value-type="float" office:value="1.551" calcext:value-type="float">
            <text:p>1.551</text:p>
          </table:table-cell>
          <table:table-cell office:value-type="float" office:value="360.669" calcext:value-type="float">
            <text:p>360.669</text:p>
          </table:table-cell>
          <table:table-cell office:value-type="float" office:value="17.927" calcext:value-type="float">
            <text:p>17.927</text:p>
          </table:table-cell>
          <table:table-cell office:value-type="float" office:value="17.817" calcext:value-type="float">
            <text:p>17.817</text:p>
          </table:table-cell>
          <table:table-cell office:value-type="float" office:value="18.309" calcext:value-type="float">
            <text:p>18.309</text:p>
          </table:table-cell>
          <table:table-cell office:value-type="float" office:value="20000" calcext:value-type="float">
            <text:p>20000</text:p>
          </table:table-cell>
          <table:table-cell office:value-type="float" office:value="358545.158" calcext:value-type="float">
            <text:p>358545.158</text:p>
          </table:table-cell>
          <table:table-cell office:value-type="float" office:value="55.7" calcext:value-type="float">
            <text:p>55.7</text:p>
          </table:table-cell>
          <table:table-cell office:value-type="string" calcext:value-type="string">
            <text:p>0.17.7</text:p>
          </table:table-cell>
          <table:table-cell office:value-type="string" calcext:value-type="string">
            <text:p>LinuxHeadless</text:p>
          </table:table-cell>
          <table:table-cell table:formula="of:=AVERAGE([.R59:.R61])" office:value-type="float" office:value="17.7396666666667" calcext:value-type="float">
            <text:p>17.7396666666667</text:p>
          </table:table-cell>
          <table:table-cell office:value-type="float" office:value="17.0206666666667" calcext:value-type="float">
            <text:p>17.020666666666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est-000017.90k_cars_sparse.17.zip</text:p>
          </table:table-cell>
          <table:table-cell office:value-type="float" office:value="2" calcext:value-type="float">
            <text:p>2</text:p>
          </table:table-cell>
          <table:table-cell office:value-type="float" office:value="1.569" calcext:value-type="float">
            <text:p>1.569</text:p>
          </table:table-cell>
          <table:table-cell office:value-type="float" office:value="268.946" calcext:value-type="float">
            <text:p>268.946</text:p>
          </table:table-cell>
          <table:table-cell office:value-type="float" office:value="13.339" calcext:value-type="float">
            <text:p>13.339</text:p>
          </table:table-cell>
          <table:table-cell office:value-type="float" office:value="13.299" calcext:value-type="float">
            <text:p>13.299</text:p>
          </table:table-cell>
          <table:table-cell office:value-type="float" office:value="13.466" calcext:value-type="float">
            <text:p>13.466</text:p>
          </table:table-cell>
          <table:table-cell office:value-type="float" office:value="20000" calcext:value-type="float">
            <text:p>20000</text:p>
          </table:table-cell>
          <table:table-cell office:value-type="float" office:value="266784.785" calcext:value-type="float">
            <text:p>266784.785</text:p>
          </table:table-cell>
          <table:table-cell office:value-type="float" office:value="74.9" calcext:value-type="float">
            <text:p>74.9</text:p>
          </table:table-cell>
          <table:table-cell office:value-type="string" calcext:value-type="string">
            <text:p>0.17.7</text:p>
          </table:table-cell>
          <table:table-cell office:value-type="string" calcext:value-type="string">
            <text:p>LinuxHeadless</text:p>
          </table:table-cell>
          <table:table-cell/>
          <table:table-cell office:value-type="string" calcext:value-type="string">
            <text:p>test-000017.90k_cars_sparse.17.zip</text:p>
          </table:table-cell>
          <table:table-cell office:value-type="float" office:value="2" calcext:value-type="float">
            <text:p>2</text:p>
          </table:table-cell>
          <table:table-cell office:value-type="float" office:value="1.528" calcext:value-type="float">
            <text:p>1.528</text:p>
          </table:table-cell>
          <table:table-cell office:value-type="float" office:value="356.082" calcext:value-type="float">
            <text:p>356.082</text:p>
          </table:table-cell>
          <table:table-cell office:value-type="float" office:value="17.699" calcext:value-type="float">
            <text:p>17.699</text:p>
          </table:table-cell>
          <table:table-cell office:value-type="float" office:value="17.636" calcext:value-type="float">
            <text:p>17.636</text:p>
          </table:table-cell>
          <table:table-cell office:value-type="float" office:value="18.304" calcext:value-type="float">
            <text:p>18.304</text:p>
          </table:table-cell>
          <table:table-cell office:value-type="float" office:value="20000" calcext:value-type="float">
            <text:p>20000</text:p>
          </table:table-cell>
          <table:table-cell office:value-type="float" office:value="353981.622" calcext:value-type="float">
            <text:p>353981.622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0.17.7</text:p>
          </table:table-cell>
          <table:table-cell office:value-type="string" calcext:value-type="string">
            <text:p>LinuxHeadless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est-000017.90k_cars_sparse.17.zip</text:p>
          </table:table-cell>
          <table:table-cell office:value-type="float" office:value="3" calcext:value-type="float">
            <text:p>3</text:p>
          </table:table-cell>
          <table:table-cell office:value-type="float" office:value="1.568" calcext:value-type="float">
            <text:p>1.568</text:p>
          </table:table-cell>
          <table:table-cell office:value-type="float" office:value="266.459" calcext:value-type="float">
            <text:p>266.459</text:p>
          </table:table-cell>
          <table:table-cell office:value-type="float" office:value="13.215" calcext:value-type="float">
            <text:p>13.215</text:p>
          </table:table-cell>
          <table:table-cell office:value-type="float" office:value="13.176" calcext:value-type="float">
            <text:p>13.176</text:p>
          </table:table-cell>
          <table:table-cell office:value-type="float" office:value="13.346" calcext:value-type="float">
            <text:p>13.346</text:p>
          </table:table-cell>
          <table:table-cell office:value-type="float" office:value="20000" calcext:value-type="float">
            <text:p>20000</text:p>
          </table:table-cell>
          <table:table-cell office:value-type="float" office:value="264301.865" calcext:value-type="float">
            <text:p>264301.865</text:p>
          </table:table-cell>
          <table:table-cell office:value-type="float" office:value="75.6" calcext:value-type="float">
            <text:p>75.6</text:p>
          </table:table-cell>
          <table:table-cell office:value-type="string" calcext:value-type="string">
            <text:p>0.17.7</text:p>
          </table:table-cell>
          <table:table-cell office:value-type="string" calcext:value-type="string">
            <text:p>LinuxHeadless</text:p>
          </table:table-cell>
          <table:table-cell/>
          <table:table-cell office:value-type="string" calcext:value-type="string">
            <text:p>test-000017.90k_cars_sparse.17.zip</text:p>
          </table:table-cell>
          <table:table-cell office:value-type="float" office:value="3" calcext:value-type="float">
            <text:p>3</text:p>
          </table:table-cell>
          <table:table-cell office:value-type="float" office:value="1.526" calcext:value-type="float">
            <text:p>1.526</text:p>
          </table:table-cell>
          <table:table-cell office:value-type="float" office:value="353.96" calcext:value-type="float">
            <text:p>353.96</text:p>
          </table:table-cell>
          <table:table-cell office:value-type="float" office:value="17.593" calcext:value-type="float">
            <text:p>17.593</text:p>
          </table:table-cell>
          <table:table-cell office:value-type="float" office:value="17.533" calcext:value-type="float">
            <text:p>17.533</text:p>
          </table:table-cell>
          <table:table-cell office:value-type="float" office:value="18.252" calcext:value-type="float">
            <text:p>18.252</text:p>
          </table:table-cell>
          <table:table-cell office:value-type="float" office:value="20000" calcext:value-type="float">
            <text:p>20000</text:p>
          </table:table-cell>
          <table:table-cell office:value-type="float" office:value="351859.595" calcext:value-type="float">
            <text:p>351859.595</text:p>
          </table:table-cell>
          <table:table-cell office:value-type="float" office:value="56.8" calcext:value-type="float">
            <text:p>56.8</text:p>
          </table:table-cell>
          <table:table-cell office:value-type="string" calcext:value-type="string">
            <text:p>0.17.7</text:p>
          </table:table-cell>
          <table:table-cell office:value-type="string" calcext:value-type="string">
            <text:p>LinuxHeadless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est-000017.allaizn.trains_show_3.foo.17.zip</text:p>
          </table:table-cell>
          <table:table-cell office:value-type="float" office:value="1" calcext:value-type="float">
            <text:p>1</text:p>
          </table:table-cell>
          <table:table-cell office:value-type="float" office:value="0.895" calcext:value-type="float">
            <text:p>0.895</text:p>
          </table:table-cell>
          <table:table-cell office:value-type="float" office:value="23.221" calcext:value-type="float">
            <text:p>23.221</text:p>
          </table:table-cell>
          <table:table-cell office:value-type="float" office:value="1.1" calcext:value-type="float">
            <text:p>1.1</text:p>
          </table:table-cell>
          <table:table-cell office:value-type="float" office:value="0.778" calcext:value-type="float">
            <text:p>0.778</text:p>
          </table:table-cell>
          <table:table-cell office:value-type="float" office:value="2.782" calcext:value-type="float">
            <text:p>2.782</text:p>
          </table:table-cell>
          <table:table-cell office:value-type="float" office:value="20000" calcext:value-type="float">
            <text:p>20000</text:p>
          </table:table-cell>
          <table:table-cell office:value-type="float" office:value="22004.356" calcext:value-type="float">
            <text:p>22004.356</text:p>
          </table:table-cell>
          <table:table-cell office:value-type="float" office:value="908.9" calcext:value-type="float">
            <text:p>908.9</text:p>
          </table:table-cell>
          <table:table-cell office:value-type="string" calcext:value-type="string">
            <text:p>0.17.7</text:p>
          </table:table-cell>
          <table:table-cell office:value-type="string" calcext:value-type="string">
            <text:p>LinuxHeadless</text:p>
          </table:table-cell>
          <table:table-cell table:formula="of:=AVERAGE([.E62:.E64])" office:value-type="float" office:value="1.10266666666667" calcext:value-type="float">
            <text:p>1.10266666666667</text:p>
          </table:table-cell>
          <table:table-cell office:value-type="string" calcext:value-type="string">
            <text:p>test-000017.allaizn.trains_show_3.foo.17.zip</text:p>
          </table:table-cell>
          <table:table-cell office:value-type="float" office:value="1" calcext:value-type="float">
            <text:p>1</text:p>
          </table:table-cell>
          <table:table-cell office:value-type="float" office:value="0.808" calcext:value-type="float">
            <text:p>0.808</text:p>
          </table:table-cell>
          <table:table-cell office:value-type="float" office:value="21.651" calcext:value-type="float">
            <text:p>21.651</text:p>
          </table:table-cell>
          <table:table-cell office:value-type="float" office:value="1.028" calcext:value-type="float">
            <text:p>1.028</text:p>
          </table:table-cell>
          <table:table-cell office:value-type="float" office:value="0.719" calcext:value-type="float">
            <text:p>0.719</text:p>
          </table:table-cell>
          <table:table-cell office:value-type="float" office:value="3.319" calcext:value-type="float">
            <text:p>3.319</text:p>
          </table:table-cell>
          <table:table-cell office:value-type="float" office:value="20000" calcext:value-type="float">
            <text:p>20000</text:p>
          </table:table-cell>
          <table:table-cell office:value-type="float" office:value="20557.436" calcext:value-type="float">
            <text:p>20557.436</text:p>
          </table:table-cell>
          <table:table-cell office:value-type="float" office:value="972.8" calcext:value-type="float">
            <text:p>972.8</text:p>
          </table:table-cell>
          <table:table-cell office:value-type="string" calcext:value-type="string">
            <text:p>0.17.7</text:p>
          </table:table-cell>
          <table:table-cell office:value-type="string" calcext:value-type="string">
            <text:p>LinuxHeadless</text:p>
          </table:table-cell>
          <table:table-cell table:formula="of:=AVERAGE([.R62:.R64])" office:value-type="float" office:value="1.06" calcext:value-type="float">
            <text:p>1.06</text:p>
          </table:table-cell>
          <table:table-cell office:value-type="float" office:value="1.63733333333333" calcext:value-type="float">
            <text:p>1.6373333333333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est-000017.allaizn.trains_show_3.foo.17.zip</text:p>
          </table:table-cell>
          <table:table-cell office:value-type="float" office:value="2" calcext:value-type="float">
            <text:p>2</text:p>
          </table:table-cell>
          <table:table-cell office:value-type="float" office:value="0.901" calcext:value-type="float">
            <text:p>0.901</text:p>
          </table:table-cell>
          <table:table-cell office:value-type="float" office:value="23.396" calcext:value-type="float">
            <text:p>23.396</text:p>
          </table:table-cell>
          <table:table-cell office:value-type="float" office:value="1.109" calcext:value-type="float">
            <text:p>1.109</text:p>
          </table:table-cell>
          <table:table-cell office:value-type="float" office:value="0.78" calcext:value-type="float">
            <text:p>0.78</text:p>
          </table:table-cell>
          <table:table-cell office:value-type="float" office:value="2.792" calcext:value-type="float">
            <text:p>2.792</text:p>
          </table:table-cell>
          <table:table-cell office:value-type="float" office:value="20000" calcext:value-type="float">
            <text:p>20000</text:p>
          </table:table-cell>
          <table:table-cell office:value-type="float" office:value="22171.387" calcext:value-type="float">
            <text:p>22171.387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0.17.7</text:p>
          </table:table-cell>
          <table:table-cell office:value-type="string" calcext:value-type="string">
            <text:p>LinuxHeadless</text:p>
          </table:table-cell>
          <table:table-cell/>
          <table:table-cell office:value-type="string" calcext:value-type="string">
            <text:p>test-000017.allaizn.trains_show_3.foo.17.zip</text:p>
          </table:table-cell>
          <table:table-cell office:value-type="float" office:value="2" calcext:value-type="float">
            <text:p>2</text:p>
          </table:table-cell>
          <table:table-cell office:value-type="float" office:value="0.803" calcext:value-type="float">
            <text:p>0.803</text:p>
          </table:table-cell>
          <table:table-cell office:value-type="float" office:value="21.657" calcext:value-type="float">
            <text:p>21.657</text:p>
          </table:table-cell>
          <table:table-cell office:value-type="float" office:value="1.028" calcext:value-type="float">
            <text:p>1.028</text:p>
          </table:table-cell>
          <table:table-cell office:value-type="float" office:value="0.717" calcext:value-type="float">
            <text:p>0.717</text:p>
          </table:table-cell>
          <table:table-cell office:value-type="float" office:value="3.379" calcext:value-type="float">
            <text:p>3.379</text:p>
          </table:table-cell>
          <table:table-cell office:value-type="float" office:value="20000" calcext:value-type="float">
            <text:p>20000</text:p>
          </table:table-cell>
          <table:table-cell office:value-type="float" office:value="20566.791" calcext:value-type="float">
            <text:p>20566.791</text:p>
          </table:table-cell>
          <table:table-cell office:value-type="float" office:value="972.4" calcext:value-type="float">
            <text:p>972.4</text:p>
          </table:table-cell>
          <table:table-cell office:value-type="string" calcext:value-type="string">
            <text:p>0.17.7</text:p>
          </table:table-cell>
          <table:table-cell office:value-type="string" calcext:value-type="string">
            <text:p>LinuxHeadless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est-000017.allaizn.trains_show_3.foo.17.zip</text:p>
          </table:table-cell>
          <table:table-cell office:value-type="float" office:value="3" calcext:value-type="float">
            <text:p>3</text:p>
          </table:table-cell>
          <table:table-cell office:value-type="float" office:value="0.899" calcext:value-type="float">
            <text:p>0.899</text:p>
          </table:table-cell>
          <table:table-cell office:value-type="float" office:value="23.21" calcext:value-type="float">
            <text:p>23.21</text:p>
          </table:table-cell>
          <table:table-cell office:value-type="float" office:value="1.099" calcext:value-type="float">
            <text:p>1.099</text:p>
          </table:table-cell>
          <table:table-cell office:value-type="float" office:value="0.778" calcext:value-type="float">
            <text:p>0.778</text:p>
          </table:table-cell>
          <table:table-cell office:value-type="float" office:value="2.742" calcext:value-type="float">
            <text:p>2.742</text:p>
          </table:table-cell>
          <table:table-cell office:value-type="float" office:value="20000" calcext:value-type="float">
            <text:p>20000</text:p>
          </table:table-cell>
          <table:table-cell office:value-type="float" office:value="21988.026" calcext:value-type="float">
            <text:p>21988.026</text:p>
          </table:table-cell>
          <table:table-cell office:value-type="float" office:value="909.5" calcext:value-type="float">
            <text:p>909.5</text:p>
          </table:table-cell>
          <table:table-cell office:value-type="string" calcext:value-type="string">
            <text:p>0.17.7</text:p>
          </table:table-cell>
          <table:table-cell office:value-type="string" calcext:value-type="string">
            <text:p>LinuxHeadless</text:p>
          </table:table-cell>
          <table:table-cell/>
          <table:table-cell office:value-type="string" calcext:value-type="string">
            <text:p>test-000017.allaizn.trains_show_3.foo.17.zip</text:p>
          </table:table-cell>
          <table:table-cell office:value-type="float" office:value="3" calcext:value-type="float">
            <text:p>3</text:p>
          </table:table-cell>
          <table:table-cell office:value-type="float" office:value="0.802" calcext:value-type="float">
            <text:p>0.802</text:p>
          </table:table-cell>
          <table:table-cell office:value-type="float" office:value="23.576" calcext:value-type="float">
            <text:p>23.576</text:p>
          </table:table-cell>
          <table:table-cell office:value-type="float" office:value="1.124" calcext:value-type="float">
            <text:p>1.124</text:p>
          </table:table-cell>
          <table:table-cell office:value-type="float" office:value="0.774" calcext:value-type="float">
            <text:p>0.774</text:p>
          </table:table-cell>
          <table:table-cell office:value-type="float" office:value="3.331" calcext:value-type="float">
            <text:p>3.331</text:p>
          </table:table-cell>
          <table:table-cell office:value-type="float" office:value="20000" calcext:value-type="float">
            <text:p>20000</text:p>
          </table:table-cell>
          <table:table-cell office:value-type="float" office:value="22487.587" calcext:value-type="float">
            <text:p>22487.587</text:p>
          </table:table-cell>
          <table:table-cell office:value-type="float" office:value="889.3" calcext:value-type="float">
            <text:p>889.3</text:p>
          </table:table-cell>
          <table:table-cell office:value-type="string" calcext:value-type="string">
            <text:p>0.17.7</text:p>
          </table:table-cell>
          <table:table-cell office:value-type="string" calcext:value-type="string">
            <text:p>LinuxHeadless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est-000017.nuclear_2x2.17.zip</text:p>
          </table:table-cell>
          <table:table-cell office:value-type="float" office:value="1" calcext:value-type="float">
            <text:p>1</text:p>
          </table:table-cell>
          <table:table-cell office:value-type="float" office:value="1.255" calcext:value-type="float">
            <text:p>1.255</text:p>
          </table:table-cell>
          <table:table-cell office:value-type="float" office:value="135.677" calcext:value-type="float">
            <text:p>135.677</text:p>
          </table:table-cell>
          <table:table-cell office:value-type="float" office:value="6.682" calcext:value-type="float">
            <text:p>6.682</text:p>
          </table:table-cell>
          <table:table-cell office:value-type="float" office:value="6.374" calcext:value-type="float">
            <text:p>6.374</text:p>
          </table:table-cell>
          <table:table-cell office:value-type="float" office:value="7.104" calcext:value-type="float">
            <text:p>7.104</text:p>
          </table:table-cell>
          <table:table-cell office:value-type="float" office:value="20000" calcext:value-type="float">
            <text:p>20000</text:p>
          </table:table-cell>
          <table:table-cell office:value-type="float" office:value="133640.773" calcext:value-type="float">
            <text:p>133640.773</text:p>
          </table:table-cell>
          <table:table-cell office:value-type="float" office:value="149.6" calcext:value-type="float">
            <text:p>149.6</text:p>
          </table:table-cell>
          <table:table-cell office:value-type="string" calcext:value-type="string">
            <text:p>0.17.7</text:p>
          </table:table-cell>
          <table:table-cell office:value-type="string" calcext:value-type="string">
            <text:p>LinuxHeadless</text:p>
          </table:table-cell>
          <table:table-cell table:formula="of:=AVERAGE([.E65:.E67])" office:value-type="float" office:value="6.713" calcext:value-type="float">
            <text:p>6.713</text:p>
          </table:table-cell>
          <table:table-cell office:value-type="string" calcext:value-type="string">
            <text:p>test-000017.nuclear_2x2.17.zip</text:p>
          </table:table-cell>
          <table:table-cell office:value-type="float" office:value="1" calcext:value-type="float">
            <text:p>1</text:p>
          </table:table-cell>
          <table:table-cell office:value-type="float" office:value="1.276" calcext:value-type="float">
            <text:p>1.276</text:p>
          </table:table-cell>
          <table:table-cell office:value-type="float" office:value="138.8" calcext:value-type="float">
            <text:p>138.8</text:p>
          </table:table-cell>
          <table:table-cell office:value-type="float" office:value="6.842" calcext:value-type="float">
            <text:p>6.842</text:p>
          </table:table-cell>
          <table:table-cell office:value-type="float" office:value="6.556" calcext:value-type="float">
            <text:p>6.556</text:p>
          </table:table-cell>
          <table:table-cell office:value-type="float" office:value="7.66" calcext:value-type="float">
            <text:p>7.66</text:p>
          </table:table-cell>
          <table:table-cell office:value-type="float" office:value="20000" calcext:value-type="float">
            <text:p>20000</text:p>
          </table:table-cell>
          <table:table-cell office:value-type="float" office:value="136830.265" calcext:value-type="float">
            <text:p>136830.265</text:p>
          </table:table-cell>
          <table:table-cell office:value-type="float" office:value="146.1" calcext:value-type="float">
            <text:p>146.1</text:p>
          </table:table-cell>
          <table:table-cell office:value-type="string" calcext:value-type="string">
            <text:p>0.17.7</text:p>
          </table:table-cell>
          <table:table-cell office:value-type="string" calcext:value-type="string">
            <text:p>LinuxHeadless</text:p>
          </table:table-cell>
          <table:table-cell table:formula="of:=AVERAGE([.R65:.R67])" office:value-type="float" office:value="6.942" calcext:value-type="float">
            <text:p>6.942</text:p>
          </table:table-cell>
          <table:table-cell office:value-type="float" office:value="6.127" calcext:value-type="float">
            <text:p>6.12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est-000017.nuclear_2x2.17.zip</text:p>
          </table:table-cell>
          <table:table-cell office:value-type="float" office:value="2" calcext:value-type="float">
            <text:p>2</text:p>
          </table:table-cell>
          <table:table-cell office:value-type="float" office:value="1.258" calcext:value-type="float">
            <text:p>1.258</text:p>
          </table:table-cell>
          <table:table-cell office:value-type="float" office:value="136.734" calcext:value-type="float">
            <text:p>136.734</text:p>
          </table:table-cell>
          <table:table-cell office:value-type="float" office:value="6.734" calcext:value-type="float">
            <text:p>6.734</text:p>
          </table:table-cell>
          <table:table-cell office:value-type="float" office:value="6.417" calcext:value-type="float">
            <text:p>6.417</text:p>
          </table:table-cell>
          <table:table-cell office:value-type="float" office:value="7.223" calcext:value-type="float">
            <text:p>7.223</text:p>
          </table:table-cell>
          <table:table-cell office:value-type="float" office:value="20000" calcext:value-type="float">
            <text:p>20000</text:p>
          </table:table-cell>
          <table:table-cell office:value-type="float" office:value="134689.471" calcext:value-type="float">
            <text:p>134689.471</text:p>
          </table:table-cell>
          <table:table-cell office:value-type="float" office:value="148.4" calcext:value-type="float">
            <text:p>148.4</text:p>
          </table:table-cell>
          <table:table-cell office:value-type="string" calcext:value-type="string">
            <text:p>0.17.7</text:p>
          </table:table-cell>
          <table:table-cell office:value-type="string" calcext:value-type="string">
            <text:p>LinuxHeadless</text:p>
          </table:table-cell>
          <table:table-cell/>
          <table:table-cell office:value-type="string" calcext:value-type="string">
            <text:p>test-000017.nuclear_2x2.17.zip</text:p>
          </table:table-cell>
          <table:table-cell office:value-type="float" office:value="2" calcext:value-type="float">
            <text:p>2</text:p>
          </table:table-cell>
          <table:table-cell office:value-type="float" office:value="1.299" calcext:value-type="float">
            <text:p>1.299</text:p>
          </table:table-cell>
          <table:table-cell office:value-type="float" office:value="137.42" calcext:value-type="float">
            <text:p>137.42</text:p>
          </table:table-cell>
          <table:table-cell office:value-type="float" office:value="6.771" calcext:value-type="float">
            <text:p>6.771</text:p>
          </table:table-cell>
          <table:table-cell office:value-type="float" office:value="6.485" calcext:value-type="float">
            <text:p>6.485</text:p>
          </table:table-cell>
          <table:table-cell office:value-type="float" office:value="7.58" calcext:value-type="float">
            <text:p>7.58</text:p>
          </table:table-cell>
          <table:table-cell office:value-type="float" office:value="20000" calcext:value-type="float">
            <text:p>20000</text:p>
          </table:table-cell>
          <table:table-cell office:value-type="float" office:value="135411.975" calcext:value-type="float">
            <text:p>135411.975</text:p>
          </table:table-cell>
          <table:table-cell office:value-type="float" office:value="147.6" calcext:value-type="float">
            <text:p>147.6</text:p>
          </table:table-cell>
          <table:table-cell office:value-type="string" calcext:value-type="string">
            <text:p>0.17.7</text:p>
          </table:table-cell>
          <table:table-cell office:value-type="string" calcext:value-type="string">
            <text:p>LinuxHeadless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est-000017.nuclear_2x2.17.zip</text:p>
          </table:table-cell>
          <table:table-cell office:value-type="float" office:value="3" calcext:value-type="float">
            <text:p>3</text:p>
          </table:table-cell>
          <table:table-cell office:value-type="float" office:value="1.252" calcext:value-type="float">
            <text:p>1.252</text:p>
          </table:table-cell>
          <table:table-cell office:value-type="float" office:value="136.468" calcext:value-type="float">
            <text:p>136.468</text:p>
          </table:table-cell>
          <table:table-cell office:value-type="float" office:value="6.723" calcext:value-type="float">
            <text:p>6.723</text:p>
          </table:table-cell>
          <table:table-cell office:value-type="float" office:value="6.415" calcext:value-type="float">
            <text:p>6.415</text:p>
          </table:table-cell>
          <table:table-cell office:value-type="float" office:value="7.405" calcext:value-type="float">
            <text:p>7.405</text:p>
          </table:table-cell>
          <table:table-cell office:value-type="float" office:value="20000" calcext:value-type="float">
            <text:p>20000</text:p>
          </table:table-cell>
          <table:table-cell office:value-type="float" office:value="134462.165" calcext:value-type="float">
            <text:p>134462.165</text:p>
          </table:table-cell>
          <table:table-cell office:value-type="float" office:value="148.7" calcext:value-type="float">
            <text:p>148.7</text:p>
          </table:table-cell>
          <table:table-cell office:value-type="string" calcext:value-type="string">
            <text:p>0.17.7</text:p>
          </table:table-cell>
          <table:table-cell office:value-type="string" calcext:value-type="string">
            <text:p>LinuxHeadless</text:p>
          </table:table-cell>
          <table:table-cell/>
          <table:table-cell office:value-type="string" calcext:value-type="string">
            <text:p>test-000017.nuclear_2x2.17.zip</text:p>
          </table:table-cell>
          <table:table-cell office:value-type="float" office:value="3" calcext:value-type="float">
            <text:p>3</text:p>
          </table:table-cell>
          <table:table-cell office:value-type="float" office:value="1.294" calcext:value-type="float">
            <text:p>1.294</text:p>
          </table:table-cell>
          <table:table-cell office:value-type="float" office:value="146.241" calcext:value-type="float">
            <text:p>146.241</text:p>
          </table:table-cell>
          <table:table-cell office:value-type="float" office:value="7.213" calcext:value-type="float">
            <text:p>7.213</text:p>
          </table:table-cell>
          <table:table-cell office:value-type="float" office:value="6.932" calcext:value-type="float">
            <text:p>6.932</text:p>
          </table:table-cell>
          <table:table-cell office:value-type="float" office:value="7.885" calcext:value-type="float">
            <text:p>7.885</text:p>
          </table:table-cell>
          <table:table-cell office:value-type="float" office:value="20000" calcext:value-type="float">
            <text:p>20000</text:p>
          </table:table-cell>
          <table:table-cell office:value-type="float" office:value="144254.121" calcext:value-type="float">
            <text:p>144254.121</text:p>
          </table:table-cell>
          <table:table-cell office:value-type="float" office:value="138.6" calcext:value-type="float">
            <text:p>138.6</text:p>
          </table:table-cell>
          <table:table-cell office:value-type="string" calcext:value-type="string">
            <text:p>0.17.7</text:p>
          </table:table-cell>
          <table:table-cell office:value-type="string" calcext:value-type="string">
            <text:p>LinuxHeadless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est-000017.nuclear_2x2.shared_steam.17.zip</text:p>
          </table:table-cell>
          <table:table-cell office:value-type="float" office:value="1" calcext:value-type="float">
            <text:p>1</text:p>
          </table:table-cell>
          <table:table-cell office:value-type="float" office:value="1.341" calcext:value-type="float">
            <text:p>1.341</text:p>
          </table:table-cell>
          <table:table-cell office:value-type="float" office:value="163.896" calcext:value-type="float">
            <text:p>163.896</text:p>
          </table:table-cell>
          <table:table-cell office:value-type="float" office:value="8.075" calcext:value-type="float">
            <text:p>8.075</text:p>
          </table:table-cell>
          <table:table-cell office:value-type="float" office:value="7.916" calcext:value-type="float">
            <text:p>7.916</text:p>
          </table:table-cell>
          <table:table-cell office:value-type="float" office:value="8.548" calcext:value-type="float">
            <text:p>8.548</text:p>
          </table:table-cell>
          <table:table-cell office:value-type="float" office:value="20000" calcext:value-type="float">
            <text:p>20000</text:p>
          </table:table-cell>
          <table:table-cell office:value-type="float" office:value="161502.559" calcext:value-type="float">
            <text:p>161502.559</text:p>
          </table:table-cell>
          <table:table-cell office:value-type="float" office:value="123.8" calcext:value-type="float">
            <text:p>123.8</text:p>
          </table:table-cell>
          <table:table-cell office:value-type="string" calcext:value-type="string">
            <text:p>0.17.7</text:p>
          </table:table-cell>
          <table:table-cell office:value-type="string" calcext:value-type="string">
            <text:p>LinuxHeadless</text:p>
          </table:table-cell>
          <table:table-cell table:formula="of:=AVERAGE([.E68:.E70])" office:value-type="float" office:value="8.09666666666667" calcext:value-type="float">
            <text:p>8.09666666666667</text:p>
          </table:table-cell>
          <table:table-cell office:value-type="string" calcext:value-type="string">
            <text:p>test-000017.nuclear_2x2.shared_steam.17.zip</text:p>
          </table:table-cell>
          <table:table-cell office:value-type="float" office:value="1" calcext:value-type="float">
            <text:p>1</text:p>
          </table:table-cell>
          <table:table-cell office:value-type="float" office:value="1.377" calcext:value-type="float">
            <text:p>1.377</text:p>
          </table:table-cell>
          <table:table-cell office:value-type="float" office:value="164.397" calcext:value-type="float">
            <text:p>164.397</text:p>
          </table:table-cell>
          <table:table-cell office:value-type="float" office:value="8.096" calcext:value-type="float">
            <text:p>8.096</text:p>
          </table:table-cell>
          <table:table-cell office:value-type="float" office:value="7.954" calcext:value-type="float">
            <text:p>7.954</text:p>
          </table:table-cell>
          <table:table-cell office:value-type="float" office:value="9.336" calcext:value-type="float">
            <text:p>9.336</text:p>
          </table:table-cell>
          <table:table-cell office:value-type="float" office:value="20000" calcext:value-type="float">
            <text:p>20000</text:p>
          </table:table-cell>
          <table:table-cell office:value-type="float" office:value="161927.441" calcext:value-type="float">
            <text:p>161927.441</text:p>
          </table:table-cell>
          <table:table-cell office:value-type="float" office:value="123.5" calcext:value-type="float">
            <text:p>123.5</text:p>
          </table:table-cell>
          <table:table-cell office:value-type="string" calcext:value-type="string">
            <text:p>0.17.7</text:p>
          </table:table-cell>
          <table:table-cell office:value-type="string" calcext:value-type="string">
            <text:p>LinuxHeadless</text:p>
          </table:table-cell>
          <table:table-cell table:formula="of:=AVERAGE([.R68:.R70])" office:value-type="float" office:value="8.10766666666667" calcext:value-type="float">
            <text:p>8.10766666666667</text:p>
          </table:table-cell>
          <table:table-cell office:value-type="float" office:value="8.55633333333333" calcext:value-type="float">
            <text:p>8.5563333333333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est-000017.nuclear_2x2.shared_steam.17.zip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165.576" calcext:value-type="float">
            <text:p>165.576</text:p>
          </table:table-cell>
          <table:table-cell office:value-type="float" office:value="8.158" calcext:value-type="float">
            <text:p>8.158</text:p>
          </table:table-cell>
          <table:table-cell office:value-type="float" office:value="8.017" calcext:value-type="float">
            <text:p>8.017</text:p>
          </table:table-cell>
          <table:table-cell office:value-type="float" office:value="8.599" calcext:value-type="float">
            <text:p>8.599</text:p>
          </table:table-cell>
          <table:table-cell office:value-type="float" office:value="20000" calcext:value-type="float">
            <text:p>20000</text:p>
          </table:table-cell>
          <table:table-cell office:value-type="float" office:value="163151.497" calcext:value-type="float">
            <text:p>163151.497</text:p>
          </table:table-cell>
          <table:table-cell office:value-type="float" office:value="122.5" calcext:value-type="float">
            <text:p>122.5</text:p>
          </table:table-cell>
          <table:table-cell office:value-type="string" calcext:value-type="string">
            <text:p>0.17.7</text:p>
          </table:table-cell>
          <table:table-cell office:value-type="string" calcext:value-type="string">
            <text:p>LinuxHeadless</text:p>
          </table:table-cell>
          <table:table-cell/>
          <table:table-cell office:value-type="string" calcext:value-type="string">
            <text:p>test-000017.nuclear_2x2.shared_steam.17.zip</text:p>
          </table:table-cell>
          <table:table-cell office:value-type="float" office:value="2" calcext:value-type="float">
            <text:p>2</text:p>
          </table:table-cell>
          <table:table-cell office:value-type="float" office:value="1.366" calcext:value-type="float">
            <text:p>1.366</text:p>
          </table:table-cell>
          <table:table-cell office:value-type="float" office:value="165.13" calcext:value-type="float">
            <text:p>165.13</text:p>
          </table:table-cell>
          <table:table-cell office:value-type="float" office:value="8.133" calcext:value-type="float">
            <text:p>8.133</text:p>
          </table:table-cell>
          <table:table-cell office:value-type="float" office:value="7.977" calcext:value-type="float">
            <text:p>7.977</text:p>
          </table:table-cell>
          <table:table-cell office:value-type="float" office:value="9.459" calcext:value-type="float">
            <text:p>9.459</text:p>
          </table:table-cell>
          <table:table-cell office:value-type="float" office:value="20000" calcext:value-type="float">
            <text:p>20000</text:p>
          </table:table-cell>
          <table:table-cell office:value-type="float" office:value="162669.196" calcext:value-type="float">
            <text:p>162669.196</text:p>
          </table:table-cell>
          <table:table-cell office:value-type="float" office:value="122.9" calcext:value-type="float">
            <text:p>122.9</text:p>
          </table:table-cell>
          <table:table-cell office:value-type="string" calcext:value-type="string">
            <text:p>0.17.7</text:p>
          </table:table-cell>
          <table:table-cell office:value-type="string" calcext:value-type="string">
            <text:p>LinuxHeadless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est-000017.nuclear_2x2.shared_steam.17.zip</text:p>
          </table:table-cell>
          <table:table-cell office:value-type="float" office:value="3" calcext:value-type="float">
            <text:p>3</text:p>
          </table:table-cell>
          <table:table-cell office:value-type="float" office:value="1.343" calcext:value-type="float">
            <text:p>1.343</text:p>
          </table:table-cell>
          <table:table-cell office:value-type="float" office:value="163.569" calcext:value-type="float">
            <text:p>163.569</text:p>
          </table:table-cell>
          <table:table-cell office:value-type="float" office:value="8.057" calcext:value-type="float">
            <text:p>8.057</text:p>
          </table:table-cell>
          <table:table-cell office:value-type="float" office:value="7.891" calcext:value-type="float">
            <text:p>7.891</text:p>
          </table:table-cell>
          <table:table-cell office:value-type="float" office:value="8.482" calcext:value-type="float">
            <text:p>8.482</text:p>
          </table:table-cell>
          <table:table-cell office:value-type="float" office:value="20000" calcext:value-type="float">
            <text:p>20000</text:p>
          </table:table-cell>
          <table:table-cell office:value-type="float" office:value="161140.574" calcext:value-type="float">
            <text:p>161140.574</text:p>
          </table:table-cell>
          <table:table-cell office:value-type="float" office:value="124.1" calcext:value-type="float">
            <text:p>124.1</text:p>
          </table:table-cell>
          <table:table-cell office:value-type="string" calcext:value-type="string">
            <text:p>0.17.7</text:p>
          </table:table-cell>
          <table:table-cell office:value-type="string" calcext:value-type="string">
            <text:p>LinuxHeadless</text:p>
          </table:table-cell>
          <table:table-cell/>
          <table:table-cell office:value-type="string" calcext:value-type="string">
            <text:p>test-000017.nuclear_2x2.shared_steam.17.zip</text:p>
          </table:table-cell>
          <table:table-cell office:value-type="float" office:value="3" calcext:value-type="float">
            <text:p>3</text:p>
          </table:table-cell>
          <table:table-cell office:value-type="float" office:value="1.386" calcext:value-type="float">
            <text:p>1.386</text:p>
          </table:table-cell>
          <table:table-cell office:value-type="float" office:value="164.36" calcext:value-type="float">
            <text:p>164.36</text:p>
          </table:table-cell>
          <table:table-cell office:value-type="float" office:value="8.094" calcext:value-type="float">
            <text:p>8.094</text:p>
          </table:table-cell>
          <table:table-cell office:value-type="float" office:value="7.948" calcext:value-type="float">
            <text:p>7.948</text:p>
          </table:table-cell>
          <table:table-cell office:value-type="float" office:value="9.019" calcext:value-type="float">
            <text:p>9.019</text:p>
          </table:table-cell>
          <table:table-cell office:value-type="float" office:value="20000" calcext:value-type="float">
            <text:p>20000</text:p>
          </table:table-cell>
          <table:table-cell office:value-type="float" office:value="161874.66" calcext:value-type="float">
            <text:p>161874.66</text:p>
          </table:table-cell>
          <table:table-cell office:value-type="float" office:value="123.5" calcext:value-type="float">
            <text:p>123.5</text:p>
          </table:table-cell>
          <table:table-cell office:value-type="string" calcext:value-type="string">
            <text:p>0.17.7</text:p>
          </table:table-cell>
          <table:table-cell office:value-type="string" calcext:value-type="string">
            <text:p>LinuxHeadless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est-000017.nuclear_2xN.17.zip</text:p>
          </table:table-cell>
          <table:table-cell office:value-type="float" office:value="1" calcext:value-type="float">
            <text:p>1</text:p>
          </table:table-cell>
          <table:table-cell office:value-type="float" office:value="1.283" calcext:value-type="float">
            <text:p>1.283</text:p>
          </table:table-cell>
          <table:table-cell office:value-type="float" office:value="170.064" calcext:value-type="float">
            <text:p>170.064</text:p>
          </table:table-cell>
          <table:table-cell office:value-type="float" office:value="8.404" calcext:value-type="float">
            <text:p>8.404</text:p>
          </table:table-cell>
          <table:table-cell office:value-type="float" office:value="8.153" calcext:value-type="float">
            <text:p>8.153</text:p>
          </table:table-cell>
          <table:table-cell office:value-type="float" office:value="9.314" calcext:value-type="float">
            <text:p>9.314</text:p>
          </table:table-cell>
          <table:table-cell office:value-type="float" office:value="20000" calcext:value-type="float">
            <text:p>20000</text:p>
          </table:table-cell>
          <table:table-cell office:value-type="float" office:value="168077.622" calcext:value-type="float">
            <text:p>168077.622</text:p>
          </table:table-cell>
          <table:table-cell office:value-type="float" office:value="118.9" calcext:value-type="float">
            <text:p>118.9</text:p>
          </table:table-cell>
          <table:table-cell office:value-type="string" calcext:value-type="string">
            <text:p>0.17.7</text:p>
          </table:table-cell>
          <table:table-cell office:value-type="string" calcext:value-type="string">
            <text:p>LinuxHeadless</text:p>
          </table:table-cell>
          <table:table-cell table:formula="of:=AVERAGE([.E71:.E73])" office:value-type="float" office:value="8.42366666666667" calcext:value-type="float">
            <text:p>8.42366666666667</text:p>
          </table:table-cell>
          <table:table-cell office:value-type="string" calcext:value-type="string">
            <text:p>test-000017.nuclear_2xN.17.zip</text:p>
          </table:table-cell>
          <table:table-cell office:value-type="float" office:value="1" calcext:value-type="float">
            <text:p>1</text:p>
          </table:table-cell>
          <table:table-cell office:value-type="float" office:value="1.31" calcext:value-type="float">
            <text:p>1.31</text:p>
          </table:table-cell>
          <table:table-cell office:value-type="float" office:value="178.795" calcext:value-type="float">
            <text:p>178.795</text:p>
          </table:table-cell>
          <table:table-cell office:value-type="float" office:value="8.842" calcext:value-type="float">
            <text:p>8.842</text:p>
          </table:table-cell>
          <table:table-cell office:value-type="float" office:value="8.526" calcext:value-type="float">
            <text:p>8.526</text:p>
          </table:table-cell>
          <table:table-cell office:value-type="float" office:value="9.838" calcext:value-type="float">
            <text:p>9.838</text:p>
          </table:table-cell>
          <table:table-cell office:value-type="float" office:value="20000" calcext:value-type="float">
            <text:p>20000</text:p>
          </table:table-cell>
          <table:table-cell office:value-type="float" office:value="176831.035" calcext:value-type="float">
            <text:p>176831.035</text:p>
          </table:table-cell>
          <table:table-cell office:value-type="float" office:value="113.1" calcext:value-type="float">
            <text:p>113.1</text:p>
          </table:table-cell>
          <table:table-cell office:value-type="string" calcext:value-type="string">
            <text:p>0.17.7</text:p>
          </table:table-cell>
          <table:table-cell office:value-type="string" calcext:value-type="string">
            <text:p>LinuxHeadless</text:p>
          </table:table-cell>
          <table:table-cell table:formula="of:=AVERAGE([.R71:.R73])" office:value-type="float" office:value="8.82366666666667" calcext:value-type="float">
            <text:p>8.82366666666667</text:p>
          </table:table-cell>
          <table:table-cell office:value-type="float" office:value="8.31" calcext:value-type="float">
            <text:p>8.3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est-000017.nuclear_2xN.17.zip</text:p>
          </table:table-cell>
          <table:table-cell office:value-type="float" office:value="2" calcext:value-type="float">
            <text:p>2</text:p>
          </table:table-cell>
          <table:table-cell office:value-type="float" office:value="1.287" calcext:value-type="float">
            <text:p>1.287</text:p>
          </table:table-cell>
          <table:table-cell office:value-type="float" office:value="170.846" calcext:value-type="float">
            <text:p>170.846</text:p>
          </table:table-cell>
          <table:table-cell office:value-type="float" office:value="8.443" calcext:value-type="float">
            <text:p>8.443</text:p>
          </table:table-cell>
          <table:table-cell office:value-type="float" office:value="8.2" calcext:value-type="float">
            <text:p>8.2</text:p>
          </table:table-cell>
          <table:table-cell office:value-type="float" office:value="9.326" calcext:value-type="float">
            <text:p>9.326</text:p>
          </table:table-cell>
          <table:table-cell office:value-type="float" office:value="20000" calcext:value-type="float">
            <text:p>20000</text:p>
          </table:table-cell>
          <table:table-cell office:value-type="float" office:value="168853.322" calcext:value-type="float">
            <text:p>168853.322</text:p>
          </table:table-cell>
          <table:table-cell office:value-type="float" office:value="118.4" calcext:value-type="float">
            <text:p>118.4</text:p>
          </table:table-cell>
          <table:table-cell office:value-type="string" calcext:value-type="string">
            <text:p>0.17.7</text:p>
          </table:table-cell>
          <table:table-cell office:value-type="string" calcext:value-type="string">
            <text:p>LinuxHeadless</text:p>
          </table:table-cell>
          <table:table-cell/>
          <table:table-cell office:value-type="string" calcext:value-type="string">
            <text:p>test-000017.nuclear_2xN.17.zip</text:p>
          </table:table-cell>
          <table:table-cell office:value-type="float" office:value="2" calcext:value-type="float">
            <text:p>2</text:p>
          </table:table-cell>
          <table:table-cell office:value-type="float" office:value="1.317" calcext:value-type="float">
            <text:p>1.317</text:p>
          </table:table-cell>
          <table:table-cell office:value-type="float" office:value="179.333" calcext:value-type="float">
            <text:p>179.333</text:p>
          </table:table-cell>
          <table:table-cell office:value-type="float" office:value="8.868" calcext:value-type="float">
            <text:p>8.868</text:p>
          </table:table-cell>
          <table:table-cell office:value-type="float" office:value="8.565" calcext:value-type="float">
            <text:p>8.565</text:p>
          </table:table-cell>
          <table:table-cell office:value-type="float" office:value="9.853" calcext:value-type="float">
            <text:p>9.853</text:p>
          </table:table-cell>
          <table:table-cell office:value-type="float" office:value="20000" calcext:value-type="float">
            <text:p>20000</text:p>
          </table:table-cell>
          <table:table-cell office:value-type="float" office:value="177364.236" calcext:value-type="float">
            <text:p>177364.236</text:p>
          </table:table-cell>
          <table:table-cell office:value-type="float" office:value="112.7" calcext:value-type="float">
            <text:p>112.7</text:p>
          </table:table-cell>
          <table:table-cell office:value-type="string" calcext:value-type="string">
            <text:p>0.17.7</text:p>
          </table:table-cell>
          <table:table-cell office:value-type="string" calcext:value-type="string">
            <text:p>LinuxHeadless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est-000017.nuclear_2xN.17.zip</text:p>
          </table:table-cell>
          <table:table-cell office:value-type="float" office:value="3" calcext:value-type="float">
            <text:p>3</text:p>
          </table:table-cell>
          <table:table-cell office:value-type="float" office:value="1.284" calcext:value-type="float">
            <text:p>1.284</text:p>
          </table:table-cell>
          <table:table-cell office:value-type="float" office:value="170.471" calcext:value-type="float">
            <text:p>170.471</text:p>
          </table:table-cell>
          <table:table-cell office:value-type="float" office:value="8.424" calcext:value-type="float">
            <text:p>8.424</text:p>
          </table:table-cell>
          <table:table-cell office:value-type="float" office:value="8.173" calcext:value-type="float">
            <text:p>8.173</text:p>
          </table:table-cell>
          <table:table-cell office:value-type="float" office:value="9.314" calcext:value-type="float">
            <text:p>9.314</text:p>
          </table:table-cell>
          <table:table-cell office:value-type="float" office:value="20000" calcext:value-type="float">
            <text:p>20000</text:p>
          </table:table-cell>
          <table:table-cell office:value-type="float" office:value="168479.603" calcext:value-type="float">
            <text:p>168479.603</text:p>
          </table:table-cell>
          <table:table-cell office:value-type="float" office:value="118.7" calcext:value-type="float">
            <text:p>118.7</text:p>
          </table:table-cell>
          <table:table-cell office:value-type="string" calcext:value-type="string">
            <text:p>0.17.7</text:p>
          </table:table-cell>
          <table:table-cell office:value-type="string" calcext:value-type="string">
            <text:p>LinuxHeadless</text:p>
          </table:table-cell>
          <table:table-cell/>
          <table:table-cell office:value-type="string" calcext:value-type="string">
            <text:p>test-000017.nuclear_2xN.17.zip</text:p>
          </table:table-cell>
          <table:table-cell office:value-type="float" office:value="3" calcext:value-type="float">
            <text:p>3</text:p>
          </table:table-cell>
          <table:table-cell office:value-type="float" office:value="1.296" calcext:value-type="float">
            <text:p>1.296</text:p>
          </table:table-cell>
          <table:table-cell office:value-type="float" office:value="177.163" calcext:value-type="float">
            <text:p>177.163</text:p>
          </table:table-cell>
          <table:table-cell office:value-type="float" office:value="8.761" calcext:value-type="float">
            <text:p>8.761</text:p>
          </table:table-cell>
          <table:table-cell office:value-type="float" office:value="8.443" calcext:value-type="float">
            <text:p>8.443</text:p>
          </table:table-cell>
          <table:table-cell office:value-type="float" office:value="9.724" calcext:value-type="float">
            <text:p>9.724</text:p>
          </table:table-cell>
          <table:table-cell office:value-type="float" office:value="20000" calcext:value-type="float">
            <text:p>20000</text:p>
          </table:table-cell>
          <table:table-cell office:value-type="float" office:value="175214.138" calcext:value-type="float">
            <text:p>175214.138</text:p>
          </table:table-cell>
          <table:table-cell office:value-type="float" office:value="114.1" calcext:value-type="float">
            <text:p>114.1</text:p>
          </table:table-cell>
          <table:table-cell office:value-type="string" calcext:value-type="string">
            <text:p>0.17.7</text:p>
          </table:table-cell>
          <table:table-cell office:value-type="string" calcext:value-type="string">
            <text:p>LinuxHeadless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est-000017.nuclear_reactor_conducting.17.zip</text:p>
          </table:table-cell>
          <table:table-cell office:value-type="float" office:value="1" calcext:value-type="float">
            <text:p>1</text:p>
          </table:table-cell>
          <table:table-cell office:value-type="float" office:value="1.325" calcext:value-type="float">
            <text:p>1.325</text:p>
          </table:table-cell>
          <table:table-cell office:value-type="float" office:value="185.77" calcext:value-type="float">
            <text:p>185.77</text:p>
          </table:table-cell>
          <table:table-cell office:value-type="float" office:value="9.14" calcext:value-type="float">
            <text:p>9.14</text:p>
          </table:table-cell>
          <table:table-cell office:value-type="float" office:value="8.746" calcext:value-type="float">
            <text:p>8.746</text:p>
          </table:table-cell>
          <table:table-cell office:value-type="float" office:value="10.623" calcext:value-type="float">
            <text:p>10.623</text:p>
          </table:table-cell>
          <table:table-cell office:value-type="float" office:value="20000" calcext:value-type="float">
            <text:p>20000</text:p>
          </table:table-cell>
          <table:table-cell office:value-type="float" office:value="182805.852" calcext:value-type="float">
            <text:p>182805.852</text:p>
          </table:table-cell>
          <table:table-cell office:value-type="float" office:value="109.4" calcext:value-type="float">
            <text:p>109.4</text:p>
          </table:table-cell>
          <table:table-cell office:value-type="string" calcext:value-type="string">
            <text:p>0.17.7</text:p>
          </table:table-cell>
          <table:table-cell office:value-type="string" calcext:value-type="string">
            <text:p>LinuxHeadless</text:p>
          </table:table-cell>
          <table:table-cell table:formula="of:=AVERAGE([.E74:.E76])" office:value-type="float" office:value="9.15966666666667" calcext:value-type="float">
            <text:p>9.15966666666667</text:p>
          </table:table-cell>
          <table:table-cell office:value-type="string" calcext:value-type="string">
            <text:p>test-000017.nuclear_reactor_conducting.17.zip</text:p>
          </table:table-cell>
          <table:table-cell office:value-type="float" office:value="1" calcext:value-type="float">
            <text:p>1</text:p>
          </table:table-cell>
          <table:table-cell office:value-type="float" office:value="1.345" calcext:value-type="float">
            <text:p>1.345</text:p>
          </table:table-cell>
          <table:table-cell office:value-type="float" office:value="192.239" calcext:value-type="float">
            <text:p>192.239</text:p>
          </table:table-cell>
          <table:table-cell office:value-type="float" office:value="9.474" calcext:value-type="float">
            <text:p>9.474</text:p>
          </table:table-cell>
          <table:table-cell office:value-type="float" office:value="9.083" calcext:value-type="float">
            <text:p>9.083</text:p>
          </table:table-cell>
          <table:table-cell office:value-type="float" office:value="11.386" calcext:value-type="float">
            <text:p>11.386</text:p>
          </table:table-cell>
          <table:table-cell office:value-type="float" office:value="20000" calcext:value-type="float">
            <text:p>20000</text:p>
          </table:table-cell>
          <table:table-cell office:value-type="float" office:value="189475.22" calcext:value-type="float">
            <text:p>189475.22</text:p>
          </table:table-cell>
          <table:table-cell office:value-type="float" office:value="105.5" calcext:value-type="float">
            <text:p>105.5</text:p>
          </table:table-cell>
          <table:table-cell office:value-type="string" calcext:value-type="string">
            <text:p>0.17.7</text:p>
          </table:table-cell>
          <table:table-cell office:value-type="string" calcext:value-type="string">
            <text:p>LinuxHeadless</text:p>
          </table:table-cell>
          <table:table-cell table:formula="of:=AVERAGE([.R74:.R76])" office:value-type="float" office:value="9.49" calcext:value-type="float">
            <text:p>9.49</text:p>
          </table:table-cell>
          <table:table-cell office:value-type="float" office:value="8.78333333333333" calcext:value-type="float">
            <text:p>8.7833333333333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est-000017.nuclear_reactor_conducting.17.zip</text:p>
          </table:table-cell>
          <table:table-cell office:value-type="float" office:value="2" calcext:value-type="float">
            <text:p>2</text:p>
          </table:table-cell>
          <table:table-cell office:value-type="float" office:value="1.322" calcext:value-type="float">
            <text:p>1.322</text:p>
          </table:table-cell>
          <table:table-cell office:value-type="float" office:value="186.726" calcext:value-type="float">
            <text:p>186.726</text:p>
          </table:table-cell>
          <table:table-cell office:value-type="float" office:value="9.188" calcext:value-type="float">
            <text:p>9.188</text:p>
          </table:table-cell>
          <table:table-cell office:value-type="float" office:value="8.802" calcext:value-type="float">
            <text:p>8.802</text:p>
          </table:table-cell>
          <table:table-cell office:value-type="float" office:value="10.7" calcext:value-type="float">
            <text:p>10.7</text:p>
          </table:table-cell>
          <table:table-cell office:value-type="float" office:value="20000" calcext:value-type="float">
            <text:p>20000</text:p>
          </table:table-cell>
          <table:table-cell office:value-type="float" office:value="183762.384" calcext:value-type="float">
            <text:p>183762.384</text:p>
          </table:table-cell>
          <table:table-cell office:value-type="float" office:value="108.8" calcext:value-type="float">
            <text:p>108.8</text:p>
          </table:table-cell>
          <table:table-cell office:value-type="string" calcext:value-type="string">
            <text:p>0.17.7</text:p>
          </table:table-cell>
          <table:table-cell office:value-type="string" calcext:value-type="string">
            <text:p>LinuxHeadless</text:p>
          </table:table-cell>
          <table:table-cell/>
          <table:table-cell office:value-type="string" calcext:value-type="string">
            <text:p>test-000017.nuclear_reactor_conducting.17.zip</text:p>
          </table:table-cell>
          <table:table-cell office:value-type="float" office:value="2" calcext:value-type="float">
            <text:p>2</text:p>
          </table:table-cell>
          <table:table-cell office:value-type="float" office:value="1.365" calcext:value-type="float">
            <text:p>1.365</text:p>
          </table:table-cell>
          <table:table-cell office:value-type="float" office:value="192.492" calcext:value-type="float">
            <text:p>192.492</text:p>
          </table:table-cell>
          <table:table-cell office:value-type="float" office:value="9.486" calcext:value-type="float">
            <text:p>9.486</text:p>
          </table:table-cell>
          <table:table-cell office:value-type="float" office:value="9.115" calcext:value-type="float">
            <text:p>9.115</text:p>
          </table:table-cell>
          <table:table-cell office:value-type="float" office:value="11.432" calcext:value-type="float">
            <text:p>11.432</text:p>
          </table:table-cell>
          <table:table-cell office:value-type="float" office:value="20000" calcext:value-type="float">
            <text:p>20000</text:p>
          </table:table-cell>
          <table:table-cell office:value-type="float" office:value="189725.313" calcext:value-type="float">
            <text:p>189725.313</text:p>
          </table:table-cell>
          <table:table-cell office:value-type="float" office:value="105.4" calcext:value-type="float">
            <text:p>105.4</text:p>
          </table:table-cell>
          <table:table-cell office:value-type="string" calcext:value-type="string">
            <text:p>0.17.7</text:p>
          </table:table-cell>
          <table:table-cell office:value-type="string" calcext:value-type="string">
            <text:p>LinuxHeadless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est-000017.nuclear_reactor_conducting.17.zip</text:p>
          </table:table-cell>
          <table:table-cell office:value-type="float" office:value="3" calcext:value-type="float">
            <text:p>3</text:p>
          </table:table-cell>
          <table:table-cell office:value-type="float" office:value="1.361" calcext:value-type="float">
            <text:p>1.361</text:p>
          </table:table-cell>
          <table:table-cell office:value-type="float" office:value="186.027" calcext:value-type="float">
            <text:p>186.027</text:p>
          </table:table-cell>
          <table:table-cell office:value-type="float" office:value="9.151" calcext:value-type="float">
            <text:p>9.151</text:p>
          </table:table-cell>
          <table:table-cell office:value-type="float" office:value="8.753" calcext:value-type="float">
            <text:p>8.753</text:p>
          </table:table-cell>
          <table:table-cell office:value-type="float" office:value="10.657" calcext:value-type="float">
            <text:p>10.657</text:p>
          </table:table-cell>
          <table:table-cell office:value-type="float" office:value="20000" calcext:value-type="float">
            <text:p>20000</text:p>
          </table:table-cell>
          <table:table-cell office:value-type="float" office:value="183029.056" calcext:value-type="float">
            <text:p>183029.056</text:p>
          </table:table-cell>
          <table:table-cell office:value-type="float" office:value="109.2" calcext:value-type="float">
            <text:p>109.2</text:p>
          </table:table-cell>
          <table:table-cell office:value-type="string" calcext:value-type="string">
            <text:p>0.17.7</text:p>
          </table:table-cell>
          <table:table-cell office:value-type="string" calcext:value-type="string">
            <text:p>LinuxHeadless</text:p>
          </table:table-cell>
          <table:table-cell/>
          <table:table-cell office:value-type="string" calcext:value-type="string">
            <text:p>test-000017.nuclear_reactor_conducting.17.zip</text:p>
          </table:table-cell>
          <table:table-cell office:value-type="float" office:value="3" calcext:value-type="float">
            <text:p>3</text:p>
          </table:table-cell>
          <table:table-cell office:value-type="float" office:value="1.365" calcext:value-type="float">
            <text:p>1.365</text:p>
          </table:table-cell>
          <table:table-cell office:value-type="float" office:value="192.978" calcext:value-type="float">
            <text:p>192.978</text:p>
          </table:table-cell>
          <table:table-cell office:value-type="float" office:value="9.51" calcext:value-type="float">
            <text:p>9.51</text:p>
          </table:table-cell>
          <table:table-cell office:value-type="float" office:value="9.126" calcext:value-type="float">
            <text:p>9.126</text:p>
          </table:table-cell>
          <table:table-cell office:value-type="float" office:value="11.432" calcext:value-type="float">
            <text:p>11.432</text:p>
          </table:table-cell>
          <table:table-cell office:value-type="float" office:value="20000" calcext:value-type="float">
            <text:p>20000</text:p>
          </table:table-cell>
          <table:table-cell office:value-type="float" office:value="190199.79" calcext:value-type="float">
            <text:p>190199.79</text:p>
          </table:table-cell>
          <table:table-cell office:value-type="float" office:value="105.1" calcext:value-type="float">
            <text:p>105.1</text:p>
          </table:table-cell>
          <table:table-cell office:value-type="string" calcext:value-type="string">
            <text:p>0.17.7</text:p>
          </table:table-cell>
          <table:table-cell office:value-type="string" calcext:value-type="string">
            <text:p>LinuxHeadless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est-000017.plastic_offshores_max.17.zip</text:p>
          </table:table-cell>
          <table:table-cell office:value-type="float" office:value="1" calcext:value-type="float">
            <text:p>1</text:p>
          </table:table-cell>
          <table:table-cell office:value-type="float" office:value="1.247" calcext:value-type="float">
            <text:p>1.247</text:p>
          </table:table-cell>
          <table:table-cell office:value-type="float" office:value="131.297" calcext:value-type="float">
            <text:p>131.297</text:p>
          </table:table-cell>
          <table:table-cell office:value-type="float" office:value="6.427" calcext:value-type="float">
            <text:p>6.427</text:p>
          </table:table-cell>
          <table:table-cell office:value-type="float" office:value="6.192" calcext:value-type="float">
            <text:p>6.192</text:p>
          </table:table-cell>
          <table:table-cell office:value-type="float" office:value="7.26" calcext:value-type="float">
            <text:p>7.26</text:p>
          </table:table-cell>
          <table:table-cell office:value-type="float" office:value="20000" calcext:value-type="float">
            <text:p>20000</text:p>
          </table:table-cell>
          <table:table-cell office:value-type="float" office:value="128547.873" calcext:value-type="float">
            <text:p>128547.873</text:p>
          </table:table-cell>
          <table:table-cell office:value-type="float" office:value="155.5" calcext:value-type="float">
            <text:p>155.5</text:p>
          </table:table-cell>
          <table:table-cell office:value-type="string" calcext:value-type="string">
            <text:p>0.17.7</text:p>
          </table:table-cell>
          <table:table-cell office:value-type="string" calcext:value-type="string">
            <text:p>LinuxHeadless</text:p>
          </table:table-cell>
          <table:table-cell table:formula="of:=AVERAGE([.E77:.E79])" office:value-type="float" office:value="6.43466666666667" calcext:value-type="float">
            <text:p>6.43466666666667</text:p>
          </table:table-cell>
          <table:table-cell office:value-type="string" calcext:value-type="string">
            <text:p>test-000017.plastic_offshores_max.17.zip</text:p>
          </table:table-cell>
          <table:table-cell office:value-type="float" office:value="1" calcext:value-type="float">
            <text:p>1</text:p>
          </table:table-cell>
          <table:table-cell office:value-type="float" office:value="1.175" calcext:value-type="float">
            <text:p>1.175</text:p>
          </table:table-cell>
          <table:table-cell office:value-type="float" office:value="138.102" calcext:value-type="float">
            <text:p>138.102</text:p>
          </table:table-cell>
          <table:table-cell office:value-type="float" office:value="6.77" calcext:value-type="float">
            <text:p>6.77</text:p>
          </table:table-cell>
          <table:table-cell office:value-type="float" office:value="6.538" calcext:value-type="float">
            <text:p>6.538</text:p>
          </table:table-cell>
          <table:table-cell office:value-type="float" office:value="8.404" calcext:value-type="float">
            <text:p>8.404</text:p>
          </table:table-cell>
          <table:table-cell office:value-type="float" office:value="20000" calcext:value-type="float">
            <text:p>20000</text:p>
          </table:table-cell>
          <table:table-cell office:value-type="float" office:value="135400.224" calcext:value-type="float">
            <text:p>135400.224</text:p>
          </table:table-cell>
          <table:table-cell office:value-type="float" office:value="147.7" calcext:value-type="float">
            <text:p>147.7</text:p>
          </table:table-cell>
          <table:table-cell office:value-type="string" calcext:value-type="string">
            <text:p>0.17.7</text:p>
          </table:table-cell>
          <table:table-cell office:value-type="string" calcext:value-type="string">
            <text:p>LinuxHeadless</text:p>
          </table:table-cell>
          <table:table-cell table:formula="of:=AVERAGE([.R77:.R79])" office:value-type="float" office:value="6.75733333333333" calcext:value-type="float">
            <text:p>6.75733333333333</text:p>
          </table:table-cell>
          <table:table-cell office:value-type="float" office:value="9.46" calcext:value-type="float">
            <text:p>9.4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est-000017.plastic_offshores_max.17.zip</text:p>
          </table:table-cell>
          <table:table-cell office:value-type="float" office:value="2" calcext:value-type="float">
            <text:p>2</text:p>
          </table:table-cell>
          <table:table-cell office:value-type="float" office:value="1.243" calcext:value-type="float">
            <text:p>1.243</text:p>
          </table:table-cell>
          <table:table-cell office:value-type="float" office:value="131.752" calcext:value-type="float">
            <text:p>131.752</text:p>
          </table:table-cell>
          <table:table-cell office:value-type="float" office:value="6.448" calcext:value-type="float">
            <text:p>6.448</text:p>
          </table:table-cell>
          <table:table-cell office:value-type="float" office:value="6.211" calcext:value-type="float">
            <text:p>6.211</text:p>
          </table:table-cell>
          <table:table-cell office:value-type="float" office:value="7.269" calcext:value-type="float">
            <text:p>7.269</text:p>
          </table:table-cell>
          <table:table-cell office:value-type="float" office:value="20000" calcext:value-type="float">
            <text:p>20000</text:p>
          </table:table-cell>
          <table:table-cell office:value-type="float" office:value="128968.142" calcext:value-type="float">
            <text:p>128968.14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0.17.7</text:p>
          </table:table-cell>
          <table:table-cell office:value-type="string" calcext:value-type="string">
            <text:p>LinuxHeadless</text:p>
          </table:table-cell>
          <table:table-cell/>
          <table:table-cell office:value-type="string" calcext:value-type="string">
            <text:p>test-000017.plastic_offshores_max.17.zip</text:p>
          </table:table-cell>
          <table:table-cell office:value-type="float" office:value="2" calcext:value-type="float">
            <text:p>2</text:p>
          </table:table-cell>
          <table:table-cell office:value-type="float" office:value="1.158" calcext:value-type="float">
            <text:p>1.158</text:p>
          </table:table-cell>
          <table:table-cell office:value-type="float" office:value="137.875" calcext:value-type="float">
            <text:p>137.875</text:p>
          </table:table-cell>
          <table:table-cell office:value-type="float" office:value="6.76" calcext:value-type="float">
            <text:p>6.76</text:p>
          </table:table-cell>
          <table:table-cell office:value-type="float" office:value="6.528" calcext:value-type="float">
            <text:p>6.528</text:p>
          </table:table-cell>
          <table:table-cell office:value-type="float" office:value="8.349" calcext:value-type="float">
            <text:p>8.349</text:p>
          </table:table-cell>
          <table:table-cell office:value-type="float" office:value="20000" calcext:value-type="float">
            <text:p>20000</text:p>
          </table:table-cell>
          <table:table-cell office:value-type="float" office:value="135194.314" calcext:value-type="float">
            <text:p>135194.314</text:p>
          </table:table-cell>
          <table:table-cell office:value-type="float" office:value="147.9" calcext:value-type="float">
            <text:p>147.9</text:p>
          </table:table-cell>
          <table:table-cell office:value-type="string" calcext:value-type="string">
            <text:p>0.17.7</text:p>
          </table:table-cell>
          <table:table-cell office:value-type="string" calcext:value-type="string">
            <text:p>LinuxHeadless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est-000017.plastic_offshores_max.17.zip</text:p>
          </table:table-cell>
          <table:table-cell office:value-type="float" office:value="3" calcext:value-type="float">
            <text:p>3</text:p>
          </table:table-cell>
          <table:table-cell office:value-type="float" office:value="1.244" calcext:value-type="float">
            <text:p>1.244</text:p>
          </table:table-cell>
          <table:table-cell office:value-type="float" office:value="131.354" calcext:value-type="float">
            <text:p>131.354</text:p>
          </table:table-cell>
          <table:table-cell office:value-type="float" office:value="6.429" calcext:value-type="float">
            <text:p>6.429</text:p>
          </table:table-cell>
          <table:table-cell office:value-type="float" office:value="6.195" calcext:value-type="float">
            <text:p>6.195</text:p>
          </table:table-cell>
          <table:table-cell office:value-type="float" office:value="7.242" calcext:value-type="float">
            <text:p>7.242</text:p>
          </table:table-cell>
          <table:table-cell office:value-type="float" office:value="20000" calcext:value-type="float">
            <text:p>20000</text:p>
          </table:table-cell>
          <table:table-cell office:value-type="float" office:value="128587.088" calcext:value-type="float">
            <text:p>128587.088</text:p>
          </table:table-cell>
          <table:table-cell office:value-type="float" office:value="155.5" calcext:value-type="float">
            <text:p>155.5</text:p>
          </table:table-cell>
          <table:table-cell office:value-type="string" calcext:value-type="string">
            <text:p>0.17.7</text:p>
          </table:table-cell>
          <table:table-cell office:value-type="string" calcext:value-type="string">
            <text:p>LinuxHeadless</text:p>
          </table:table-cell>
          <table:table-cell/>
          <table:table-cell office:value-type="string" calcext:value-type="string">
            <text:p>test-000017.plastic_offshores_max.17.zip</text:p>
          </table:table-cell>
          <table:table-cell office:value-type="float" office:value="3" calcext:value-type="float">
            <text:p>3</text:p>
          </table:table-cell>
          <table:table-cell office:value-type="float" office:value="1.147" calcext:value-type="float">
            <text:p>1.147</text:p>
          </table:table-cell>
          <table:table-cell office:value-type="float" office:value="137.485" calcext:value-type="float">
            <text:p>137.485</text:p>
          </table:table-cell>
          <table:table-cell office:value-type="float" office:value="6.742" calcext:value-type="float">
            <text:p>6.742</text:p>
          </table:table-cell>
          <table:table-cell office:value-type="float" office:value="6.498" calcext:value-type="float">
            <text:p>6.498</text:p>
          </table:table-cell>
          <table:table-cell office:value-type="float" office:value="8.345" calcext:value-type="float">
            <text:p>8.345</text:p>
          </table:table-cell>
          <table:table-cell office:value-type="float" office:value="20000" calcext:value-type="float">
            <text:p>20000</text:p>
          </table:table-cell>
          <table:table-cell office:value-type="float" office:value="134835.895" calcext:value-type="float">
            <text:p>134835.895</text:p>
          </table:table-cell>
          <table:table-cell office:value-type="float" office:value="148.3" calcext:value-type="float">
            <text:p>148.3</text:p>
          </table:table-cell>
          <table:table-cell office:value-type="string" calcext:value-type="string">
            <text:p>0.17.7</text:p>
          </table:table-cell>
          <table:table-cell office:value-type="string" calcext:value-type="string">
            <text:p>LinuxHeadless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est-000017.plastic_offshores_minimised.17.zip</text:p>
          </table:table-cell>
          <table:table-cell office:value-type="float" office:value="1" calcext:value-type="float">
            <text:p>1</text:p>
          </table:table-cell>
          <table:table-cell office:value-type="float" office:value="1.269" calcext:value-type="float">
            <text:p>1.269</text:p>
          </table:table-cell>
          <table:table-cell office:value-type="float" office:value="137.462" calcext:value-type="float">
            <text:p>137.462</text:p>
          </table:table-cell>
          <table:table-cell office:value-type="float" office:value="6.71" calcext:value-type="float">
            <text:p>6.71</text:p>
          </table:table-cell>
          <table:table-cell office:value-type="float" office:value="6.533" calcext:value-type="float">
            <text:p>6.533</text:p>
          </table:table-cell>
          <table:table-cell office:value-type="float" office:value="7.372" calcext:value-type="float">
            <text:p>7.372</text:p>
          </table:table-cell>
          <table:table-cell office:value-type="float" office:value="20000" calcext:value-type="float">
            <text:p>20000</text:p>
          </table:table-cell>
          <table:table-cell office:value-type="float" office:value="134195.607" calcext:value-type="float">
            <text:p>134195.607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0.17.7</text:p>
          </table:table-cell>
          <table:table-cell office:value-type="string" calcext:value-type="string">
            <text:p>LinuxHeadless</text:p>
          </table:table-cell>
          <table:table-cell table:formula="of:=AVERAGE([.E80:.E82])" office:value-type="float" office:value="6.72333333333333" calcext:value-type="float">
            <text:p>6.72333333333333</text:p>
          </table:table-cell>
          <table:table-cell office:value-type="string" calcext:value-type="string">
            <text:p>test-000017.plastic_offshores_minimised.17.zip</text:p>
          </table:table-cell>
          <table:table-cell office:value-type="float" office:value="1" calcext:value-type="float">
            <text:p>1</text:p>
          </table:table-cell>
          <table:table-cell office:value-type="float" office:value="1.184" calcext:value-type="float">
            <text:p>1.184</text:p>
          </table:table-cell>
          <table:table-cell office:value-type="float" office:value="140.76" calcext:value-type="float">
            <text:p>140.76</text:p>
          </table:table-cell>
          <table:table-cell office:value-type="float" office:value="6.885" calcext:value-type="float">
            <text:p>6.885</text:p>
          </table:table-cell>
          <table:table-cell office:value-type="float" office:value="6.731" calcext:value-type="float">
            <text:p>6.731</text:p>
          </table:table-cell>
          <table:table-cell office:value-type="float" office:value="8.272" calcext:value-type="float">
            <text:p>8.272</text:p>
          </table:table-cell>
          <table:table-cell office:value-type="float" office:value="20000" calcext:value-type="float">
            <text:p>20000</text:p>
          </table:table-cell>
          <table:table-cell office:value-type="float" office:value="137707.718" calcext:value-type="float">
            <text:p>137707.718</text:p>
          </table:table-cell>
          <table:table-cell office:value-type="float" office:value="145.2" calcext:value-type="float">
            <text:p>145.2</text:p>
          </table:table-cell>
          <table:table-cell office:value-type="string" calcext:value-type="string">
            <text:p>0.17.7</text:p>
          </table:table-cell>
          <table:table-cell office:value-type="string" calcext:value-type="string">
            <text:p>LinuxHeadless</text:p>
          </table:table-cell>
          <table:table-cell table:formula="of:=AVERAGE([.R80:.R82])" office:value-type="float" office:value="6.941" calcext:value-type="float">
            <text:p>6.941</text:p>
          </table:table-cell>
          <table:table-cell office:value-type="float" office:value="10.392" calcext:value-type="float">
            <text:p>10.3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est-000017.plastic_offshores_minimised.17.zip</text:p>
          </table:table-cell>
          <table:table-cell office:value-type="float" office:value="2" calcext:value-type="float">
            <text:p>2</text:p>
          </table:table-cell>
          <table:table-cell office:value-type="float" office:value="1.253" calcext:value-type="float">
            <text:p>1.253</text:p>
          </table:table-cell>
          <table:table-cell office:value-type="float" office:value="137.915" calcext:value-type="float">
            <text:p>137.915</text:p>
          </table:table-cell>
          <table:table-cell office:value-type="float" office:value="6.733" calcext:value-type="float">
            <text:p>6.733</text:p>
          </table:table-cell>
          <table:table-cell office:value-type="float" office:value="6.574" calcext:value-type="float">
            <text:p>6.574</text:p>
          </table:table-cell>
          <table:table-cell office:value-type="float" office:value="7.381" calcext:value-type="float">
            <text:p>7.381</text:p>
          </table:table-cell>
          <table:table-cell office:value-type="float" office:value="20000" calcext:value-type="float">
            <text:p>20000</text:p>
          </table:table-cell>
          <table:table-cell office:value-type="float" office:value="134669.219" calcext:value-type="float">
            <text:p>134669.219</text:p>
          </table:table-cell>
          <table:table-cell office:value-type="float" office:value="148.5" calcext:value-type="float">
            <text:p>148.5</text:p>
          </table:table-cell>
          <table:table-cell office:value-type="string" calcext:value-type="string">
            <text:p>0.17.7</text:p>
          </table:table-cell>
          <table:table-cell office:value-type="string" calcext:value-type="string">
            <text:p>LinuxHeadless</text:p>
          </table:table-cell>
          <table:table-cell/>
          <table:table-cell office:value-type="string" calcext:value-type="string">
            <text:p>test-000017.plastic_offshores_minimised.17.zip</text:p>
          </table:table-cell>
          <table:table-cell office:value-type="float" office:value="2" calcext:value-type="float">
            <text:p>2</text:p>
          </table:table-cell>
          <table:table-cell office:value-type="float" office:value="1.167" calcext:value-type="float">
            <text:p>1.167</text:p>
          </table:table-cell>
          <table:table-cell office:value-type="float" office:value="143.972" calcext:value-type="float">
            <text:p>143.972</text:p>
          </table:table-cell>
          <table:table-cell office:value-type="float" office:value="7.047" calcext:value-type="float">
            <text:p>7.047</text:p>
          </table:table-cell>
          <table:table-cell office:value-type="float" office:value="6.75" calcext:value-type="float">
            <text:p>6.75</text:p>
          </table:table-cell>
          <table:table-cell office:value-type="float" office:value="8.452" calcext:value-type="float">
            <text:p>8.452</text:p>
          </table:table-cell>
          <table:table-cell office:value-type="float" office:value="20000" calcext:value-type="float">
            <text:p>20000</text:p>
          </table:table-cell>
          <table:table-cell office:value-type="float" office:value="140944.352" calcext:value-type="float">
            <text:p>140944.352</text:p>
          </table:table-cell>
          <table:table-cell office:value-type="float" office:value="141.8" calcext:value-type="float">
            <text:p>141.8</text:p>
          </table:table-cell>
          <table:table-cell office:value-type="string" calcext:value-type="string">
            <text:p>0.17.7</text:p>
          </table:table-cell>
          <table:table-cell office:value-type="string" calcext:value-type="string">
            <text:p>LinuxHeadless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est-000017.plastic_offshores_minimised.17.zip</text:p>
          </table:table-cell>
          <table:table-cell office:value-type="float" office:value="3" calcext:value-type="float">
            <text:p>3</text:p>
          </table:table-cell>
          <table:table-cell office:value-type="float" office:value="1.252" calcext:value-type="float">
            <text:p>1.252</text:p>
          </table:table-cell>
          <table:table-cell office:value-type="float" office:value="137.798" calcext:value-type="float">
            <text:p>137.798</text:p>
          </table:table-cell>
          <table:table-cell office:value-type="float" office:value="6.727" calcext:value-type="float">
            <text:p>6.727</text:p>
          </table:table-cell>
          <table:table-cell office:value-type="float" office:value="6.55" calcext:value-type="float">
            <text:p>6.55</text:p>
          </table:table-cell>
          <table:table-cell office:value-type="float" office:value="7.36" calcext:value-type="float">
            <text:p>7.36</text:p>
          </table:table-cell>
          <table:table-cell office:value-type="float" office:value="20000" calcext:value-type="float">
            <text:p>20000</text:p>
          </table:table-cell>
          <table:table-cell office:value-type="float" office:value="134543.023" calcext:value-type="float">
            <text:p>134543.023</text:p>
          </table:table-cell>
          <table:table-cell office:value-type="float" office:value="148.6" calcext:value-type="float">
            <text:p>148.6</text:p>
          </table:table-cell>
          <table:table-cell office:value-type="string" calcext:value-type="string">
            <text:p>0.17.7</text:p>
          </table:table-cell>
          <table:table-cell office:value-type="string" calcext:value-type="string">
            <text:p>LinuxHeadless</text:p>
          </table:table-cell>
          <table:table-cell/>
          <table:table-cell office:value-type="string" calcext:value-type="string">
            <text:p>test-000017.plastic_offshores_minimised.17.zip</text:p>
          </table:table-cell>
          <table:table-cell office:value-type="float" office:value="3" calcext:value-type="float">
            <text:p>3</text:p>
          </table:table-cell>
          <table:table-cell office:value-type="float" office:value="1.169" calcext:value-type="float">
            <text:p>1.169</text:p>
          </table:table-cell>
          <table:table-cell office:value-type="float" office:value="140.894" calcext:value-type="float">
            <text:p>140.894</text:p>
          </table:table-cell>
          <table:table-cell office:value-type="float" office:value="6.891" calcext:value-type="float">
            <text:p>6.891</text:p>
          </table:table-cell>
          <table:table-cell office:value-type="float" office:value="6.721" calcext:value-type="float">
            <text:p>6.721</text:p>
          </table:table-cell>
          <table:table-cell office:value-type="float" office:value="8.258" calcext:value-type="float">
            <text:p>8.258</text:p>
          </table:table-cell>
          <table:table-cell office:value-type="float" office:value="20000" calcext:value-type="float">
            <text:p>20000</text:p>
          </table:table-cell>
          <table:table-cell office:value-type="float" office:value="137829.041" calcext:value-type="float">
            <text:p>137829.041</text:p>
          </table:table-cell>
          <table:table-cell office:value-type="float" office:value="145.1" calcext:value-type="float">
            <text:p>145.1</text:p>
          </table:table-cell>
          <table:table-cell office:value-type="string" calcext:value-type="string">
            <text:p>0.17.7</text:p>
          </table:table-cell>
          <table:table-cell office:value-type="string" calcext:value-type="string">
            <text:p>LinuxHeadless</text:p>
          </table:table-cell>
          <table:table-cell table:number-columns-repeated="99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17"/>
          <table:table-cell office:value-type="string" calcext:value-type="string">
            <text:p>0.17 mulark</text:p>
          </table:table-cell>
          <table:table-cell office:value-type="string" calcext:value-type="string">
            <text:p>0.16 mulark</text:p>
          </table:table-cell>
          <table:table-cell office:value-type="string" calcext:value-type="string">
            <text:p>0.17 asy</text:p>
          </table:table-cell>
          <table:table-cell office:value-type="string" calcext:value-type="string">
            <text:p>0.16 asy</text:p>
          </table:table-cell>
          <table:table-cell table:number-columns-repeated="1003"/>
        </table:table-row>
        <table:table-row table:style-name="ro1">
          <table:table-cell table:number-columns-repeated="12"/>
          <table:table-cell office:value-type="string" calcext:value-type="string">
            <text:p>131k.pipes.131kpipegroups.17.zip</text:p>
          </table:table-cell>
          <table:table-cell office:value-type="string" calcext:value-type="string">
            <text:p>test-000017.131k.pipes.131kpipegroups.17.zip</text:p>
          </table:table-cell>
          <table:table-cell table:formula="of:=SUBSTITUTE([.N91];&quot;test-000017.&quot;;&quot;&quot;)" office:value-type="string" office:string-value="131k.pipes.131kpipegroups.17.zip" calcext:value-type="string">
            <text:p>131k.pipes.131kpipegroups.17.zip</text:p>
          </table:table-cell>
          <table:table-cell/>
          <table:table-cell office:value-type="string" calcext:value-type="string">
            <text:p>131k.pipes.131kpipegroups.17.zip</text:p>
          </table:table-cell>
          <table:table-cell office:value-type="float" office:value="0.746333333333333" calcext:value-type="float">
            <text:p>0.746333333333333</text:p>
          </table:table-cell>
          <table:table-cell office:value-type="float" office:value="4.99533333333333" calcext:value-type="float">
            <text:p>4.99533333333333</text:p>
          </table:table-cell>
          <table:table-cell office:value-type="float" office:value="0.828333333333333" calcext:value-type="float">
            <text:p>0.828333333333333</text:p>
          </table:table-cell>
          <table:table-cell office:value-type="float" office:value="3.612" calcext:value-type="float">
            <text:p>3.612</text:p>
          </table:table-cell>
          <table:table-cell table:number-columns-repeated="1003"/>
        </table:table-row>
        <table:table-row table:style-name="ro1">
          <table:table-cell table:number-columns-repeated="12"/>
          <table:table-cell office:value-type="string" calcext:value-type="string">
            <text:p>131k.pipes.131kpipegroups.has_fluid.17.zip</text:p>
          </table:table-cell>
          <table:table-cell office:value-type="string" calcext:value-type="string">
            <text:p>test-000017.131k.pipes.131kpipegroups.17.zip</text:p>
          </table:table-cell>
          <table:table-cell table:number-columns-repeated="2"/>
          <table:table-cell office:value-type="string" calcext:value-type="string">
            <text:p>131k.pipes.131kpipegroups.has_fluid.17.zip</text:p>
          </table:table-cell>
          <table:table-cell office:value-type="float" office:value="5.37033333333333" calcext:value-type="float">
            <text:p>5.37033333333333</text:p>
          </table:table-cell>
          <table:table-cell office:value-type="float" office:value="5.40233333333333" calcext:value-type="float">
            <text:p>5.40233333333333</text:p>
          </table:table-cell>
          <table:table-cell office:value-type="float" office:value="3.64866666666667" calcext:value-type="float">
            <text:p>3.64866666666667</text:p>
          </table:table-cell>
          <table:table-cell office:value-type="float" office:value="3.613" calcext:value-type="float">
            <text:p>3.613</text:p>
          </table:table-cell>
          <table:table-cell table:number-columns-repeated="1003"/>
        </table:table-row>
        <table:table-row table:style-name="ro1">
          <table:table-cell table:number-columns-repeated="12"/>
          <table:table-cell office:value-type="string" calcext:value-type="string">
            <text:p>131k.pipes.256pipegroups.size512.17.zip</text:p>
          </table:table-cell>
          <table:table-cell office:value-type="string" calcext:value-type="string">
            <text:p>test-000017.131k.pipes.131kpipegroups.17.zip</text:p>
          </table:table-cell>
          <table:table-cell table:number-columns-repeated="2"/>
          <table:table-cell office:value-type="string" calcext:value-type="string">
            <text:p>131k.pipes.256pipegroups.size512.17.zip</text:p>
          </table:table-cell>
          <table:table-cell office:value-type="float" office:value="0.007" calcext:value-type="float">
            <text:p>0.007</text:p>
          </table:table-cell>
          <table:table-cell office:value-type="float" office:value="5.00766666666667" calcext:value-type="float">
            <text:p>5.00766666666667</text:p>
          </table:table-cell>
          <table:table-cell office:value-type="float" office:value="0.008" calcext:value-type="float">
            <text:p>0.008</text:p>
          </table:table-cell>
          <table:table-cell office:value-type="float" office:value="3.707" calcext:value-type="float">
            <text:p>3.707</text:p>
          </table:table-cell>
          <table:table-cell table:number-columns-repeated="1003"/>
        </table:table-row>
        <table:table-row table:style-name="ro1">
          <table:table-cell table:number-columns-repeated="12"/>
          <table:table-cell office:value-type="string" calcext:value-type="string">
            <text:p>131k.pipes.256pipegroups.size512.has_fluid.17.zip</text:p>
          </table:table-cell>
          <table:table-cell office:value-type="string" calcext:value-type="string">
            <text:p>test-000017.131k.pipes.131kpipegroups.has_fluid.17.zip</text:p>
          </table:table-cell>
          <table:table-cell table:formula="of:=SUBSTITUTE([.N94];&quot;test-000017.&quot;;&quot;&quot;)" office:value-type="string" office:string-value="131k.pipes.131kpipegroups.has_fluid.17.zip" calcext:value-type="string">
            <text:p>131k.pipes.131kpipegroups.has_fluid.17.zip</text:p>
          </table:table-cell>
          <table:table-cell/>
          <table:table-cell office:value-type="string" calcext:value-type="string">
            <text:p>131k.pipes.256pipegroups.size512.has_fluid.17.zip</text:p>
          </table:table-cell>
          <table:table-cell office:value-type="float" office:value="4.17966666666667" calcext:value-type="float">
            <text:p>4.17966666666667</text:p>
          </table:table-cell>
          <table:table-cell office:value-type="float" office:value="5.56066666666667" calcext:value-type="float">
            <text:p>5.56066666666667</text:p>
          </table:table-cell>
          <table:table-cell office:value-type="float" office:value="4.57033333333333" calcext:value-type="float">
            <text:p>4.57033333333333</text:p>
          </table:table-cell>
          <table:table-cell office:value-type="float" office:value="4.81233333333333" calcext:value-type="float">
            <text:p>4.81233333333333</text:p>
          </table:table-cell>
          <table:table-cell table:number-columns-repeated="1003"/>
        </table:table-row>
        <table:table-row table:style-name="ro1">
          <table:table-cell table:number-columns-repeated="12"/>
          <table:table-cell office:value-type="string" calcext:value-type="string">
            <text:p>90k_cars_compact.17.zip</text:p>
          </table:table-cell>
          <table:table-cell office:value-type="string" calcext:value-type="string">
            <text:p>test-000017.131k.pipes.131kpipegroups.has_fluid.17.zip</text:p>
          </table:table-cell>
          <table:table-cell table:number-columns-repeated="2"/>
          <table:table-cell office:value-type="string" calcext:value-type="string">
            <text:p>90k_cars_compact.17.zip</text:p>
          </table:table-cell>
          <table:table-cell office:value-type="float" office:value="16.1843333333333" calcext:value-type="float">
            <text:p>16.1843333333333</text:p>
          </table:table-cell>
          <table:table-cell office:value-type="float" office:value="16.3563333333333" calcext:value-type="float">
            <text:p>16.3563333333333</text:p>
          </table:table-cell>
          <table:table-cell office:value-type="float" office:value="11.821" calcext:value-type="float">
            <text:p>11.821</text:p>
          </table:table-cell>
          <table:table-cell office:value-type="float" office:value="12.9493333333333" calcext:value-type="float">
            <text:p>12.9493333333333</text:p>
          </table:table-cell>
          <table:table-cell table:number-columns-repeated="1003"/>
        </table:table-row>
        <table:table-row table:style-name="ro1">
          <table:table-cell table:number-columns-repeated="12"/>
          <table:table-cell office:value-type="string" calcext:value-type="string">
            <text:p>90k_cars_sparse.17.zip</text:p>
          </table:table-cell>
          <table:table-cell office:value-type="string" calcext:value-type="string">
            <text:p>test-000017.131k.pipes.131kpipegroups.has_fluid.17.zip</text:p>
          </table:table-cell>
          <table:table-cell table:number-columns-repeated="2"/>
          <table:table-cell office:value-type="string" calcext:value-type="string">
            <text:p>90k_cars_sparse.17.zip</text:p>
          </table:table-cell>
          <table:table-cell office:value-type="float" office:value="17.7396666666667" calcext:value-type="float">
            <text:p>17.7396666666667</text:p>
          </table:table-cell>
          <table:table-cell office:value-type="float" office:value="17.0206666666667" calcext:value-type="float">
            <text:p>17.0206666666667</text:p>
          </table:table-cell>
          <table:table-cell office:value-type="float" office:value="13.1436666666667" calcext:value-type="float">
            <text:p>13.1436666666667</text:p>
          </table:table-cell>
          <table:table-cell office:value-type="float" office:value="14.2043333333333" calcext:value-type="float">
            <text:p>14.2043333333333</text:p>
          </table:table-cell>
          <table:table-cell table:number-columns-repeated="1003"/>
        </table:table-row>
        <table:table-row table:style-name="ro1">
          <table:table-cell table:number-columns-repeated="12"/>
          <table:table-cell office:value-type="string" calcext:value-type="string">
            <text:p>allaizn.trains_show_3.foo.17.zip</text:p>
          </table:table-cell>
          <table:table-cell office:value-type="string" calcext:value-type="string">
            <text:p>test-000017.131k.pipes.256pipegroups.size512.17.zip</text:p>
          </table:table-cell>
          <table:table-cell table:formula="of:=SUBSTITUTE([.N97];&quot;test-000017.&quot;;&quot;&quot;)" office:value-type="string" office:string-value="131k.pipes.256pipegroups.size512.17.zip" calcext:value-type="string">
            <text:p>131k.pipes.256pipegroups.size512.17.zip</text:p>
          </table:table-cell>
          <table:table-cell/>
          <table:table-cell office:value-type="string" calcext:value-type="string">
            <text:p>allaizn.trains_show_3.foo.17.zip</text:p>
          </table:table-cell>
          <table:table-cell office:value-type="float" office:value="1.06" calcext:value-type="float">
            <text:p>1.06</text:p>
          </table:table-cell>
          <table:table-cell office:value-type="float" office:value="1.63733333333333" calcext:value-type="float">
            <text:p>1.63733333333333</text:p>
          </table:table-cell>
          <table:table-cell office:value-type="float" office:value="1.10266666666667" calcext:value-type="float">
            <text:p>1.10266666666667</text:p>
          </table:table-cell>
          <table:table-cell office:value-type="float" office:value="1.71533333333333" calcext:value-type="float">
            <text:p>1.71533333333333</text:p>
          </table:table-cell>
          <table:table-cell table:number-columns-repeated="1003"/>
        </table:table-row>
        <table:table-row table:style-name="ro1">
          <table:table-cell table:number-columns-repeated="12"/>
          <table:table-cell office:value-type="string" calcext:value-type="string">
            <text:p>nuclear_2x2.17.zip</text:p>
          </table:table-cell>
          <table:table-cell office:value-type="string" calcext:value-type="string">
            <text:p>test-000017.131k.pipes.256pipegroups.size512.17.zip</text:p>
          </table:table-cell>
          <table:table-cell table:number-columns-repeated="2"/>
          <table:table-cell office:value-type="string" calcext:value-type="string">
            <text:p>nuclear_2x2.17.zip</text:p>
          </table:table-cell>
          <table:table-cell office:value-type="float" office:value="6.942" calcext:value-type="float">
            <text:p>6.942</text:p>
          </table:table-cell>
          <table:table-cell office:value-type="float" office:value="6.127" calcext:value-type="float">
            <text:p>6.127</text:p>
          </table:table-cell>
          <table:table-cell office:value-type="float" office:value="6.713" calcext:value-type="float">
            <text:p>6.713</text:p>
          </table:table-cell>
          <table:table-cell office:value-type="float" office:value="5.83133333333333" calcext:value-type="float">
            <text:p>5.83133333333333</text:p>
          </table:table-cell>
          <table:table-cell table:number-columns-repeated="1003"/>
        </table:table-row>
        <table:table-row table:style-name="ro1">
          <table:table-cell table:number-columns-repeated="12"/>
          <table:table-cell office:value-type="string" calcext:value-type="string">
            <text:p>nuclear_2x2.shared_steam.17.zip</text:p>
          </table:table-cell>
          <table:table-cell office:value-type="string" calcext:value-type="string">
            <text:p>test-000017.131k.pipes.256pipegroups.size512.17.zip</text:p>
          </table:table-cell>
          <table:table-cell table:number-columns-repeated="2"/>
          <table:table-cell office:value-type="string" calcext:value-type="string">
            <text:p>nuclear_2x2.shared_steam.17.zip</text:p>
          </table:table-cell>
          <table:table-cell office:value-type="float" office:value="8.10766666666667" calcext:value-type="float">
            <text:p>8.10766666666667</text:p>
          </table:table-cell>
          <table:table-cell office:value-type="float" office:value="8.55633333333333" calcext:value-type="float">
            <text:p>8.55633333333333</text:p>
          </table:table-cell>
          <table:table-cell office:value-type="float" office:value="8.09666666666667" calcext:value-type="float">
            <text:p>8.09666666666667</text:p>
          </table:table-cell>
          <table:table-cell office:value-type="float" office:value="8.33833333333333" calcext:value-type="float">
            <text:p>8.33833333333333</text:p>
          </table:table-cell>
          <table:table-cell table:number-columns-repeated="1003"/>
        </table:table-row>
        <table:table-row table:style-name="ro1">
          <table:table-cell table:number-columns-repeated="12"/>
          <table:table-cell office:value-type="string" calcext:value-type="string">
            <text:p>nuclear_2xN.17.zip</text:p>
          </table:table-cell>
          <table:table-cell office:value-type="string" calcext:value-type="string">
            <text:p>test-000017.131k.pipes.256pipegroups.size512.has_fluid.17.zip</text:p>
          </table:table-cell>
          <table:table-cell table:formula="of:=SUBSTITUTE([.N100];&quot;test-000017.&quot;;&quot;&quot;)" office:value-type="string" office:string-value="131k.pipes.256pipegroups.size512.has_fluid.17.zip" calcext:value-type="string">
            <text:p>131k.pipes.256pipegroups.size512.has_fluid.17.zip</text:p>
          </table:table-cell>
          <table:table-cell/>
          <table:table-cell office:value-type="string" calcext:value-type="string">
            <text:p>nuclear_2xN.17.zip</text:p>
          </table:table-cell>
          <table:table-cell office:value-type="float" office:value="8.82366666666667" calcext:value-type="float">
            <text:p>8.82366666666667</text:p>
          </table:table-cell>
          <table:table-cell office:value-type="float" office:value="8.31" calcext:value-type="float">
            <text:p>8.31</text:p>
          </table:table-cell>
          <table:table-cell office:value-type="float" office:value="8.42366666666667" calcext:value-type="float">
            <text:p>8.42366666666667</text:p>
          </table:table-cell>
          <table:table-cell office:value-type="float" office:value="8.217" calcext:value-type="float">
            <text:p>8.217</text:p>
          </table:table-cell>
          <table:table-cell table:number-columns-repeated="1003"/>
        </table:table-row>
        <table:table-row table:style-name="ro1">
          <table:table-cell table:number-columns-repeated="12"/>
          <table:table-cell office:value-type="string" calcext:value-type="string">
            <text:p>nuclear_reactor_conducting.17.zip</text:p>
          </table:table-cell>
          <table:table-cell office:value-type="string" calcext:value-type="string">
            <text:p>test-000017.131k.pipes.256pipegroups.size512.has_fluid.17.zip</text:p>
          </table:table-cell>
          <table:table-cell table:number-columns-repeated="2"/>
          <table:table-cell office:value-type="string" calcext:value-type="string">
            <text:p>nuclear_reactor_conducting.17.zip</text:p>
          </table:table-cell>
          <table:table-cell office:value-type="float" office:value="9.49" calcext:value-type="float">
            <text:p>9.49</text:p>
          </table:table-cell>
          <table:table-cell office:value-type="float" office:value="8.78333333333333" calcext:value-type="float">
            <text:p>8.78333333333333</text:p>
          </table:table-cell>
          <table:table-cell office:value-type="float" office:value="9.15966666666667" calcext:value-type="float">
            <text:p>9.15966666666667</text:p>
          </table:table-cell>
          <table:table-cell office:value-type="float" office:value="8.396" calcext:value-type="float">
            <text:p>8.396</text:p>
          </table:table-cell>
          <table:table-cell table:number-columns-repeated="1003"/>
        </table:table-row>
        <table:table-row table:style-name="ro1">
          <table:table-cell table:number-columns-repeated="12"/>
          <table:table-cell office:value-type="string" calcext:value-type="string">
            <text:p>plastic_offshores_max.17.zip</text:p>
          </table:table-cell>
          <table:table-cell office:value-type="string" calcext:value-type="string">
            <text:p>test-000017.131k.pipes.256pipegroups.size512.has_fluid.17.zip</text:p>
          </table:table-cell>
          <table:table-cell table:number-columns-repeated="2"/>
          <table:table-cell office:value-type="string" calcext:value-type="string">
            <text:p>plastic_offshores_max.17.zip</text:p>
          </table:table-cell>
          <table:table-cell office:value-type="float" office:value="6.75733333333333" calcext:value-type="float">
            <text:p>6.75733333333333</text:p>
          </table:table-cell>
          <table:table-cell office:value-type="float" office:value="9.46" calcext:value-type="float">
            <text:p>9.46</text:p>
          </table:table-cell>
          <table:table-cell office:value-type="float" office:value="6.43466666666667" calcext:value-type="float">
            <text:p>6.43466666666667</text:p>
          </table:table-cell>
          <table:table-cell office:value-type="float" office:value="8.33533333333333" calcext:value-type="float">
            <text:p>8.33533333333333</text:p>
          </table:table-cell>
          <table:table-cell table:number-columns-repeated="1003"/>
        </table:table-row>
        <table:table-row table:style-name="ro1">
          <table:table-cell table:number-columns-repeated="12"/>
          <table:table-cell office:value-type="string" calcext:value-type="string">
            <text:p>plastic_offshores_minimised.17.zip</text:p>
          </table:table-cell>
          <table:table-cell office:value-type="string" calcext:value-type="string">
            <text:p>test-000017.90k_cars_compact.17.zip</text:p>
          </table:table-cell>
          <table:table-cell table:formula="of:=SUBSTITUTE([.N103];&quot;test-000017.&quot;;&quot;&quot;)" office:value-type="string" office:string-value="90k_cars_compact.17.zip" calcext:value-type="string">
            <text:p>90k_cars_compact.17.zip</text:p>
          </table:table-cell>
          <table:table-cell/>
          <table:table-cell office:value-type="string" calcext:value-type="string">
            <text:p>plastic_offshores_minimised.17.zip</text:p>
          </table:table-cell>
          <table:table-cell office:value-type="float" office:value="6.941" calcext:value-type="float">
            <text:p>6.941</text:p>
          </table:table-cell>
          <table:table-cell office:value-type="float" office:value="10.392" calcext:value-type="float">
            <text:p>10.392</text:p>
          </table:table-cell>
          <table:table-cell office:value-type="float" office:value="6.72333333333333" calcext:value-type="float">
            <text:p>6.72333333333333</text:p>
          </table:table-cell>
          <table:table-cell office:value-type="float" office:value="9.311" calcext:value-type="float">
            <text:p>9.311</text:p>
          </table:table-cell>
          <table:table-cell table:number-columns-repeated="1003"/>
        </table:table-row>
        <table:table-row table:style-name="ro1">
          <table:table-cell table:number-columns-repeated="13"/>
          <table:table-cell office:value-type="string" calcext:value-type="string">
            <text:p>test-000017.90k_cars_compact.17.zip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 calcext:value-type="string">
            <text:p>test-000017.90k_cars_compact.17.zip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 calcext:value-type="string">
            <text:p>test-000017.90k_cars_sparse.17.zip</text:p>
          </table:table-cell>
          <table:table-cell table:formula="of:=SUBSTITUTE([.N106];&quot;test-000017.&quot;;&quot;&quot;)" office:value-type="string" office:string-value="90k_cars_sparse.17.zip" calcext:value-type="string">
            <text:p>90k_cars_sparse.17.zip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test-000017.90k_cars_sparse.17.zip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 calcext:value-type="string">
            <text:p>test-000017.90k_cars_sparse.17.zip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 calcext:value-type="string">
            <text:p>test-000017.allaizn.trains_show_3.foo.17.zip</text:p>
          </table:table-cell>
          <table:table-cell table:formula="of:=SUBSTITUTE([.N109];&quot;test-000017.&quot;;&quot;&quot;)" office:value-type="string" office:string-value="allaizn.trains_show_3.foo.17.zip" calcext:value-type="string">
            <text:p>allaizn.trains_show_3.foo.17.zip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test-000017.allaizn.trains_show_3.foo.17.zip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 calcext:value-type="string">
            <text:p>test-000017.allaizn.trains_show_3.foo.17.zip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 calcext:value-type="string">
            <text:p>test-000017.nuclear_2x2.17.zip</text:p>
          </table:table-cell>
          <table:table-cell table:formula="of:=SUBSTITUTE([.N112];&quot;test-000017.&quot;;&quot;&quot;)" office:value-type="string" office:string-value="nuclear_2x2.17.zip" calcext:value-type="string">
            <text:p>nuclear_2x2.17.zip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test-000017.nuclear_2x2.17.zip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 calcext:value-type="string">
            <text:p>test-000017.nuclear_2x2.17.zip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 calcext:value-type="string">
            <text:p>test-000017.nuclear_2x2.shared_steam.17.zip</text:p>
          </table:table-cell>
          <table:table-cell table:formula="of:=SUBSTITUTE([.N115];&quot;test-000017.&quot;;&quot;&quot;)" office:value-type="string" office:string-value="nuclear_2x2.shared_steam.17.zip" calcext:value-type="string">
            <text:p>nuclear_2x2.shared_steam.17.zip</text:p>
          </table:table-cell>
          <table:table-cell table:number-columns-repeated="1009"/>
        </table:table-row>
        <table:table-row table:style-name="ro1">
          <table:table-cell table:style-name="Default" table:number-columns-repeated="12"/>
          <table:table-cell/>
          <table:table-cell office:value-type="string" calcext:value-type="string">
            <text:p>test-000017.nuclear_2x2.shared_steam.17.zip</text:p>
          </table:table-cell>
          <table:table-cell table:number-columns-repeated="1010"/>
        </table:table-row>
        <table:table-row table:style-name="ro1">
          <table:table-cell table:style-name="Default" table:number-columns-repeated="12"/>
          <table:table-cell/>
          <table:table-cell office:value-type="string" calcext:value-type="string">
            <text:p>test-000017.nuclear_2x2.shared_steam.17.zip</text:p>
          </table:table-cell>
          <table:table-cell table:number-columns-repeated="1010"/>
        </table:table-row>
        <table:table-row table:style-name="ro1">
          <table:table-cell table:style-name="Default" table:number-columns-repeated="12"/>
          <table:table-cell/>
          <table:table-cell office:value-type="string" calcext:value-type="string">
            <text:p>test-000017.nuclear_2xN.17.zip</text:p>
          </table:table-cell>
          <table:table-cell table:formula="of:=SUBSTITUTE([.N118];&quot;test-000017.&quot;;&quot;&quot;)" office:value-type="string" office:string-value="nuclear_2xN.17.zip" calcext:value-type="string">
            <text:p>nuclear_2xN.17.zip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11"/>
          <table:table-cell/>
          <table:table-cell office:value-type="string" calcext:value-type="string">
            <text:p>test-000017.nuclear_2xN.17.zip</text:p>
          </table:table-cell>
          <table:table-cell table:number-columns-repeated="1010"/>
        </table:table-row>
        <table:table-row table:style-name="ro1">
          <table:table-cell/>
          <table:table-cell table:style-name="Default" table:number-columns-repeated="11"/>
          <table:table-cell/>
          <table:table-cell office:value-type="string" calcext:value-type="string">
            <text:p>test-000017.nuclear_2xN.17.zip</text:p>
          </table:table-cell>
          <table:table-cell table:number-columns-repeated="1010"/>
        </table:table-row>
        <table:table-row table:style-name="ro1">
          <table:table-cell/>
          <table:table-cell table:style-name="Default" table:number-columns-repeated="11"/>
          <table:table-cell/>
          <table:table-cell office:value-type="string" calcext:value-type="string">
            <text:p>test-000017.nuclear_reactor_conducting.17.zip</text:p>
          </table:table-cell>
          <table:table-cell table:formula="of:=SUBSTITUTE([.N121];&quot;test-000017.&quot;;&quot;&quot;)" office:value-type="string" office:string-value="nuclear_reactor_conducting.17.zip" calcext:value-type="string">
            <text:p>nuclear_reactor_conducting.17.zip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test-000017.nuclear_reactor_conducting.17.zip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 calcext:value-type="string">
            <text:p>test-000017.nuclear_reactor_conducting.17.zip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 calcext:value-type="string">
            <text:p>test-000017.plastic_offshores_max.17.zip</text:p>
          </table:table-cell>
          <table:table-cell table:formula="of:=SUBSTITUTE([.N124];&quot;test-000017.&quot;;&quot;&quot;)" office:value-type="string" office:string-value="plastic_offshores_max.17.zip" calcext:value-type="string">
            <text:p>plastic_offshores_max.17.zip</text:p>
          </table:table-cell>
          <table:table-cell table:number-columns-repeated="1009"/>
        </table:table-row>
        <table:table-row table:style-name="ro1">
          <table:table-cell table:formula="of:=SUBSTITUTE([.A139];&quot;.17.zip&quot;;&quot;&quot;)">
            <text:p/>
          </table:table-cell>
          <table:table-cell table:number-columns-repeated="12"/>
          <table:table-cell office:value-type="string" calcext:value-type="string">
            <text:p>test-000017.plastic_offshores_max.17.zip</text:p>
          </table:table-cell>
          <table:table-cell table:number-columns-repeated="1010"/>
        </table:table-row>
        <table:table-row table:style-name="ro1">
          <table:table-cell table:formula="of:=SUBSTITUTE([.A140];&quot;.17.zip&quot;;&quot;&quot;)" office:value-type="string" office:string-value="131k.pipes.131kpipegroups" calcext:value-type="string">
            <text:p>131k.pipes.131kpipegroups</text:p>
          </table:table-cell>
          <table:table-cell table:number-columns-repeated="12"/>
          <table:table-cell office:value-type="string" calcext:value-type="string">
            <text:p>test-000017.plastic_offshores_max.17.zip</text:p>
          </table:table-cell>
          <table:table-cell table:number-columns-repeated="1010"/>
        </table:table-row>
        <table:table-row table:style-name="ro1">
          <table:table-cell table:formula="of:=SUBSTITUTE([.A141];&quot;.17.zip&quot;;&quot;&quot;)" office:value-type="string" office:string-value="131k.pipes.131kpipegroups.has_fluid" calcext:value-type="string">
            <text:p>131k.pipes.131kpipegroups.has_fluid</text:p>
          </table:table-cell>
          <table:table-cell table:number-columns-repeated="12"/>
          <table:table-cell office:value-type="string" calcext:value-type="string">
            <text:p>test-000017.plastic_offshores_minimised.17.zip</text:p>
          </table:table-cell>
          <table:table-cell table:formula="of:=SUBSTITUTE([.N127];&quot;test-000017.&quot;;&quot;&quot;)" office:value-type="string" office:string-value="plastic_offshores_minimised.17.zip" calcext:value-type="string">
            <text:p>plastic_offshores_minimised.17.zip</text:p>
          </table:table-cell>
          <table:table-cell table:number-columns-repeated="1009"/>
        </table:table-row>
        <table:table-row table:style-name="ro1">
          <table:table-cell table:formula="of:=SUBSTITUTE([.A142];&quot;.17.zip&quot;;&quot;&quot;)" office:value-type="string" office:string-value="131k.pipes.256pipegroups.size512" calcext:value-type="string">
            <text:p>131k.pipes.256pipegroups.size512</text:p>
          </table:table-cell>
          <table:table-cell table:number-columns-repeated="12"/>
          <table:table-cell office:value-type="string" calcext:value-type="string">
            <text:p>test-000017.plastic_offshores_minimised.17.zip</text:p>
          </table:table-cell>
          <table:table-cell table:number-columns-repeated="1010"/>
        </table:table-row>
        <table:table-row table:style-name="ro1">
          <table:table-cell table:formula="of:=SUBSTITUTE([.A143];&quot;.17.zip&quot;;&quot;&quot;)" office:value-type="string" office:string-value="131k.pipes.256pipegroups.size512.has_fluid" calcext:value-type="string">
            <text:p>131k.pipes.256pipegroups.size512.has_fluid</text:p>
          </table:table-cell>
          <table:table-cell table:number-columns-repeated="12"/>
          <table:table-cell office:value-type="string" calcext:value-type="string">
            <text:p>test-000017.plastic_offshores_minimised.17.zip</text:p>
          </table:table-cell>
          <table:table-cell table:number-columns-repeated="1010"/>
        </table:table-row>
        <table:table-row table:style-name="ro1">
          <table:table-cell table:formula="of:=SUBSTITUTE([.A144];&quot;.17.zip&quot;;&quot;&quot;)" office:value-type="string" office:string-value="90k_cars_compact" calcext:value-type="string">
            <text:p>90k_cars_compact</text:p>
          </table:table-cell>
          <table:table-cell table:number-columns-repeated="1023"/>
        </table:table-row>
        <table:table-row table:style-name="ro1">
          <table:table-cell table:formula="of:=SUBSTITUTE([.A145];&quot;.17.zip&quot;;&quot;&quot;)" office:value-type="string" office:string-value="90k_cars_sparse" calcext:value-type="string">
            <text:p>90k_cars_sparse</text:p>
          </table:table-cell>
          <table:table-cell table:number-columns-repeated="1023"/>
        </table:table-row>
        <table:table-row table:style-name="ro1">
          <table:table-cell table:formula="of:=SUBSTITUTE([.A146];&quot;.17.zip&quot;;&quot;&quot;)" office:value-type="string" office:string-value="allaizn.trains_show_3.foo" calcext:value-type="string">
            <text:p>allaizn.trains_show_3.foo</text:p>
          </table:table-cell>
          <table:table-cell table:number-columns-repeated="1023"/>
        </table:table-row>
        <table:table-row table:style-name="ro1">
          <table:table-cell table:formula="of:=SUBSTITUTE([.A147];&quot;.17.zip&quot;;&quot;&quot;)" office:value-type="string" office:string-value="nuclear_2x2" calcext:value-type="string">
            <text:p>nuclear_2x2</text:p>
          </table:table-cell>
          <table:table-cell table:number-columns-repeated="1023"/>
        </table:table-row>
        <table:table-row table:style-name="ro1">
          <table:table-cell table:formula="of:=SUBSTITUTE([.A148];&quot;.17.zip&quot;;&quot;&quot;)" office:value-type="string" office:string-value="nuclear_2x2.shared_steam" calcext:value-type="string">
            <text:p>nuclear_2x2.shared_steam</text:p>
          </table:table-cell>
          <table:table-cell table:number-columns-repeated="1023"/>
        </table:table-row>
        <table:table-row table:style-name="ro1">
          <table:table-cell table:formula="of:=SUBSTITUTE([.A149];&quot;.17.zip&quot;;&quot;&quot;)" office:value-type="string" office:string-value="nuclear_2xN" calcext:value-type="string">
            <text:p>nuclear_2xN</text:p>
          </table:table-cell>
          <table:table-cell table:number-columns-repeated="1023"/>
        </table:table-row>
        <table:table-row table:style-name="ro1">
          <table:table-cell table:formula="of:=SUBSTITUTE([.A150];&quot;.17.zip&quot;;&quot;&quot;)" office:value-type="string" office:string-value="nuclear_reactor_conducting" calcext:value-type="string">
            <text:p>nuclear_reactor_conducting</text:p>
          </table:table-cell>
          <table:table-cell table:number-columns-repeated="1023"/>
        </table:table-row>
        <table:table-row table:style-name="ro1">
          <table:table-cell table:formula="of:=SUBSTITUTE([.A151];&quot;.17.zip&quot;;&quot;&quot;)" office:value-type="string" office:string-value="plastic_offshores_max" calcext:value-type="string">
            <text:p>plastic_offshores_max</text:p>
          </table:table-cell>
          <table:table-cell table:number-columns-repeated="1023"/>
        </table:table-row>
        <table:table-row table:style-name="ro1">
          <table:table-cell table:style-name="ce3" table:formula="of:=SUBSTITUTE([.A152];&quot;.17.zip&quot;;&quot;&quot;)" office:value-type="string" office:string-value="plastic_offshores_minimised" calcext:value-type="string">
            <text:p>plastic_offshores_minimise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v0.17 mulark</text:p>
          </table:table-cell>
          <table:table-cell office:value-type="string" calcext:value-type="string">
            <text:p>v0.16 mulark</text:p>
          </table:table-cell>
          <table:table-cell office:value-type="string" calcext:value-type="string">
            <text:p>v0.17 AssemblyStorm</text:p>
          </table:table-cell>
          <table:table-cell office:value-type="string" calcext:value-type="string">
            <text:p>v0.16 AssemblyStor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1k.pipes.131kpipegroups</text:p>
          </table:table-cell>
          <table:table-cell table:style-name="ce4" office:value-type="float" office:value="0.746333333333333" calcext:value-type="float">
            <text:p>0.75</text:p>
          </table:table-cell>
          <table:table-cell table:style-name="ce4" office:value-type="float" office:value="4.99533333333333" calcext:value-type="float">
            <text:p>5.00</text:p>
          </table:table-cell>
          <table:table-cell table:style-name="ce4" office:value-type="float" office:value="0.828333333333333" calcext:value-type="float">
            <text:p>0.83</text:p>
          </table:table-cell>
          <table:table-cell table:style-name="ce4" office:value-type="float" office:value="3.612" calcext:value-type="float">
            <text:p>3.61</text:p>
          </table:table-cell>
          <table:table-cell/>
          <table:table-cell table:style-name="ce5" table:formula="of:=[.C140]/[.B140]" office:value-type="percentage" office:value="6.69316659222867" calcext:value-type="percentage">
            <text:p>669.32%</text:p>
          </table:table-cell>
          <table:table-cell table:style-name="ce5" table:formula="of:=[.E140]/[.D140]" office:value-type="percentage" office:value="4.36056338028169" calcext:value-type="percentage">
            <text:p>436.06%</text:p>
          </table:table-cell>
          <table:table-cell table:style-name="ce5" table:number-columns-repeated="2"/>
          <table:table-cell table:style-name="ce5" table:formula="of:=HARMEAN([.G140:.H143])" office:value-type="percentage" office:value="1.95713883843384" calcext:value-type="percentage">
            <text:p>195.71%</text:p>
          </table:table-cell>
          <table:table-cell table:style-name="ce4" table:number-columns-repeated="2"/>
          <table:table-cell table:style-name="ce4" table:formula="of:=1/[.D140]*1000" office:value-type="float" office:value="1207.24346076459" calcext:value-type="float">
            <text:p>1,207.24</text:p>
          </table:table-cell>
          <table:table-cell table:style-name="ce4" table:formula="of:=1/[.E140]*1000" office:value-type="float" office:value="276.854928017719" calcext:value-type="float">
            <text:p>276.8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31k.pipes.131kpipegroups.has_fluid</text:p>
          </table:table-cell>
          <table:table-cell table:style-name="ce4" office:value-type="float" office:value="5.37033333333333" calcext:value-type="float">
            <text:p>5.37</text:p>
          </table:table-cell>
          <table:table-cell table:style-name="ce4" office:value-type="float" office:value="5.40233333333333" calcext:value-type="float">
            <text:p>5.40</text:p>
          </table:table-cell>
          <table:table-cell table:style-name="ce4" office:value-type="float" office:value="3.64866666666667" calcext:value-type="float">
            <text:p>3.65</text:p>
          </table:table-cell>
          <table:table-cell table:style-name="ce4" office:value-type="float" office:value="3.613" calcext:value-type="float">
            <text:p>3.61</text:p>
          </table:table-cell>
          <table:table-cell/>
          <table:table-cell table:style-name="ce5" table:formula="of:=[.C141]/[.B141]" office:value-type="percentage" office:value="1.00595866178387" calcext:value-type="percentage">
            <text:p>100.60%</text:p>
          </table:table-cell>
          <table:table-cell table:style-name="ce5" table:formula="of:=[.E141]/[.D141]" office:value-type="percentage" office:value="0.990224739630914" calcext:value-type="percentage">
            <text:p>99.02%</text:p>
          </table:table-cell>
          <table:table-cell table:style-name="ce5" table:number-columns-repeated="3"/>
          <table:table-cell table:style-name="ce4" table:number-columns-repeated="2"/>
          <table:table-cell table:style-name="ce4" table:formula="of:=1/[.D141]*1000" office:value-type="float" office:value="274.07272062854" calcext:value-type="float">
            <text:p>274.07</text:p>
          </table:table-cell>
          <table:table-cell table:style-name="ce4" table:formula="of:=1/[.E141]*1000" office:value-type="float" office:value="276.778300581234" calcext:value-type="float">
            <text:p>276.7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31k.pipes.256pipegroups.size512</text:p>
          </table:table-cell>
          <table:table-cell table:style-name="ce4" office:value-type="float" office:value="0.007" calcext:value-type="float">
            <text:p>0.01</text:p>
          </table:table-cell>
          <table:table-cell table:style-name="ce4" office:value-type="float" office:value="5.00766666666667" calcext:value-type="float">
            <text:p>5.01</text:p>
          </table:table-cell>
          <table:table-cell table:style-name="ce4" office:value-type="float" office:value="0.008" calcext:value-type="float">
            <text:p>0.01</text:p>
          </table:table-cell>
          <table:table-cell table:style-name="ce4" office:value-type="float" office:value="3.707" calcext:value-type="float">
            <text:p>3.71</text:p>
          </table:table-cell>
          <table:table-cell/>
          <table:table-cell table:style-name="ce5" table:formula="of:=[.C142]/[.B142]" office:value-type="percentage" office:value="715.380952380953" calcext:value-type="percentage">
            <text:p>71538.10%</text:p>
          </table:table-cell>
          <table:table-cell table:style-name="ce5" table:formula="of:=[.E142]/[.D142]" office:value-type="percentage" office:value="463.375" calcext:value-type="percentage">
            <text:p>46337.50%</text:p>
          </table:table-cell>
          <table:table-cell table:style-name="ce5" table:number-columns-repeated="2"/>
          <table:table-cell/>
          <table:table-cell table:style-name="ce4" table:number-columns-repeated="2"/>
          <table:table-cell table:style-name="ce4" table:formula="of:=1/[.D142]*1000" office:value-type="float" office:value="125000" calcext:value-type="float">
            <text:p>125,000.00</text:p>
          </table:table-cell>
          <table:table-cell table:style-name="ce4" table:formula="of:=1/[.E142]*1000" office:value-type="float" office:value="269.759913676828" calcext:value-type="float">
            <text:p>269.7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31k.pipes.256pipegroups.size512.has_fluid</text:p>
          </table:table-cell>
          <table:table-cell table:style-name="ce4" office:value-type="float" office:value="4.17966666666667" calcext:value-type="float">
            <text:p>4.18</text:p>
          </table:table-cell>
          <table:table-cell table:style-name="ce4" office:value-type="float" office:value="5.56066666666667" calcext:value-type="float">
            <text:p>5.56</text:p>
          </table:table-cell>
          <table:table-cell table:style-name="ce4" office:value-type="float" office:value="4.57033333333333" calcext:value-type="float">
            <text:p>4.57</text:p>
          </table:table-cell>
          <table:table-cell table:style-name="ce4" office:value-type="float" office:value="4.81233333333333" calcext:value-type="float">
            <text:p>4.81</text:p>
          </table:table-cell>
          <table:table-cell/>
          <table:table-cell table:style-name="ce5" table:formula="of:=[.C143]/[.B143]" office:value-type="percentage" office:value="1.33040912353457" calcext:value-type="percentage">
            <text:p>133.04%</text:p>
          </table:table-cell>
          <table:table-cell table:style-name="ce5" table:formula="of:=[.E143]/[.D143]" office:value-type="percentage" office:value="1.05295018598206" calcext:value-type="percentage">
            <text:p>105.30%</text:p>
          </table:table-cell>
          <table:table-cell table:style-name="ce5" table:number-columns-repeated="2"/>
          <table:table-cell/>
          <table:table-cell table:style-name="ce4" table:number-columns-repeated="2"/>
          <table:table-cell table:style-name="ce4" table:formula="of:=1/[.D143]*1000" office:value-type="float" office:value="218.802421413464" calcext:value-type="float">
            <text:p>218.80</text:p>
          </table:table-cell>
          <table:table-cell table:style-name="ce4" table:formula="of:=1/[.E143]*1000" office:value-type="float" office:value="207.799404308374" calcext:value-type="float">
            <text:p>207.8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0k_cars_compact</text:p>
          </table:table-cell>
          <table:table-cell table:style-name="ce4" office:value-type="float" office:value="16.1843333333333" calcext:value-type="float">
            <text:p>16.18</text:p>
          </table:table-cell>
          <table:table-cell table:style-name="ce4" office:value-type="float" office:value="16.3563333333333" calcext:value-type="float">
            <text:p>16.36</text:p>
          </table:table-cell>
          <table:table-cell table:style-name="ce4" office:value-type="float" office:value="11.821" calcext:value-type="float">
            <text:p>11.82</text:p>
          </table:table-cell>
          <table:table-cell table:style-name="ce4" office:value-type="float" office:value="12.9493333333333" calcext:value-type="float">
            <text:p>12.95</text:p>
          </table:table-cell>
          <table:table-cell/>
          <table:table-cell table:style-name="ce5" table:formula="of:=[.C144]/[.B144]" office:value-type="percentage" office:value="1.01062756163368" calcext:value-type="percentage">
            <text:p>101.06%</text:p>
          </table:table-cell>
          <table:table-cell table:style-name="ce5" table:formula="of:=[.E144]/[.D144]" office:value-type="percentage" office:value="1.09545159743958" calcext:value-type="percentage">
            <text:p>109.55%</text:p>
          </table:table-cell>
          <table:table-cell table:style-name="ce5" table:number-columns-repeated="2"/>
          <table:table-cell table:style-name="ce5" table:formula="of:=HARMEAN([.G144:.H145])" office:value-type="percentage" office:value="1.0336129809147" calcext:value-type="percentage">
            <text:p>103.36%</text:p>
          </table:table-cell>
          <table:table-cell table:style-name="ce4" table:number-columns-repeated="2"/>
          <table:table-cell table:style-name="ce4" table:formula="of:=1/[.D144]*1000" office:value-type="float" office:value="84.5952119110059" calcext:value-type="float">
            <text:p>84.60</text:p>
          </table:table-cell>
          <table:table-cell table:style-name="ce4" table:formula="of:=1/[.E144]*1000" office:value-type="float" office:value="77.2240527182867" calcext:value-type="float">
            <text:p>77.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90k_cars_sparse</text:p>
          </table:table-cell>
          <table:table-cell table:style-name="ce4" office:value-type="float" office:value="17.7396666666667" calcext:value-type="float">
            <text:p>17.74</text:p>
          </table:table-cell>
          <table:table-cell table:style-name="ce4" office:value-type="float" office:value="17.0206666666667" calcext:value-type="float">
            <text:p>17.02</text:p>
          </table:table-cell>
          <table:table-cell table:style-name="ce4" office:value-type="float" office:value="13.1436666666667" calcext:value-type="float">
            <text:p>13.14</text:p>
          </table:table-cell>
          <table:table-cell table:style-name="ce4" office:value-type="float" office:value="14.2043333333333" calcext:value-type="float">
            <text:p>14.20</text:p>
          </table:table-cell>
          <table:table-cell/>
          <table:table-cell table:style-name="ce5" table:formula="of:=[.C145]/[.B145]" office:value-type="percentage" office:value="0.959469362445743" calcext:value-type="percentage">
            <text:p>95.95%</text:p>
          </table:table-cell>
          <table:table-cell table:style-name="ce5" table:formula="of:=[.E145]/[.D145]" office:value-type="percentage" office:value="1.08069792802617" calcext:value-type="percentage">
            <text:p>108.07%</text:p>
          </table:table-cell>
          <table:table-cell table:style-name="ce5" table:number-columns-repeated="2"/>
          <table:table-cell/>
          <table:table-cell table:style-name="ce4" table:number-columns-repeated="2"/>
          <table:table-cell table:style-name="ce4" table:formula="of:=1/[.D145]*1000" office:value-type="float" office:value="76.0822702949456" calcext:value-type="float">
            <text:p>76.08</text:p>
          </table:table-cell>
          <table:table-cell table:style-name="ce4" table:formula="of:=1/[.E145]*1000" office:value-type="float" office:value="70.4010513223664" calcext:value-type="float">
            <text:p>70.4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llaizn.trains_show_3.foo</text:p>
          </table:table-cell>
          <table:table-cell table:style-name="ce4" office:value-type="float" office:value="1.06" calcext:value-type="float">
            <text:p>1.06</text:p>
          </table:table-cell>
          <table:table-cell table:style-name="ce4" office:value-type="float" office:value="1.63733333333333" calcext:value-type="float">
            <text:p>1.64</text:p>
          </table:table-cell>
          <table:table-cell table:style-name="ce4" office:value-type="float" office:value="1.10266666666667" calcext:value-type="float">
            <text:p>1.10</text:p>
          </table:table-cell>
          <table:table-cell table:style-name="ce4" office:value-type="float" office:value="1.71533333333333" calcext:value-type="float">
            <text:p>1.72</text:p>
          </table:table-cell>
          <table:table-cell/>
          <table:table-cell table:style-name="ce5" table:formula="of:=[.C146]/[.B146]" office:value-type="percentage" office:value="1.54465408805031" calcext:value-type="percentage">
            <text:p>154.47%</text:p>
          </table:table-cell>
          <table:table-cell table:style-name="ce5" table:formula="of:=[.E146]/[.D146]" office:value-type="percentage" office:value="1.55562273276904" calcext:value-type="percentage">
            <text:p>155.56%</text:p>
          </table:table-cell>
          <table:table-cell table:style-name="ce5" table:number-columns-repeated="2"/>
          <table:table-cell table:style-name="ce5" table:formula="of:=HARMEAN([.G146:.H146])" office:value-type="percentage" office:value="1.5501190071154" calcext:value-type="percentage">
            <text:p>155.01%</text:p>
          </table:table-cell>
          <table:table-cell table:style-name="ce4" table:number-columns-repeated="2"/>
          <table:table-cell table:style-name="ce4" table:formula="of:=1/[.D146]*1000" office:value-type="float" office:value="906.89238210399" calcext:value-type="float">
            <text:p>906.89</text:p>
          </table:table-cell>
          <table:table-cell table:style-name="ce4" table:formula="of:=1/[.E146]*1000" office:value-type="float" office:value="582.977069568597" calcext:value-type="float">
            <text:p>582.9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uclear_2x2</text:p>
          </table:table-cell>
          <table:table-cell table:style-name="ce4" office:value-type="float" office:value="6.942" calcext:value-type="float">
            <text:p>6.94</text:p>
          </table:table-cell>
          <table:table-cell table:style-name="ce4" office:value-type="float" office:value="6.127" calcext:value-type="float">
            <text:p>6.13</text:p>
          </table:table-cell>
          <table:table-cell table:style-name="ce4" office:value-type="float" office:value="6.713" calcext:value-type="float">
            <text:p>6.71</text:p>
          </table:table-cell>
          <table:table-cell table:style-name="ce4" office:value-type="float" office:value="5.83133333333333" calcext:value-type="float">
            <text:p>5.83</text:p>
          </table:table-cell>
          <table:table-cell/>
          <table:table-cell table:style-name="ce5" table:formula="of:=[.C147]/[.B147]" office:value-type="percentage" office:value="0.882598674733506" calcext:value-type="percentage">
            <text:p>88.26%</text:p>
          </table:table-cell>
          <table:table-cell table:style-name="ce5" table:formula="of:=[.E147]/[.D147]" office:value-type="percentage" office:value="0.868662793584586" calcext:value-type="percentage">
            <text:p>86.87%</text:p>
          </table:table-cell>
          <table:table-cell table:style-name="ce5" table:number-columns-repeated="2"/>
          <table:table-cell table:style-name="ce5" table:formula="of:=HARMEAN([.G147:.H150])" office:value-type="percentage" office:value="0.945495864059265" calcext:value-type="percentage">
            <text:p>94.55%</text:p>
          </table:table-cell>
          <table:table-cell table:style-name="ce4" table:number-columns-repeated="2"/>
          <table:table-cell table:style-name="ce4" table:formula="of:=1/[.D147]*1000" office:value-type="float" office:value="148.964695367198" calcext:value-type="float">
            <text:p>148.96</text:p>
          </table:table-cell>
          <table:table-cell table:style-name="ce4" table:formula="of:=1/[.E147]*1000" office:value-type="float" office:value="171.487367097291" calcext:value-type="float">
            <text:p>171.4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uclear_2x2.shared_steam</text:p>
          </table:table-cell>
          <table:table-cell table:style-name="ce4" office:value-type="float" office:value="8.10766666666667" calcext:value-type="float">
            <text:p>8.11</text:p>
          </table:table-cell>
          <table:table-cell table:style-name="ce4" office:value-type="float" office:value="8.55633333333333" calcext:value-type="float">
            <text:p>8.56</text:p>
          </table:table-cell>
          <table:table-cell table:style-name="ce4" office:value-type="float" office:value="8.09666666666667" calcext:value-type="float">
            <text:p>8.10</text:p>
          </table:table-cell>
          <table:table-cell table:style-name="ce4" office:value-type="float" office:value="8.33833333333333" calcext:value-type="float">
            <text:p>8.34</text:p>
          </table:table-cell>
          <table:table-cell/>
          <table:table-cell table:style-name="ce5" table:formula="of:=[.C148]/[.B148]" office:value-type="percentage" office:value="1.05533856843317" calcext:value-type="percentage">
            <text:p>105.53%</text:p>
          </table:table-cell>
          <table:table-cell table:style-name="ce5" table:formula="of:=[.E148]/[.D148]" office:value-type="percentage" office:value="1.02984767393989" calcext:value-type="percentage">
            <text:p>102.98%</text:p>
          </table:table-cell>
          <table:table-cell table:style-name="ce5" table:number-columns-repeated="2"/>
          <table:table-cell/>
          <table:table-cell table:style-name="ce4" table:number-columns-repeated="2"/>
          <table:table-cell table:style-name="ce4" table:formula="of:=1/[.D148]*1000" office:value-type="float" office:value="123.507616303005" calcext:value-type="float">
            <text:p>123.51</text:p>
          </table:table-cell>
          <table:table-cell table:style-name="ce4" table:formula="of:=1/[.E148]*1000" office:value-type="float" office:value="119.928043174096" calcext:value-type="float">
            <text:p>119.9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uclear_2xN</text:p>
          </table:table-cell>
          <table:table-cell table:style-name="ce4" office:value-type="float" office:value="8.82366666666667" calcext:value-type="float">
            <text:p>8.82</text:p>
          </table:table-cell>
          <table:table-cell table:style-name="ce4" office:value-type="float" office:value="8.31" calcext:value-type="float">
            <text:p>8.31</text:p>
          </table:table-cell>
          <table:table-cell table:style-name="ce4" office:value-type="float" office:value="8.42366666666667" calcext:value-type="float">
            <text:p>8.42</text:p>
          </table:table-cell>
          <table:table-cell table:style-name="ce4" office:value-type="float" office:value="8.217" calcext:value-type="float">
            <text:p>8.22</text:p>
          </table:table-cell>
          <table:table-cell/>
          <table:table-cell table:style-name="ce5" table:formula="of:=[.C149]/[.B149]" office:value-type="percentage" office:value="0.941785350005666" calcext:value-type="percentage">
            <text:p>94.18%</text:p>
          </table:table-cell>
          <table:table-cell table:style-name="ce5" table:formula="of:=[.E149]/[.D149]" office:value-type="percentage" office:value="0.97546594911163" calcext:value-type="percentage">
            <text:p>97.55%</text:p>
          </table:table-cell>
          <table:table-cell table:style-name="ce5" table:number-columns-repeated="2"/>
          <table:table-cell/>
          <table:table-cell table:style-name="ce4" table:number-columns-repeated="2"/>
          <table:table-cell table:style-name="ce4" table:formula="of:=1/[.D149]*1000" office:value-type="float" office:value="118.713149459855" calcext:value-type="float">
            <text:p>118.71</text:p>
          </table:table-cell>
          <table:table-cell table:style-name="ce4" table:formula="of:=1/[.E149]*1000" office:value-type="float" office:value="121.69891687964" calcext:value-type="float">
            <text:p>121.7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uclear_reactor_conducting</text:p>
          </table:table-cell>
          <table:table-cell table:style-name="ce4" office:value-type="float" office:value="9.49" calcext:value-type="float">
            <text:p>9.49</text:p>
          </table:table-cell>
          <table:table-cell table:style-name="ce4" office:value-type="float" office:value="8.78333333333333" calcext:value-type="float">
            <text:p>8.78</text:p>
          </table:table-cell>
          <table:table-cell table:style-name="ce4" office:value-type="float" office:value="9.15966666666667" calcext:value-type="float">
            <text:p>9.16</text:p>
          </table:table-cell>
          <table:table-cell table:style-name="ce4" office:value-type="float" office:value="8.396" calcext:value-type="float">
            <text:p>8.40</text:p>
          </table:table-cell>
          <table:table-cell/>
          <table:table-cell table:style-name="ce5" table:formula="of:=[.C150]/[.B150]" office:value-type="percentage" office:value="0.925535651563048" calcext:value-type="percentage">
            <text:p>92.55%</text:p>
          </table:table-cell>
          <table:table-cell table:style-name="ce5" table:formula="of:=[.E150]/[.D150]" office:value-type="percentage" office:value="0.916627242621638" calcext:value-type="percentage">
            <text:p>91.66%</text:p>
          </table:table-cell>
          <table:table-cell table:style-name="ce5" table:number-columns-repeated="2"/>
          <table:table-cell/>
          <table:table-cell table:style-name="ce4" table:number-columns-repeated="2"/>
          <table:table-cell table:style-name="ce4" table:formula="of:=1/[.D150]*1000" office:value-type="float" office:value="109.174278539976" calcext:value-type="float">
            <text:p>109.17</text:p>
          </table:table-cell>
          <table:table-cell table:style-name="ce4" table:formula="of:=1/[.E150]*1000" office:value-type="float" office:value="119.104335397809" calcext:value-type="float">
            <text:p>119.1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lastic_offshores_max</text:p>
          </table:table-cell>
          <table:table-cell table:style-name="ce4" office:value-type="float" office:value="6.75733333333333" calcext:value-type="float">
            <text:p>6.76</text:p>
          </table:table-cell>
          <table:table-cell table:style-name="ce4" office:value-type="float" office:value="9.46" calcext:value-type="float">
            <text:p>9.46</text:p>
          </table:table-cell>
          <table:table-cell table:style-name="ce4" office:value-type="float" office:value="6.43466666666667" calcext:value-type="float">
            <text:p>6.43</text:p>
          </table:table-cell>
          <table:table-cell table:style-name="ce4" office:value-type="float" office:value="8.33533333333333" calcext:value-type="float">
            <text:p>8.34</text:p>
          </table:table-cell>
          <table:table-cell/>
          <table:table-cell table:style-name="ce5" table:formula="of:=[.C151]/[.B151]" office:value-type="percentage" office:value="1.39996053670087" calcext:value-type="percentage">
            <text:p>140.00%</text:p>
          </table:table-cell>
          <table:table-cell table:style-name="ce5" table:formula="of:=[.E151]/[.D151]" office:value-type="percentage" office:value="1.29537919602155" calcext:value-type="percentage">
            <text:p>129.54%</text:p>
          </table:table-cell>
          <table:table-cell table:style-name="ce5" table:number-columns-repeated="2"/>
          <table:table-cell table:style-name="ce5" table:formula="of:=HARMEAN([.G151:.H152])" office:value-type="percentage" office:value="1.3906836466392" calcext:value-type="percentage">
            <text:p>139.07%</text:p>
          </table:table-cell>
          <table:table-cell table:style-name="ce4" table:number-columns-repeated="2"/>
          <table:table-cell table:style-name="ce4" table:formula="of:=1/[.D151]*1000" office:value-type="float" office:value="155.408205553253" calcext:value-type="float">
            <text:p>155.41</text:p>
          </table:table-cell>
          <table:table-cell table:style-name="ce4" table:formula="of:=1/[.E151]*1000" office:value-type="float" office:value="119.971206910342" calcext:value-type="float">
            <text:p>119.9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lastic_offshores_minimised</text:p>
          </table:table-cell>
          <table:table-cell table:style-name="ce4" office:value-type="float" office:value="6.941" calcext:value-type="float">
            <text:p>6.94</text:p>
          </table:table-cell>
          <table:table-cell table:style-name="ce4" office:value-type="float" office:value="10.392" calcext:value-type="float">
            <text:p>10.39</text:p>
          </table:table-cell>
          <table:table-cell table:style-name="ce4" office:value-type="float" office:value="6.72333333333333" calcext:value-type="float">
            <text:p>6.72</text:p>
          </table:table-cell>
          <table:table-cell table:style-name="ce4" office:value-type="float" office:value="9.311" calcext:value-type="float">
            <text:p>9.31</text:p>
          </table:table-cell>
          <table:table-cell/>
          <table:table-cell table:style-name="ce5" table:formula="of:=[.C152]/[.B152]" office:value-type="percentage" office:value="1.49719060654084" calcext:value-type="percentage">
            <text:p>149.72%</text:p>
          </table:table-cell>
          <table:table-cell table:style-name="ce5" table:formula="of:=[.E152]/[.D152]" office:value-type="percentage" office:value="1.38487853247397" calcext:value-type="percentage">
            <text:p>138.49%</text:p>
          </table:table-cell>
          <table:table-cell table:style-name="ce5" table:number-columns-repeated="2"/>
          <table:table-cell/>
          <table:table-cell table:style-name="ce4" table:number-columns-repeated="2"/>
          <table:table-cell table:style-name="ce4" table:formula="of:=1/[.D152]*1000" office:value-type="float" office:value="148.73574615766" calcext:value-type="float">
            <text:p>148.74</text:p>
          </table:table-cell>
          <table:table-cell table:style-name="ce4" table:formula="of:=1/[.E152]*1000" office:value-type="float" office:value="107.399849640211" calcext:value-type="float">
            <text:p>107.40</text:p>
          </table:table-cell>
          <table:table-cell table:number-columns-repeated="100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table:style-name="Default"/>
          <table:table-cell/>
          <table:table-cell office:value-type="string" calcext:value-type="string">
            <text:p>v0.17</text:p>
          </table:table-cell>
          <table:table-cell office:value-type="string" calcext:value-type="string">
            <text:p>v0.16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Fully zoomed out map, no overlay</text:p>
          </table:table-cell>
          <table:table-cell office:value-type="string" calcext:value-type="string">
            <text:p>Render Preparation</text:p>
          </table:table-cell>
          <table:table-cell office:value-type="float" office:value="10" calcext:value-type="float">
            <text:p>10</text:p>
          </table:table-cell>
          <table:table-cell office:value-type="float" office:value="10.3" calcext:value-type="float">
            <text:p>10.3</text:p>
          </table:table-cell>
          <table:table-cell table:style-name="Default"/>
          <table:table-cell/>
          <table:table-cell table:style-name="ce5" table:formula="of:=[.D157]/[.C157]" office:value-type="percentage" office:value="1.03" calcext:value-type="percentage">
            <text:p>103.00%</text:p>
          </table:table-cell>
          <table:table-cell table:number-columns-repeated="1017"/>
        </table:table-row>
        <table:table-row table:style-name="ro1">
          <table:table-cell table:style-name="Default"/>
          <table:table-cell office:value-type="string" calcext:value-type="string">
            <text:p>Render</text:p>
          </table:table-cell>
          <table:table-cell office:value-type="float" office:value="3.6" calcext:value-type="float">
            <text:p>3.6</text:p>
          </table:table-cell>
          <table:table-cell office:value-type="float" office:value="7.5" calcext:value-type="float">
            <text:p>7.5</text:p>
          </table:table-cell>
          <table:table-cell table:style-name="Default"/>
          <table:table-cell/>
          <table:table-cell table:style-name="ce5" table:formula="of:=[.D158]/[.C158]" office:value-type="percentage" office:value="2.08333333333333" calcext:value-type="percentage">
            <text:p>208.33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ully zoomed out map, logi overlay</text:p>
          </table:table-cell>
          <table:table-cell office:value-type="string" calcext:value-type="string">
            <text:p>Render Preparation</text:p>
          </table:table-cell>
          <table:table-cell office:value-type="float" office:value="10.6" calcext:value-type="float">
            <text:p>10.6</text:p>
          </table:table-cell>
          <table:table-cell office:value-type="float" office:value="11.6" calcext:value-type="float">
            <text:p>11.6</text:p>
          </table:table-cell>
          <table:table-cell table:style-name="Default"/>
          <table:table-cell/>
          <table:table-cell table:style-name="ce5" table:formula="of:=[.D159]/[.C159]" office:value-type="percentage" office:value="1.09433962264151" calcext:value-type="percentage">
            <text:p>109.43%</text:p>
          </table:table-cell>
          <table:table-cell table:number-columns-repeated="1017"/>
        </table:table-row>
        <table:table-row table:style-name="ro1">
          <table:table-cell table:style-name="Default"/>
          <table:table-cell office:value-type="string" calcext:value-type="string">
            <text:p>Render</text:p>
          </table:table-cell>
          <table:table-cell office:value-type="float" office:value="4.7" calcext:value-type="float">
            <text:p>4.7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/>
          <table:table-cell table:style-name="ce5" table:formula="of:=[.D160]/[.C160]" office:value-type="percentage" office:value="1.91489361702128" calcext:value-type="percentage">
            <text:p>191.49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ully zoomed out map, power overlay</text:p>
          </table:table-cell>
          <table:table-cell office:value-type="string" calcext:value-type="string">
            <text:p>Render Preparation</text:p>
          </table:table-cell>
          <table:table-cell office:value-type="float" office:value="19.9" calcext:value-type="float">
            <text:p>19.9</text:p>
          </table:table-cell>
          <table:table-cell office:value-type="float" office:value="19.6" calcext:value-type="float">
            <text:p>19.6</text:p>
          </table:table-cell>
          <table:table-cell table:style-name="Default"/>
          <table:table-cell/>
          <table:table-cell table:style-name="ce5" table:formula="of:=[.D161]/[.C161]" office:value-type="percentage" office:value="0.984924623115578" calcext:value-type="percentage">
            <text:p>98.49%</text:p>
          </table:table-cell>
          <table:table-cell table:number-columns-repeated="1017"/>
        </table:table-row>
        <table:table-row table:style-name="ro1">
          <table:table-cell table:style-name="Default"/>
          <table:table-cell office:value-type="string" calcext:value-type="string">
            <text:p>Render</text:p>
          </table:table-cell>
          <table:table-cell office:value-type="float" office:value="11.3" calcext:value-type="float">
            <text:p>11.3</text:p>
          </table:table-cell>
          <table:table-cell office:value-type="float" office:value="13.6" calcext:value-type="float">
            <text:p>13.6</text:p>
          </table:table-cell>
          <table:table-cell table:style-name="Default"/>
          <table:table-cell/>
          <table:table-cell table:style-name="ce5" table:formula="of:=[.D162]/[.C162]" office:value-type="percentage" office:value="1.20353982300885" calcext:value-type="percentage">
            <text:p>120.35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ully zoomed out map, both overlay</text:p>
          </table:table-cell>
          <table:table-cell office:value-type="string" calcext:value-type="string">
            <text:p>Render Preparation</text:p>
          </table:table-cell>
          <table:table-cell office:value-type="float" office:value="20.4" calcext:value-type="float">
            <text:p>20.4</text:p>
          </table:table-cell>
          <table:table-cell office:value-type="float" office:value="20.6" calcext:value-type="float">
            <text:p>20.6</text:p>
          </table:table-cell>
          <table:table-cell table:style-name="Default"/>
          <table:table-cell/>
          <table:table-cell table:style-name="ce5" table:formula="of:=[.D163]/[.C163]" office:value-type="percentage" office:value="1.00980392156863" calcext:value-type="percentage">
            <text:p>100.98%</text:p>
          </table:table-cell>
          <table:table-cell table:number-columns-repeated="1017"/>
        </table:table-row>
        <table:table-row table:style-name="ro1">
          <table:table-cell table:style-name="Default"/>
          <table:table-cell office:value-type="string" calcext:value-type="string">
            <text:p>Render</text:p>
          </table:table-cell>
          <table:table-cell office:value-type="float" office:value="12.6" calcext:value-type="float">
            <text:p>12.6</text:p>
          </table:table-cell>
          <table:table-cell office:value-type="float" office:value="14.5" calcext:value-type="float">
            <text:p>14.5</text:p>
          </table:table-cell>
          <table:table-cell table:style-name="Default"/>
          <table:table-cell/>
          <table:table-cell table:style-name="ce5" table:formula="of:=[.D164]/[.C164]" office:value-type="percentage" office:value="1.15079365079365" calcext:value-type="percentage">
            <text:p>115.08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ully zoomed out in game</text:p>
          </table:table-cell>
          <table:table-cell office:value-type="string" calcext:value-type="string">
            <text:p>Render Preparation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/>
          <table:table-cell table:style-name="ce5" table:formula="of:=[.D165]/[.C165]" office:value-type="percentage" office:value="1" calcext:value-type="percentage">
            <text:p>100.00%</text:p>
          </table:table-cell>
          <table:table-cell table:number-columns-repeated="6"/>
          <table:table-cell office:value-type="string" calcext:value-type="string">
            <text:p>Scenario</text:p>
          </table:table-cell>
          <table:table-cell office:value-type="string" calcext:value-type="string">
            <text:p>Harmonic mean of performance delta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Render</text:p>
          </table:table-cell>
          <table:table-cell office:value-type="float" office:value="1.4" calcext:value-type="float">
            <text:p>1.4</text:p>
          </table:table-cell>
          <table:table-cell office:value-type="float" office:value="1.9" calcext:value-type="float">
            <text:p>1.9</text:p>
          </table:table-cell>
          <table:table-cell table:style-name="Default"/>
          <table:table-cell/>
          <table:table-cell table:style-name="ce5" table:formula="of:=[.D166]/[.C166]" office:value-type="percentage" office:value="1.35714285714286" calcext:value-type="percentage">
            <text:p>135.71%</text:p>
          </table:table-cell>
          <table:table-cell office:value-type="string" calcext:value-type="string">
            <text:p>render</text:p>
          </table:table-cell>
          <table:table-cell office:value-type="string" calcext:value-type="string">
            <text:p>rpreparation</text:p>
          </table:table-cell>
          <table:table-cell table:number-columns-repeated="4"/>
          <table:table-cell office:value-type="string" calcext:value-type="string">
            <text:p>Synthetic pipes</text:p>
          </table:table-cell>
          <table:table-cell table:style-name="ce5" office:value-type="percentage" office:value="1.95713883843384" calcext:value-type="percentage">
            <text:p>195.71%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5" table:formula="of:=AVERAGE([.G158];[.G160];[.G162];[.G164];[.G166])" office:value-type="percentage" office:value="1.54194065625999" calcext:value-type="percentage">
            <text:p>154.19%</text:p>
          </table:table-cell>
          <table:table-cell table:style-name="ce5" table:formula="of:=AVERAGE([.G165];[.G163];[.G161];[.G157];[.G159])" office:value-type="percentage" office:value="1.02381363346514" calcext:value-type="percentage">
            <text:p>102.38%</text:p>
          </table:table-cell>
          <table:table-cell table:style-name="ce5" table:formula="of:=AVERAGE([.H167:.I167])" office:value-type="percentage" office:value="1.28287714486257" calcext:value-type="percentage">
            <text:p>128.29%</text:p>
          </table:table-cell>
          <table:table-cell table:number-columns-repeated="3"/>
          <table:table-cell office:value-type="string" calcext:value-type="string">
            <text:p>Synthetic cars</text:p>
          </table:table-cell>
          <table:table-cell table:style-name="ce5" office:value-type="percentage" office:value="1.0336129809147" calcext:value-type="percentage">
            <text:p>103.36%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5" table:formula="of:=HARMEAN([.G166];[.G164];[.G162];[.G160];[.G158])" office:value-type="percentage" office:value="1.45394814191264" calcext:value-type="percentage">
            <text:p>145.39%</text:p>
          </table:table-cell>
          <table:table-cell table:style-name="ce5" table:formula="of:=HARMEAN([.G165];[.G163];[.G161];[.G159];[.G157])" office:value-type="percentage" office:value="1.02243963094849" calcext:value-type="percentage">
            <text:p>102.24%</text:p>
          </table:table-cell>
          <table:table-cell table:style-name="ce5" table:formula="of:=HARMEAN([.G157:.G166])" office:value-type="percentage" office:value="1.20059888675502" calcext:value-type="percentage">
            <text:p>120.06%</text:p>
          </table:table-cell>
          <table:table-cell table:number-columns-repeated="3"/>
          <table:table-cell office:value-type="string" calcext:value-type="string">
            <text:p>Synthetic trains</text:p>
          </table:table-cell>
          <table:table-cell table:style-name="ce5" office:value-type="percentage" office:value="1.5501190071154" calcext:value-type="percentage">
            <text:p>155.01%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Nuclear</text:p>
          </table:table-cell>
          <table:table-cell table:style-name="ce5" office:value-type="percentage" office:value="0.945495864059265" calcext:value-type="percentage">
            <text:p>94.55%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Oil processing</text:p>
          </table:table-cell>
          <table:table-cell table:style-name="ce5" office:value-type="percentage" office:value="1.3906836466392" calcext:value-type="percentage">
            <text:p>139.07%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Rendering</text:p>
          </table:table-cell>
          <table:table-cell table:style-name="ce5" office:value-type="percentage" office:value="1.20059888675502" calcext:value-type="percentage">
            <text:p>120.06%</text:p>
          </table:table-cell>
          <table:table-cell table:number-columns-repeated="1009"/>
        </table:table-row>
        <table:table-row table:style-name="ro1" table:number-rows-repeated="10484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M91:Sheet1.M12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Bitstream Vera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number:number-style style:name="N122">
      <number:number number:decimal-places="0" loext:min-decimal-places="0" number:min-integer-digits="2" number:grouping="true"/>
    </number:number-style>
    <number:number-style style:name="N123" number:title="User-defined">
      <number:number number:decimal-places="3" loext:min-decimal-places="3" number:min-integer-digits="1" number:grouping="true"/>
    </number:number-style>
    <number:number-style style:name="N124">
      <number:number number:decimal-places="15" loext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7">00/00/0000</text:date>, <text:time style:data-style-name="N2" text:time-value="21:26:40.4463550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8T17:22:21.192256261</meta:creation-date>
    <dc:title>monospace</dc:title>
    <meta:generator>LibreOffice/6.2.2.2$Linux_X86_64 LibreOffice_project/20$Build-2</meta:generator>
    <meta:editing-duration>PT1H3M5S</meta:editing-duration>
    <meta:editing-cycles>12</meta:editing-cycles>
    <dc:date>2019-03-16T16:04:35.000306654</dc:date>
    <meta:document-statistic meta:table-count="1" meta:cell-count="2328" meta:object-count="3"/>
    <meta:template xlink:type="simple" xlink:actuate="onRequest" xlink:title="monospace" xlink:href="../../../../../.config/libreoffice/4/user/template/monospace.ots" meta:date="2019-03-08T17:22:20.65131094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Bitstream Vera Sans Mono'" style:font-style-name="Roman" style:font-family-generic="modern" style:font-pitch="fixed" fo:font-size="14pt" style:font-size-asian="13pt" style:font-size-complex="13pt"/>
    </style:style>
    <style:style style:name="ch3" style:family="chart">
      <style:chart-properties style:rotation-angle="0"/>
      <style:text-properties fo:font-family="'Bitstream Vera Sans Mono'" style:font-style-name="Roman" style:font-family-generic="modern" style:font-pitch="fixed" fo:font-size="11pt" style:font-size-asian="11pt" style:font-size-complex="11pt"/>
    </style:style>
    <style:style style:name="ch4" style:family="chart">
      <style:graphic-properties draw:stroke="none" svg:stroke-color="#b3b3b3" draw:fill="solid" draw:fill-color="#dee6ef"/>
      <style:text-properties fo:color="#000000" fo:font-family="'Bitstream Vera Sans Mono'" style:font-style-name="Roman" style:font-family-generic="modern" style:font-pitch="fixed" fo:font-size="12pt" style:font-size-asian="10pt" style:font-size-complex="10pt"/>
    </style:style>
    <style:style style:name="ch5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Bitstream Vera Sans Mono'" style:font-style-name="Roman" style:font-family-generic="modern" style:font-pitch="fixed" fo:font-size="12pt" style:font-size-asian="10pt" style:font-size-complex="10pt"/>
    </style:style>
    <style:style style:name="ch7" style:family="chart" style:data-style-name="N3">
      <style:chart-properties chart:display-label="true" chart:logarithmic="false" chart:minimum="0" chart:maximum="19" chart:origin="0" chart:reverse-direction="false" text:line-break="false" loext:try-staggering-first="false" chart:link-data-style-to-source="false" chart:axis-position="1"/>
      <style:graphic-properties svg:stroke-color="#b3b3b3"/>
      <style:text-properties fo:font-family="'Bitstream Vera Sans Mono'" style:font-style-name="Roman" style:font-family-generic="modern" style:font-pitch="fixed" fo:font-size="12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link-data-style-to-source="true" chart:data-label-number="value" chart:data-label-text="false" chart:data-label-symbol="false" chart:label-position="inside"/>
      <style:graphic-properties draw:stroke="none" draw:fill-color="#004586" dr3d:edge-rounding="5%"/>
      <style:text-properties fo:color="#ffffff" fo:font-family="monospace" style:font-style-name="Regular" style:font-pitch="fixed" fo:font-size="10pt" style:font-size-asian="10pt" style:font-size-complex="10pt"/>
    </style:style>
    <style:style style:name="ch10" style:family="chart">
      <style:chart-properties chart:solid-type="cuboid" chart:label-position="right"/>
      <style:text-properties fo:color="#000000"/>
    </style:style>
    <style:style style:name="ch11" style:family="chart">
      <style:chart-properties chart:solid-type="cuboid" loext:label-stroke-color="#3465a4" chart:label-position="right"/>
      <style:text-properties fo:color="#000000"/>
    </style:style>
    <style:style style:name="ch12" style:family="chart" style:data-style-name="N4">
      <style:chart-properties chart:link-data-style-to-source="true" chart:data-label-number="value" chart:data-label-text="false" chart:data-label-symbol="false" chart:label-position="inside"/>
      <style:graphic-properties draw:stroke="none" draw:fill-color="#ff420e" dr3d:edge-rounding="5%"/>
      <style:text-properties fo:color="#ffffff" fo:font-family="monospace" style:font-style-name="Regular" style:font-pitch="fixed" fo:font-size="10pt" style:font-size-asian="10pt" style:font-size-complex="10pt"/>
    </style:style>
    <style:style style:name="ch13" style:family="chart" style:data-style-name="N4">
      <style:chart-properties loext:label-stroke-color="#3465a4" chart:link-data-style-to-source="true" chart:data-label-number="value" chart:data-label-text="false" chart:data-label-symbol="false" chart:label-position="inside"/>
      <style:graphic-properties draw:stroke="none" draw:fill-color="#ffd320" dr3d:edge-rounding="5%"/>
      <style:text-properties fo:font-family="monospace" style:font-style-name="Regular" style:font-pitch="fixed" fo:font-size="10pt" style:font-size-asian="10pt" style:font-size-complex="10pt"/>
    </style:style>
    <style:style style:name="ch14" style:family="chart">
      <style:chart-properties chart:solid-type="cuboid" chart:label-position="right"/>
    </style:style>
    <style:style style:name="ch15" style:family="chart" style:data-style-name="N4">
      <style:chart-properties loext:label-stroke-color="#3465a4" chart:link-data-style-to-source="true" chart:data-label-number="value" chart:data-label-text="false" chart:data-label-symbol="false" chart:label-position="inside"/>
      <style:graphic-properties draw:stroke="none" draw:fill-color="#579d1c"/>
      <style:text-properties fo:color="#ffffff" fo:font-family="monospace" style:font-style-name="Regular" style:font-pitch="fixed"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42.261cm" svg:height="23.402cm" xlink:href=".." xlink:type="simple" chart:class="chart:bar" chart:style-name="ch1">
        <chart:title svg:x="22.528cm" svg:y="0.123cm" chart:style-name="ch2">
          <text:p>ms/tick</text:p>
        </chart:title>
        <chart:subtitle svg:x="21.817cm" svg:y="1.322cm" chart:style-name="ch3">
          <text:p>lower is better</text:p>
        </chart:subtitle>
        <chart:legend svg:x="31.083cm" svg:y="2.086cm" style:legend-expansion="custom" chartooo:width="6.838cm" chartooo:height="3.489cm" style:legend-expansion-aspect-ratio="1.95987388936658" chart:style-name="ch4"/>
        <chart:plot-area chart:style-name="ch5" table:cell-range-address="Sheet1.A140:Sheet1.E152 Sheet1.B139:Sheet1.E139" chart:data-source-has-labels="both" svg:x="2.256cm" svg:y="2.237cm" svg:width="36.781cm" svg:height="20.886cm">
          <chartooo:coordinate-region svg:x="12.614cm" svg:y="2.237cm" svg:width="26.423cm" svg:height="20.144cm"/>
          <chart:axis chart:dimension="x" chart:name="primary-x" chart:style-name="ch6" chartooo:axis-type="auto">
            <chartooo:date-scale/>
            <chart:categories table:cell-range-address="Sheet1.A140:Sheet1.A15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B140:Sheet1.B152" chart:label-cell-address="Sheet1.B139:Sheet1.B139" chart:class="chart:bar">
            <chart:data-point chart:style-name="ch10"/>
            <chart:data-point/>
            <chart:data-point chart:style-name="ch11"/>
            <chart:data-point chart:repeated="3"/>
            <chart:data-point chart:style-name="ch10"/>
            <chart:data-point chart:repeated="6"/>
          </chart:series>
          <chart:series chart:style-name="ch12" chart:values-cell-range-address="Sheet1.C140:Sheet1.C152" chart:label-cell-address="Sheet1.C139:Sheet1.C139" chart:class="chart:bar">
            <chart:data-point chart:repeated="13"/>
          </chart:series>
          <chart:series chart:style-name="ch13" chart:values-cell-range-address="Sheet1.D140:Sheet1.D152" chart:label-cell-address="Sheet1.D139:Sheet1.D139" chart:class="chart:bar">
            <chart:data-point chart:style-name="ch14"/>
            <chart:data-point/>
            <chart:data-point chart:style-name="ch14"/>
            <chart:data-point chart:repeated="3"/>
            <chart:data-point chart:style-name="ch14"/>
            <chart:data-point chart:repeated="6"/>
          </chart:series>
          <chart:series chart:style-name="ch15" chart:values-cell-range-address="Sheet1.E140:Sheet1.E152" chart:label-cell-address="Sheet1.E139:Sheet1.E139" chart:class="chart:bar">
            <chart:data-point chart:repeated="1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0.17 mulark</text:p>
                <draw:g>
                  <svg:desc>Sheet1.B139:Sheet1.B139</svg:desc>
                </draw:g>
              </table:table-cell>
              <table:table-cell office:value-type="string">
                <text:p>v0.16 mulark</text:p>
                <draw:g>
                  <svg:desc>Sheet1.C139:Sheet1.C139</svg:desc>
                </draw:g>
              </table:table-cell>
              <table:table-cell office:value-type="string">
                <text:p>v0.17 AssemblyStorm</text:p>
                <draw:g>
                  <svg:desc>Sheet1.D139:Sheet1.D139</svg:desc>
                </draw:g>
              </table:table-cell>
              <table:table-cell office:value-type="string">
                <text:p>v0.16 AssemblyStorm</text:p>
                <draw:g>
                  <svg:desc>Sheet1.E139:Sheet1.E1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31k.pipes.131kpipegroups</text:p>
                <draw:g>
                  <svg:desc>Sheet1.A140:Sheet1.A152</svg:desc>
                </draw:g>
              </table:table-cell>
              <table:table-cell office:value-type="float" office:value="0.746333333333333">
                <text:p>0.746333333333333</text:p>
                <draw:g>
                  <svg:desc>Sheet1.B140:Sheet1.B152</svg:desc>
                </draw:g>
              </table:table-cell>
              <table:table-cell office:value-type="float" office:value="4.99533333333333">
                <text:p>4.99533333333333</text:p>
                <draw:g>
                  <svg:desc>Sheet1.C140:Sheet1.C152</svg:desc>
                </draw:g>
              </table:table-cell>
              <table:table-cell office:value-type="float" office:value="0.828333333333333">
                <text:p>0.828333333333333</text:p>
                <draw:g>
                  <svg:desc>Sheet1.D140:Sheet1.D152</svg:desc>
                </draw:g>
              </table:table-cell>
              <table:table-cell office:value-type="float" office:value="3.612">
                <text:p>3.612</text:p>
                <draw:g>
                  <svg:desc>Sheet1.E140:Sheet1.E152</svg:desc>
                </draw:g>
              </table:table-cell>
            </table:table-row>
            <table:table-row>
              <table:table-cell office:value-type="string">
                <text:p>131k.pipes.131kpipegroups.has_fluid</text:p>
              </table:table-cell>
              <table:table-cell office:value-type="float" office:value="5.37033333333333">
                <text:p>5.37033333333333</text:p>
              </table:table-cell>
              <table:table-cell office:value-type="float" office:value="5.40233333333333">
                <text:p>5.40233333333333</text:p>
              </table:table-cell>
              <table:table-cell office:value-type="float" office:value="3.64866666666667">
                <text:p>3.64866666666667</text:p>
              </table:table-cell>
              <table:table-cell office:value-type="float" office:value="3.613">
                <text:p>3.613</text:p>
              </table:table-cell>
            </table:table-row>
            <table:table-row>
              <table:table-cell office:value-type="string">
                <text:p>131k.pipes.256pipegroups.size512</text:p>
              </table:table-cell>
              <table:table-cell office:value-type="float" office:value="0.007">
                <text:p>0.007</text:p>
              </table:table-cell>
              <table:table-cell office:value-type="float" office:value="5.00766666666667">
                <text:p>5.00766666666667</text:p>
              </table:table-cell>
              <table:table-cell office:value-type="float" office:value="0.008">
                <text:p>0.008</text:p>
              </table:table-cell>
              <table:table-cell office:value-type="float" office:value="3.707">
                <text:p>3.707</text:p>
              </table:table-cell>
            </table:table-row>
            <table:table-row>
              <table:table-cell office:value-type="string">
                <text:p>131k.pipes.256pipegroups.size512.has_fluid</text:p>
              </table:table-cell>
              <table:table-cell office:value-type="float" office:value="4.17966666666667">
                <text:p>4.17966666666667</text:p>
              </table:table-cell>
              <table:table-cell office:value-type="float" office:value="5.56066666666667">
                <text:p>5.56066666666667</text:p>
              </table:table-cell>
              <table:table-cell office:value-type="float" office:value="4.57033333333333">
                <text:p>4.57033333333333</text:p>
              </table:table-cell>
              <table:table-cell office:value-type="float" office:value="4.81233333333333">
                <text:p>4.81233333333333</text:p>
              </table:table-cell>
            </table:table-row>
            <table:table-row>
              <table:table-cell office:value-type="string">
                <text:p>90k_cars_compact</text:p>
              </table:table-cell>
              <table:table-cell office:value-type="float" office:value="16.1843333333333">
                <text:p>16.1843333333333</text:p>
              </table:table-cell>
              <table:table-cell office:value-type="float" office:value="16.3563333333333">
                <text:p>16.3563333333333</text:p>
              </table:table-cell>
              <table:table-cell office:value-type="float" office:value="11.821">
                <text:p>11.821</text:p>
              </table:table-cell>
              <table:table-cell office:value-type="float" office:value="12.9493333333333">
                <text:p>12.9493333333333</text:p>
              </table:table-cell>
            </table:table-row>
            <table:table-row>
              <table:table-cell office:value-type="string">
                <text:p>90k_cars_sparse</text:p>
              </table:table-cell>
              <table:table-cell office:value-type="float" office:value="17.7396666666667">
                <text:p>17.7396666666667</text:p>
              </table:table-cell>
              <table:table-cell office:value-type="float" office:value="17.0206666666667">
                <text:p>17.0206666666667</text:p>
              </table:table-cell>
              <table:table-cell office:value-type="float" office:value="13.1436666666667">
                <text:p>13.1436666666667</text:p>
              </table:table-cell>
              <table:table-cell office:value-type="float" office:value="14.2043333333333">
                <text:p>14.2043333333333</text:p>
              </table:table-cell>
            </table:table-row>
            <table:table-row>
              <table:table-cell office:value-type="string">
                <text:p>allaizn.trains_show_3.foo</text:p>
              </table:table-cell>
              <table:table-cell office:value-type="float" office:value="1.06">
                <text:p>1.06</text:p>
              </table:table-cell>
              <table:table-cell office:value-type="float" office:value="1.63733333333333">
                <text:p>1.63733333333333</text:p>
              </table:table-cell>
              <table:table-cell office:value-type="float" office:value="1.10266666666667">
                <text:p>1.10266666666667</text:p>
              </table:table-cell>
              <table:table-cell office:value-type="float" office:value="1.71533333333333">
                <text:p>1.71533333333333</text:p>
              </table:table-cell>
            </table:table-row>
            <table:table-row>
              <table:table-cell office:value-type="string">
                <text:p>nuclear_2x2</text:p>
              </table:table-cell>
              <table:table-cell office:value-type="float" office:value="6.942">
                <text:p>6.942</text:p>
              </table:table-cell>
              <table:table-cell office:value-type="float" office:value="6.127">
                <text:p>6.127</text:p>
              </table:table-cell>
              <table:table-cell office:value-type="float" office:value="6.713">
                <text:p>6.713</text:p>
              </table:table-cell>
              <table:table-cell office:value-type="float" office:value="5.83133333333333">
                <text:p>5.83133333333333</text:p>
              </table:table-cell>
            </table:table-row>
            <table:table-row>
              <table:table-cell office:value-type="string">
                <text:p>nuclear_2x2.shared_steam</text:p>
              </table:table-cell>
              <table:table-cell office:value-type="float" office:value="8.10766666666667">
                <text:p>8.10766666666667</text:p>
              </table:table-cell>
              <table:table-cell office:value-type="float" office:value="8.55633333333333">
                <text:p>8.55633333333333</text:p>
              </table:table-cell>
              <table:table-cell office:value-type="float" office:value="8.09666666666667">
                <text:p>8.09666666666667</text:p>
              </table:table-cell>
              <table:table-cell office:value-type="float" office:value="8.33833333333333">
                <text:p>8.33833333333333</text:p>
              </table:table-cell>
            </table:table-row>
            <table:table-row>
              <table:table-cell office:value-type="string">
                <text:p>nuclear_2xN</text:p>
              </table:table-cell>
              <table:table-cell office:value-type="float" office:value="8.82366666666667">
                <text:p>8.82366666666667</text:p>
              </table:table-cell>
              <table:table-cell office:value-type="float" office:value="8.31">
                <text:p>8.31</text:p>
              </table:table-cell>
              <table:table-cell office:value-type="float" office:value="8.42366666666667">
                <text:p>8.42366666666667</text:p>
              </table:table-cell>
              <table:table-cell office:value-type="float" office:value="8.217">
                <text:p>8.217</text:p>
              </table:table-cell>
            </table:table-row>
            <table:table-row>
              <table:table-cell office:value-type="string">
                <text:p>nuclear_reactor_conducting</text:p>
              </table:table-cell>
              <table:table-cell office:value-type="float" office:value="9.49">
                <text:p>9.49</text:p>
              </table:table-cell>
              <table:table-cell office:value-type="float" office:value="8.78333333333333">
                <text:p>8.78333333333333</text:p>
              </table:table-cell>
              <table:table-cell office:value-type="float" office:value="9.15966666666667">
                <text:p>9.15966666666667</text:p>
              </table:table-cell>
              <table:table-cell office:value-type="float" office:value="8.396">
                <text:p>8.396</text:p>
              </table:table-cell>
            </table:table-row>
            <table:table-row>
              <table:table-cell office:value-type="string">
                <text:p>plastic_offshores_max</text:p>
              </table:table-cell>
              <table:table-cell office:value-type="float" office:value="6.75733333333333">
                <text:p>6.75733333333333</text:p>
              </table:table-cell>
              <table:table-cell office:value-type="float" office:value="9.46">
                <text:p>9.46</text:p>
              </table:table-cell>
              <table:table-cell office:value-type="float" office:value="6.43466666666667">
                <text:p>6.43466666666667</text:p>
              </table:table-cell>
              <table:table-cell office:value-type="float" office:value="8.33533333333333">
                <text:p>8.33533333333333</text:p>
              </table:table-cell>
            </table:table-row>
            <table:table-row>
              <table:table-cell office:value-type="string">
                <text:p>plastic_offshores_minimised</text:p>
              </table:table-cell>
              <table:table-cell office:value-type="float" office:value="6.941">
                <text:p>6.941</text:p>
              </table:table-cell>
              <table:table-cell office:value-type="float" office:value="10.392">
                <text:p>10.392</text:p>
              </table:table-cell>
              <table:table-cell office:value-type="float" office:value="6.72333333333333">
                <text:p>6.72333333333333</text:p>
              </table:table-cell>
              <table:table-cell office:value-type="float" office:value="9.311">
                <text:p>9.3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monospace" style:font-style-name="Regular" style:font-pitch="fixed" fo:font-size="14pt" style:font-size-asian="13pt" style:font-size-complex="13pt"/>
    </style:style>
    <style:style style:name="ch3" style:family="chart">
      <style:chart-properties style:rotation-angle="0"/>
      <style:text-properties fo:font-family="monospace" style:font-style-name="Regular" style:font-pitch="fixed"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family="monospace" style:font-style-name="Regular" style:font-pitch="fixed" fo:font-size="12pt" style:font-size-asian="10pt" style:font-size-complex="10pt"/>
    </style:style>
    <style:style style:name="ch5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family="monospace" style:font-style-name="Regular" style:font-pitch="fixed" fo:font-size="12pt" style:font-size-asian="10pt" style:font-size-complex="10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monospace" style:font-style-name="Regular" style:font-pitch="fixed" fo:font-size="12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 chart:label-position="inside"/>
      <style:graphic-properties draw:stroke="none" draw:fill-color="#ff420e" dr3d:edge-rounding="5%"/>
      <style:text-properties fo:color="#ffffff" fo:font-family="'Bitstream Vera Sans Mono'" style:font-style-name="Roman" style:font-family-generic="modern" style:font-pitch="fixed" fo:font-size="12pt" style:font-size-asian="10pt" style:font-size-complex="10pt"/>
    </style:style>
    <style:style style:name="ch10" style:family="chart" style:data-style-name="N0">
      <style:chart-properties loext:label-stroke-color="#3465a4" chart:link-data-style-to-source="true" chart:data-label-number="value" chart:data-label-text="false" chart:data-label-symbol="false" chart:label-position="inside"/>
      <style:graphic-properties draw:stroke="none" draw:fill-color="#004586" dr3d:edge-rounding="5%"/>
      <style:text-properties fo:color="#ffffff" fo:font-family="'Bitstream Vera Sans Mono'" style:font-style-name="Roman" style:font-family-generic="modern" style:font-pitch="fixed" fo:font-size="12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0.513cm" svg:height="23.482cm" xlink:href=".." xlink:type="simple" chart:class="chart:bar" chart:style-name="ch1">
        <chart:title svg:x="17.128cm" svg:y="0.153cm" chart:style-name="ch2">
          <text:p>ms per tick (estimate)</text:p>
        </chart:title>
        <chart:subtitle svg:x="18.724cm" svg:y="0.917cm" chart:style-name="ch3">
          <text:p>lower is better</text:p>
        </chart:subtitle>
        <chart:legend svg:x="30.571cm" svg:y="2.497cm" style:legend-expansion="custom" chartooo:width="2.334cm" chartooo:height="1.871cm" style:legend-expansion-aspect-ratio="1.24746125066809" chart:style-name="ch4"/>
        <chart:plot-area chart:style-name="ch5" table:cell-range-address="Sheet1.A157:Sheet1.D166 Sheet1.C156:Sheet1.D156" chart:data-source-has-labels="both" svg:x="0.31cm" svg:y="1.583cm" svg:width="39.619cm" svg:height="20.723cm">
          <chartooo:coordinate-region svg:x="13.566cm" svg:y="1.583cm" svg:width="26.121cm" svg:height="19.981cm"/>
          <chart:axis chart:dimension="x" chart:name="primary-x" chart:style-name="ch6" chartooo:axis-type="auto">
            <chartooo:date-scale/>
            <chart:categories table:cell-range-address="Sheet1.A157:Sheet1.B16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C157:Sheet1.C166" chart:label-cell-address="Sheet1.C156:Sheet1.C156" chart:class="chart:bar">
            <chart:data-point chart:repeated="10"/>
          </chart:series>
          <chart:series chart:style-name="ch10" chart:values-cell-range-address="Sheet1.D157:Sheet1.D166" chart:label-cell-address="Sheet1.D156:Sheet1.D156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0.17</text:p>
                <draw:g>
                  <svg:desc>Sheet1.C156:Sheet1.C156</svg:desc>
                </draw:g>
              </table:table-cell>
              <table:table-cell office:value-type="string">
                <text:p>v0.16</text:p>
                <draw:g>
                  <svg:desc>Sheet1.D156:Sheet1.D15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ully zoomed out map, no overlay Render Preparation</text:p>
                <text:list>
                  <text:list-item>
                    <text:p>Fully zoomed out map, no overlay</text:p>
                  </text:list-item>
                  <text:list-item>
                    <text:p>Render Preparation</text:p>
                  </text:list-item>
                </text:list>
                <draw:g>
                  <svg:desc>Sheet1.A157:Sheet1.B166</svg:desc>
                </draw:g>
              </table:table-cell>
              <table:table-cell office:value-type="float" office:value="10">
                <text:p>10</text:p>
                <draw:g>
                  <svg:desc>Sheet1.C157:Sheet1.C166</svg:desc>
                </draw:g>
              </table:table-cell>
              <table:table-cell office:value-type="float" office:value="10.3">
                <text:p>10.3</text:p>
                <draw:g>
                  <svg:desc>Sheet1.D157:Sheet1.D166</svg:desc>
                </draw:g>
              </table:table-cell>
            </table:table-row>
            <table:table-row>
              <table:table-cell office:value-type="string">
                <text:p>Fully zoomed out map, no overlay Render</text:p>
                <text:list>
                  <text:list-item>
                    <text:p/>
                  </text:list-item>
                  <text:list-item>
                    <text:p>Render</text:p>
                  </text:list-item>
                </text:list>
              </table:table-cell>
              <table:table-cell office:value-type="float" office:value="3.6">
                <text:p>3.6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Fully zoomed out map, logi overlay Render Preparation</text:p>
                <text:list>
                  <text:list-item>
                    <text:p>Fully zoomed out map, logi overlay</text:p>
                  </text:list-item>
                  <text:list-item>
                    <text:p>Render Preparation</text:p>
                  </text:list-item>
                </text:list>
              </table:table-cell>
              <table:table-cell office:value-type="float" office:value="10.6">
                <text:p>10.6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Fully zoomed out map, logi overlay Render</text:p>
                <text:list>
                  <text:list-item>
                    <text:p/>
                  </text:list-item>
                  <text:list-item>
                    <text:p>Render</text:p>
                  </text:list-item>
                </text:list>
              </table:table-cell>
              <table:table-cell office:value-type="float" office:value="4.7">
                <text:p>4.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Fully zoomed out map, power overlay Render Preparation</text:p>
                <text:list>
                  <text:list-item>
                    <text:p>Fully zoomed out map, power overlay</text:p>
                  </text:list-item>
                  <text:list-item>
                    <text:p>Render Preparation</text:p>
                  </text:list-item>
                </text:list>
              </table:table-cell>
              <table:table-cell office:value-type="float" office:value="19.9">
                <text:p>19.9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string">
                <text:p>Fully zoomed out map, power overlay Render</text:p>
                <text:list>
                  <text:list-item>
                    <text:p/>
                  </text:list-item>
                  <text:list-item>
                    <text:p>Render</text:p>
                  </text:list-item>
                </text:list>
              </table:table-cell>
              <table:table-cell office:value-type="float" office:value="11.3">
                <text:p>11.3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string">
                <text:p>Fully zoomed out map, both overlay Render Preparation</text:p>
                <text:list>
                  <text:list-item>
                    <text:p>Fully zoomed out map, both overlay</text:p>
                  </text:list-item>
                  <text:list-item>
                    <text:p>Render Preparation</text:p>
                  </text:list-item>
                </text:list>
              </table:table-cell>
              <table:table-cell office:value-type="float" office:value="20.4">
                <text:p>20.4</text:p>
              </table:table-cell>
              <table:table-cell office:value-type="float" office:value="20.6">
                <text:p>20.6</text:p>
              </table:table-cell>
            </table:table-row>
            <table:table-row>
              <table:table-cell office:value-type="string">
                <text:p>Fully zoomed out map, both overlay Render</text:p>
                <text:list>
                  <text:list-item>
                    <text:p/>
                  </text:list-item>
                  <text:list-item>
                    <text:p>Render</text:p>
                  </text:list-item>
                </text:list>
              </table:table-cell>
              <table:table-cell office:value-type="float" office:value="12.6">
                <text:p>12.6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Fully zoomed out in game Render Preparation</text:p>
                <text:list>
                  <text:list-item>
                    <text:p>Fully zoomed out in game</text:p>
                  </text:list-item>
                  <text:list-item>
                    <text:p>Render Preparation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ully zoomed out in game Render</text:p>
                <text:list>
                  <text:list-item>
                    <text:p/>
                  </text:list-item>
                  <text:list-item>
                    <text:p>Render</text:p>
                  </text:list-item>
                </text:list>
              </table:table-cell>
              <table:table-cell office:value-type="float" office:value="1.4">
                <text:p>1.4</text:p>
              </table:table-cell>
              <table:table-cell office:value-type="float" office:value="1.9">
                <text:p>1.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monospace" style:font-style-name="Regular" style:font-pitch="fixed" fo:font-size="14pt" style:font-size-asian="13pt" style:font-size-complex="13pt"/>
    </style:style>
    <style:style style:name="ch3" style:family="chart">
      <style:chart-properties style:rotation-angle="0"/>
      <style:text-properties fo:font-family="monospace" style:font-style-name="Regular" style:font-pitch="fixed"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family="monospace" style:font-style-name="Regular" style:font-pitch="fixed" fo:font-size="12pt" style:font-size-asian="10pt" style:font-size-complex="10pt"/>
    </style:style>
    <style:style style:name="ch5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tick-mark-position="at-labels"/>
      <style:graphic-properties svg:stroke-color="#b3b3b3"/>
      <style:text-properties fo:font-family="'Bitstream Vera Sans Mono'" style:font-style-name="Roman" style:font-family-generic="modern" style:font-pitch="fixed" fo:font-size="12pt" style:font-size-asian="10pt" style:font-size-complex="10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monospace" style:font-style-name="Regular" style:font-pitch="fixed" fo:font-size="12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">
      <style:chart-properties loext:label-stroke-color="#3465a4" chart:link-data-style-to-source="true" chart:data-label-number="value" chart:data-label-text="false" chart:data-label-symbol="false" chart:label-position="inside"/>
      <style:graphic-properties draw:stroke="none" draw:fill-color="#3465a4" dr3d:edge-rounding="5%"/>
      <style:text-properties fo:color="#ffffff" fo:font-family="'Bitstream Vera Sans Mono'" style:font-style-name="Roman" style:font-family-generic="modern" style:font-pitch="fixed" fo:font-size="12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048cm" svg:height="17.104cm" xlink:href=".." xlink:type="simple" chart:class="chart:bar" chart:style-name="ch1">
        <chart:title svg:x="7.679cm" svg:y="0cm" chart:style-name="ch2">
          <text:p>Harmonic mean precentage of performance</text:p>
        </chart:title>
        <chart:subtitle svg:x="11.578cm" svg:y="0.67cm" chart:style-name="ch3">
          <text:p>higher is better</text:p>
        </chart:subtitle>
        <chart:legend svg:x="18.901cm" svg:y="1.818cm" style:legend-expansion="custom" chartooo:width="1.443cm" chartooo:height="1.363cm" style:legend-expansion-aspect-ratio="1.05869405722671" chart:style-name="ch4"/>
        <chart:plot-area chart:style-name="ch5" table:cell-range-address="Sheet1.N166:Sheet1.O171 Sheet1.O165:Sheet1.O165" chart:data-source-has-labels="both" svg:x="3.16cm" svg:y="1.774cm" svg:width="20.808cm" svg:height="14.633cm">
          <chartooo:coordinate-region svg:x="7.261cm" svg:y="1.774cm" svg:width="15.863cm" svg:height="13.891cm"/>
          <chart:axis chart:dimension="x" chart:name="primary-x" chart:style-name="ch6" chartooo:axis-type="auto">
            <chartooo:date-scale/>
            <chart:categories table:cell-range-address="Sheet1.N166:Sheet1.N17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O166:Sheet1.O171" chart:label-cell-address="Sheet1.O165:Sheet1.O165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rmonic mean of performance delta</text:p>
                <draw:g>
                  <svg:desc>Sheet1.O165:Sheet1.O16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ynthetic pipes</text:p>
                <draw:g>
                  <svg:desc>Sheet1.N166:Sheet1.N171</svg:desc>
                </draw:g>
              </table:table-cell>
              <table:table-cell office:value-type="float" office:value="1.95713883843384">
                <text:p>1.95713883843384</text:p>
                <draw:g>
                  <svg:desc>Sheet1.O166:Sheet1.O171</svg:desc>
                </draw:g>
              </table:table-cell>
            </table:table-row>
            <table:table-row>
              <table:table-cell office:value-type="string">
                <text:p>Synthetic cars</text:p>
              </table:table-cell>
              <table:table-cell office:value-type="float" office:value="1.0336129809147">
                <text:p>1.0336129809147</text:p>
              </table:table-cell>
            </table:table-row>
            <table:table-row>
              <table:table-cell office:value-type="string">
                <text:p>Synthetic trains</text:p>
              </table:table-cell>
              <table:table-cell office:value-type="float" office:value="1.5501190071154">
                <text:p>1.5501190071154</text:p>
              </table:table-cell>
            </table:table-row>
            <table:table-row>
              <table:table-cell office:value-type="string">
                <text:p>Nuclear</text:p>
              </table:table-cell>
              <table:table-cell office:value-type="float" office:value="0.945495864059265">
                <text:p>0.945495864059265</text:p>
              </table:table-cell>
            </table:table-row>
            <table:table-row>
              <table:table-cell office:value-type="string">
                <text:p>Oil processing</text:p>
              </table:table-cell>
              <table:table-cell office:value-type="float" office:value="1.3906836466392">
                <text:p>1.3906836466392</text:p>
              </table:table-cell>
            </table:table-row>
            <table:table-row>
              <table:table-cell office:value-type="string">
                <text:p>Rendering</text:p>
              </table:table-cell>
              <table:table-cell office:value-type="float" office:value="1.20059888675502">
                <text:p>1.200598886755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